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FB00000457F6CE5F003D65632E.jpg" manifest:media-type="image/jpeg"/>
  <manifest:file-entry manifest:full-path="Pictures/100002010000003D0000004ADDA6B97800F6A6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master-page-name="Converted1">
      <style:table-properties style:width="16.36cm" fo:margin-left="0.143cm" fo:margin-top="0cm" fo:margin-bottom="0cm" style:page-number="1" table:align="left" style:writing-mode="lr-tb"/>
    </style:style>
    <style:style style:name="Tabla1.A" style:family="table-column">
      <style:table-column-properties style:column-width="16.36cm"/>
    </style:style>
    <style:style style:name="Tabla1.1" style:family="table-row">
      <style:table-row-properties style:min-row-height="0.51cm" fo:keep-together="auto"/>
    </style:style>
    <style:style style:name="Tabla1.A1" style:family="table-cell">
      <style:table-cell-properties fo:padding-left="0.123cm" fo:padding-right="0.123cm" fo:padding-top="0cm" fo:padding-bottom="0cm" fo:border="none"/>
    </style:style>
    <style:style style:name="Tabla1.2" style:family="table-row">
      <style:table-row-properties style:min-row-height="1.175cm" fo:keep-together="auto"/>
    </style:style>
    <style:style style:name="Tabla1.A2" style:family="table-cell">
      <style:table-cell-properties fo:padding-left="0.123cm" fo:padding-right="0.123cm" fo:padding-top="0cm" fo:padding-bottom="0cm" fo:border-left="none" fo:border-right="none" fo:border-top="none" fo:border-bottom="0.5pt solid #000000"/>
    </style:style>
    <style:style style:name="Tabla1.3" style:family="table-row">
      <style:table-row-properties style:min-row-height="1.415cm" fo:keep-together="auto"/>
    </style:style>
    <style:style style:name="Tabla1.A3" style:family="table-cell">
      <style:table-cell-properties style:vertical-align="bottom" fo:padding-left="0.123cm" fo:padding-right="0.123cm" fo:padding-top="0cm" fo:padding-bottom="0cm" fo:border-left="none" fo:border-right="none" fo:border-top="0.5pt solid #000000" fo:border-bottom="0.5pt solid #000000"/>
    </style:style>
    <style:style style:name="Tabla2" style:family="table">
      <style:table-properties style:width="16.016cm" style:rel-width="97%" fo:margin-top="0cm" fo:margin-bottom="0cm" table:align="center" style:writing-mode="lr-tb"/>
    </style:style>
    <style:style style:name="Tabla2.A" style:family="table-column">
      <style:table-column-properties style:column-width="0.93cm" style:rel-column-width="3801*"/>
    </style:style>
    <style:style style:name="Tabla2.B" style:family="table-column">
      <style:table-column-properties style:column-width="0.93cm" style:rel-column-width="3807*"/>
    </style:style>
    <style:style style:name="Tabla2.C" style:family="table-column">
      <style:table-column-properties style:column-width="1.524cm" style:rel-column-width="6239*"/>
    </style:style>
    <style:style style:name="Tabla2.D" style:family="table-column">
      <style:table-column-properties style:column-width="6.177cm" style:rel-column-width="25277*"/>
    </style:style>
    <style:style style:name="Tabla2.E" style:family="table-column">
      <style:table-column-properties style:column-width="2.353cm" style:rel-column-width="9627*"/>
    </style:style>
    <style:style style:name="Tabla2.F" style:family="table-column">
      <style:table-column-properties style:column-width="2.171cm" style:rel-column-width="8887*"/>
    </style:style>
    <style:style style:name="Tabla2.G" style:family="table-column">
      <style:table-column-properties style:column-width="1.93cm" style:rel-column-width="7896*"/>
    </style:style>
    <style:style style:name="Tabla2.1" style:family="table-row">
      <style:table-row-properties fo:keep-together="auto"/>
    </style:style>
    <style:style style:name="Tabla2.A1" style:family="table-cell">
      <style:table-cell-properties style:vertical-align="middle" fo:background-color="#003366" fo:padding-left="0.101cm" fo:padding-right="0.101cm" fo:padding-top="0cm" fo:padding-bottom="0cm" fo:border="0.5pt solid #000000">
        <style:background-image/>
      </style:table-cell-properties>
    </style:style>
    <style:style style:name="Tabla2.A2" style:family="table-cell">
      <style:table-cell-properties fo:padding-left="0.101cm" fo:padding-right="0.101cm" fo:padding-top="0cm" fo:padding-bottom="0cm" fo:border="0.5pt solid #000000"/>
    </style:style>
    <style:style style:name="Tabla2.B2" style:family="table-cell">
      <style:table-cell-properties fo:padding-left="0.101cm" fo:padding-right="0.101cm" fo:padding-top="0cm" fo:padding-bottom="0cm" fo:border="0.5pt solid #000000"/>
    </style:style>
    <style:style style:name="Tabla2.C2" style:family="table-cell">
      <style:table-cell-properties fo:padding-left="0.101cm" fo:padding-right="0.101cm" fo:padding-top="0cm" fo:padding-bottom="0cm" fo:border="0.5pt solid #000000"/>
    </style:style>
    <style:style style:name="Tabla2.D2" style:family="table-cell">
      <style:table-cell-properties fo:padding-left="0.101cm" fo:padding-right="0.101cm" fo:padding-top="0cm" fo:padding-bottom="0cm" fo:border="0.5pt solid #000000"/>
    </style:style>
    <style:style style:name="Tabla2.E2" style:family="table-cell">
      <style:table-cell-properties fo:padding-left="0.101cm" fo:padding-right="0.101cm" fo:padding-top="0cm" fo:padding-bottom="0cm" fo:border="0.5pt solid #000000"/>
    </style:style>
    <style:style style:name="Tabla2.F2" style:family="table-cell">
      <style:table-cell-properties fo:padding-left="0.101cm" fo:padding-right="0.101cm" fo:padding-top="0cm" fo:padding-bottom="0cm" fo:border="0.5pt solid #000000"/>
    </style:style>
    <style:style style:name="Tabla2.G2" style:family="table-cell">
      <style:table-cell-properties fo:padding-left="0.101cm" fo:padding-right="0.101cm" fo:padding-top="0cm" fo:padding-bottom="0cm" fo:border="0.5pt solid #000000"/>
    </style:style>
    <style:style style:name="Tabla3" style:family="table">
      <style:table-properties style:width="14.693cm" style:rel-width="89%" fo:margin-top="0cm" fo:margin-bottom="0cm" table:align="right" style:writing-mode="lr-tb"/>
    </style:style>
    <style:style style:name="Tabla3.A" style:family="table-column">
      <style:table-column-properties style:column-width="5.034cm" style:rel-column-width="22452*"/>
    </style:style>
    <style:style style:name="Tabla3.B" style:family="table-column">
      <style:table-column-properties style:column-width="9.659cm" style:rel-column-width="43082*"/>
    </style:style>
    <style:style style:name="Tabla3.1" style:family="table-row">
      <style:table-row-properties style:min-row-height="0.508cm" fo:keep-together="always"/>
    </style:style>
    <style:style style:name="Tabla3.A1" style:family="table-cell">
      <style:table-cell-properties style:vertical-align="middle" fo:background-color="#002060" fo:padding-left="0.203cm" fo:padding-right="0.203cm" fo:padding-top="0.025cm" fo:padding-bottom="0.025cm" fo:border="0.5pt solid #000000">
        <style:background-image/>
      </style:table-cell-properties>
    </style:style>
    <style:style style:name="Tabla3.A2" style:family="table-cell">
      <style:table-cell-properties style:vertical-align="middle" fo:background-color="transparent" fo:padding-left="0.203cm" fo:padding-right="0.203cm" fo:padding-top="0.025cm" fo:padding-bottom="0.025cm" fo:border="0.5pt solid #000000">
        <style:background-image/>
      </style:table-cell-properties>
    </style:style>
    <style:style style:name="Tabla4" style:family="table">
      <style:table-properties style:width="14.859cm" style:rel-width="90%" fo:margin-left="1.251cm" fo:margin-top="0cm" fo:margin-bottom="0cm" table:align="left" style:writing-mode="lr-tb"/>
    </style:style>
    <style:style style:name="Tabla4.A" style:family="table-column">
      <style:table-column-properties style:column-width="2.671cm" style:rel-column-width="11776*"/>
    </style:style>
    <style:style style:name="Tabla4.B" style:family="table-column">
      <style:table-column-properties style:column-width="6.073cm" style:rel-column-width="26784*"/>
    </style:style>
    <style:style style:name="Tabla4.C" style:family="table-column">
      <style:table-column-properties style:column-width="6.115cm" style:rel-column-width="26975*"/>
    </style:style>
    <style:style style:name="Tabla4.1" style:family="table-row">
      <style:table-row-properties style:min-row-height="0.531cm" fo:keep-together="always"/>
    </style:style>
    <style:style style:name="Tabla4.A1" style:family="table-cell">
      <style:table-cell-properties style:vertical-align="middle" fo:background-color="#003366" fo:padding-left="0.203cm" fo:padding-right="0.203cm" fo:padding-top="0.025cm" fo:padding-bottom="0.025cm" fo:border="0.5pt solid #000000">
        <style:background-image/>
      </style:table-cell-properties>
    </style:style>
    <style:style style:name="Tabla4.2" style:family="table-row">
      <style:table-row-properties style:min-row-height="2.143cm" fo:keep-together="always"/>
    </style:style>
    <style:style style:name="Tabla4.A2" style:family="table-cell">
      <style:table-cell-properties style:vertical-align="middle" fo:padding-left="0.203cm" fo:padding-right="0.203cm" fo:padding-top="0.025cm" fo:padding-bottom="0.025cm" fo:border="0.5pt solid #000000"/>
    </style:style>
    <style:style style:name="Tabla4.B2" style:family="table-cell">
      <style:table-cell-properties style:vertical-align="middle" fo:padding-left="0.203cm" fo:padding-right="0.203cm" fo:padding-top="0.025cm" fo:padding-bottom="0.025cm" fo:border="0.5pt solid #000000"/>
    </style:style>
    <style:style style:name="Tabla4.C2" style:family="table-cell">
      <style:table-cell-properties fo:padding-left="0.203cm" fo:padding-right="0.203cm" fo:padding-top="0.025cm" fo:padding-bottom="0.025cm" fo:border="0.5pt solid #000000"/>
    </style:style>
    <style:style style:name="Tabla4.3" style:family="table-row">
      <style:table-row-properties style:min-row-height="5.856cm" fo:keep-together="always"/>
    </style:style>
    <style:style style:name="Tabla4.A3" style:family="table-cell">
      <style:table-cell-properties style:vertical-align="middle" fo:padding-left="0.203cm" fo:padding-right="0.203cm" fo:padding-top="0.025cm" fo:padding-bottom="0.025cm" fo:border="0.5pt solid #000000"/>
    </style:style>
    <style:style style:name="Tabla4.B3" style:family="table-cell">
      <style:table-cell-properties style:vertical-align="middle" fo:padding-left="0.203cm" fo:padding-right="0.203cm" fo:padding-top="0.025cm" fo:padding-bottom="0.025cm" fo:border="0.5pt solid #000000"/>
    </style:style>
    <style:style style:name="Tabla4.C3" style:family="table-cell">
      <style:table-cell-properties fo:padding-left="0.203cm" fo:padding-right="0.203cm" fo:padding-top="0.025cm" fo:padding-bottom="0.025cm" fo:border="0.5pt solid #000000"/>
    </style:style>
    <style:style style:name="Tabla4.4" style:family="table-row">
      <style:table-row-properties style:min-row-height="0.099cm" fo:keep-together="always"/>
    </style:style>
    <style:style style:name="Tabla4.A4" style:family="table-cell">
      <style:table-cell-properties style:vertical-align="middle" fo:padding-left="0.203cm" fo:padding-right="0.203cm" fo:padding-top="0.025cm" fo:padding-bottom="0.025cm" fo:border="0.5pt solid #000000"/>
    </style:style>
    <style:style style:name="Tabla4.B4" style:family="table-cell">
      <style:table-cell-properties style:vertical-align="middle" fo:padding-left="0.203cm" fo:padding-right="0.203cm" fo:padding-top="0.025cm" fo:padding-bottom="0.025cm" fo:border="0.5pt solid #000000"/>
    </style:style>
    <style:style style:name="Tabla4.C4" style:family="table-cell">
      <style:table-cell-properties fo:padding-left="0.203cm" fo:padding-right="0.203cm" fo:padding-top="0.025cm" fo:padding-bottom="0.025cm" fo:border="0.5pt solid #000000"/>
    </style:style>
    <style:style style:name="Tabla4.A5" style:family="table-cell">
      <style:table-cell-properties style:vertical-align="middle" fo:padding-left="0.203cm" fo:padding-right="0.203cm" fo:padding-top="0.025cm" fo:padding-bottom="0.025cm" fo:border="0.5pt solid #000000"/>
    </style:style>
    <style:style style:name="Tabla4.B5" style:family="table-cell">
      <style:table-cell-properties fo:padding-left="0.203cm" fo:padding-right="0.203cm" fo:padding-top="0.025cm" fo:padding-bottom="0.025cm" fo:border="0.5pt solid #000000"/>
    </style:style>
    <style:style style:name="Tabla4.C5" style:family="table-cell">
      <style:table-cell-properties fo:padding-left="0.203cm" fo:padding-right="0.203cm" fo:padding-top="0.025cm" fo:padding-bottom="0.025cm" fo:border="0.5pt solid #000000"/>
    </style:style>
    <style:style style:name="Tabla5" style:family="table">
      <style:table-properties style:width="14.859cm" style:rel-width="90%" fo:margin-left="1.251cm" fo:margin-top="0cm" fo:margin-bottom="0cm" table:align="left" style:writing-mode="lr-tb"/>
    </style:style>
    <style:style style:name="Tabla5.A" style:family="table-column">
      <style:table-column-properties style:column-width="7.47cm" style:rel-column-width="32950*"/>
    </style:style>
    <style:style style:name="Tabla5.B" style:family="table-column">
      <style:table-column-properties style:column-width="7.387cm" style:rel-column-width="32584*"/>
    </style:style>
    <style:style style:name="Tabla5.1" style:family="table-row">
      <style:table-row-properties style:min-row-height="0.531cm" fo:keep-together="always"/>
    </style:style>
    <style:style style:name="Tabla5.A1" style:family="table-cell">
      <style:table-cell-properties style:vertical-align="middle" fo:background-color="#003366" fo:padding-left="0.203cm" fo:padding-right="0.203cm" fo:padding-top="0.025cm" fo:padding-bottom="0.025cm" fo:border="0.5pt solid #000000">
        <style:background-image/>
      </style:table-cell-properties>
    </style:style>
    <style:style style:name="Tabla5.2" style:family="table-row">
      <style:table-row-properties style:min-row-height="0.099cm" fo:keep-together="always"/>
    </style:style>
    <style:style style:name="Tabla5.A2" style:family="table-cell">
      <style:table-cell-properties style:vertical-align="middle" fo:background-color="#dbe5f1" fo:padding-left="0.203cm" fo:padding-right="0.203cm" fo:padding-top="0.025cm" fo:padding-bottom="0.025cm" fo:border="0.5pt solid #000000">
        <style:background-image/>
      </style:table-cell-properties>
    </style:style>
    <style:style style:name="Tabla5.A3" style:family="table-cell">
      <style:table-cell-properties style:vertical-align="middle" fo:padding-left="0.203cm" fo:padding-right="0.203cm" fo:padding-top="0.025cm" fo:padding-bottom="0.025cm" fo:border="0.5pt solid #000000"/>
    </style:style>
    <style:style style:name="Tabla5.B3" style:family="table-cell">
      <style:table-cell-properties style:vertical-align="middle" fo:padding-left="0.203cm" fo:padding-right="0.203cm" fo:padding-top="0.025cm" fo:padding-bottom="0.025cm" fo:border="0.5pt solid #000000"/>
    </style:style>
    <style:style style:name="Tabla5.A4" style:family="table-cell">
      <style:table-cell-properties style:vertical-align="middle" fo:padding-left="0.203cm" fo:padding-right="0.203cm" fo:padding-top="0.025cm" fo:padding-bottom="0.025cm" fo:border="0.5pt solid #000000"/>
    </style:style>
    <style:style style:name="Tabla5.B4" style:family="table-cell">
      <style:table-cell-properties style:vertical-align="middle" fo:padding-left="0.203cm" fo:padding-right="0.203cm" fo:padding-top="0.025cm" fo:padding-bottom="0.025cm" fo:border="0.5pt solid #000000"/>
    </style:style>
    <style:style style:name="Tabla5.A5" style:family="table-cell">
      <style:table-cell-properties style:vertical-align="middle" fo:padding-left="0.203cm" fo:padding-right="0.203cm" fo:padding-top="0.025cm" fo:padding-bottom="0.025cm" fo:border="0.5pt solid #000000"/>
    </style:style>
    <style:style style:name="Tabla5.B5" style:family="table-cell">
      <style:table-cell-properties style:vertical-align="middle" fo:padding-left="0.203cm" fo:padding-right="0.203cm" fo:padding-top="0.025cm" fo:padding-bottom="0.025cm" fo:border="0.5pt solid #000000"/>
    </style:style>
    <style:style style:name="Tabla5.A6" style:family="table-cell">
      <style:table-cell-properties style:vertical-align="middle" fo:padding-left="0.203cm" fo:padding-right="0.203cm" fo:padding-top="0.025cm" fo:padding-bottom="0.025cm" fo:border="0.5pt solid #000000"/>
    </style:style>
    <style:style style:name="Tabla5.B6" style:family="table-cell">
      <style:table-cell-properties style:vertical-align="middle" fo:padding-left="0.203cm" fo:padding-right="0.203cm" fo:padding-top="0.025cm" fo:padding-bottom="0.025cm" fo:border="0.5pt solid #000000"/>
    </style:style>
    <style:style style:name="Tabla5.A8" style:family="table-cell">
      <style:table-cell-properties style:vertical-align="middle" fo:padding-left="0.203cm" fo:padding-right="0.203cm" fo:padding-top="0.025cm" fo:padding-bottom="0.025cm" fo:border="0.5pt solid #000000"/>
    </style:style>
    <style:style style:name="Tabla5.B8" style:family="table-cell">
      <style:table-cell-properties style:vertical-align="middle" fo:padding-left="0.203cm" fo:padding-right="0.203cm" fo:padding-top="0.025cm" fo:padding-bottom="0.025cm" fo:border="0.5pt solid #000000"/>
    </style:style>
    <style:style style:name="Tabla5.A10" style:family="table-cell">
      <style:table-cell-properties style:vertical-align="middle" fo:padding-left="0.203cm" fo:padding-right="0.203cm" fo:padding-top="0.025cm" fo:padding-bottom="0.025cm" fo:border="0.5pt solid #000000"/>
    </style:style>
    <style:style style:name="Tabla5.B10" style:family="table-cell">
      <style:table-cell-properties style:vertical-align="middle" fo:padding-left="0.203cm" fo:padding-right="0.203cm" fo:padding-top="0.025cm" fo:padding-bottom="0.025cm" fo:border="0.5pt solid #000000"/>
    </style:style>
    <style:style style:name="Tabla5.A11" style:family="table-cell">
      <style:table-cell-properties style:vertical-align="middle" fo:padding-left="0.203cm" fo:padding-right="0.203cm" fo:padding-top="0.025cm" fo:padding-bottom="0.025cm" fo:border="0.5pt solid #000000"/>
    </style:style>
    <style:style style:name="Tabla5.B11" style:family="table-cell">
      <style:table-cell-properties style:vertical-align="middle" fo:padding-left="0.203cm" fo:padding-right="0.203cm" fo:padding-top="0.025cm" fo:padding-bottom="0.025cm" fo:border="0.5pt solid #000000"/>
    </style:style>
    <style:style style:name="Tabla5.A13" style:family="table-cell">
      <style:table-cell-properties style:vertical-align="middle" fo:background-color="transparent" fo:padding-left="0.203cm" fo:padding-right="0.203cm" fo:padding-top="0.025cm" fo:padding-bottom="0.025cm" fo:border="0.5pt solid #000000">
        <style:background-image/>
      </style:table-cell-properties>
    </style:style>
    <style:style style:name="Tabla6" style:family="table">
      <style:table-properties style:width="14.859cm" style:rel-width="90%" fo:margin-left="1.251cm" fo:margin-top="0cm" fo:margin-bottom="0cm" table:align="left" style:writing-mode="lr-tb"/>
    </style:style>
    <style:style style:name="Tabla6.A" style:family="table-column">
      <style:table-column-properties style:column-width="0.975cm" style:rel-column-width="4299*"/>
    </style:style>
    <style:style style:name="Tabla6.B" style:family="table-column">
      <style:table-column-properties style:column-width="6.576cm" style:rel-column-width="29005*"/>
    </style:style>
    <style:style style:name="Tabla6.C" style:family="table-column">
      <style:table-column-properties style:column-width="7.308cm" style:rel-column-width="32231*"/>
    </style:style>
    <style:style style:name="Tabla6.1" style:family="table-row">
      <style:table-row-properties style:min-row-height="0.531cm" fo:keep-together="always"/>
    </style:style>
    <style:style style:name="Tabla6.A1" style:family="table-cell">
      <style:table-cell-properties style:vertical-align="middle" fo:background-color="#003366" fo:padding-left="0.203cm" fo:padding-right="0.203cm" fo:padding-top="0.025cm" fo:padding-bottom="0.025cm" fo:border="0.5pt solid #000000">
        <style:background-image/>
      </style:table-cell-properties>
    </style:style>
    <style:style style:name="Tabla6.A2" style:family="table-cell">
      <style:table-cell-properties style:vertical-align="middle" fo:background-color="transparent" fo:padding-left="0.203cm" fo:padding-right="0.203cm" fo:padding-top="0.025cm" fo:padding-bottom="0.025cm" fo:border="0.5pt solid #000000">
        <style:background-image/>
      </style:table-cell-properties>
    </style:style>
    <style:style style:name="Tabla7" style:family="table">
      <style:table-properties style:width="14.859cm" style:rel-width="90%" fo:margin-left="1.251cm" fo:margin-top="0cm" fo:margin-bottom="0cm" table:align="left" style:writing-mode="lr-tb"/>
    </style:style>
    <style:style style:name="Tabla7.A" style:family="table-column">
      <style:table-column-properties style:column-width="3.411cm" style:rel-column-width="15046*"/>
    </style:style>
    <style:style style:name="Tabla7.B" style:family="table-column">
      <style:table-column-properties style:column-width="11.448cm" style:rel-column-width="50488*"/>
    </style:style>
    <style:style style:name="Tabla7.1" style:family="table-row">
      <style:table-row-properties style:min-row-height="0.531cm" fo:keep-together="always"/>
    </style:style>
    <style:style style:name="Tabla7.A1" style:family="table-cell">
      <style:table-cell-properties style:vertical-align="middle" fo:background-color="#003366" fo:padding-left="0.203cm" fo:padding-right="0.203cm" fo:padding-top="0.025cm" fo:padding-bottom="0.025cm" fo:border="0.5pt solid #000000">
        <style:background-image/>
      </style:table-cell-properties>
    </style:style>
    <style:style style:name="Tabla7.A2" style:family="table-cell">
      <style:table-cell-properties style:vertical-align="middle" fo:padding-left="0.203cm" fo:padding-right="0.203cm" fo:padding-top="0.025cm" fo:padding-bottom="0.025cm" fo:border="0.5pt solid #000000"/>
    </style:style>
    <style:style style:name="Tabla7.B2" style:family="table-cell">
      <style:table-cell-properties style:vertical-align="middle" fo:padding-left="0.203cm" fo:padding-right="0.203cm" fo:padding-top="0.025cm" fo:padding-bottom="0.025cm" fo:border="0.5pt solid #000000"/>
    </style:style>
    <style:style style:name="Tabla7.A3" style:family="table-cell">
      <style:table-cell-properties style:vertical-align="middle" fo:padding-left="0.203cm" fo:padding-right="0.203cm" fo:padding-top="0.025cm" fo:padding-bottom="0.025cm" fo:border="0.5pt solid #000000"/>
    </style:style>
    <style:style style:name="Tabla7.B3" style:family="table-cell">
      <style:table-cell-properties style:vertical-align="middle" fo:padding-left="0.203cm" fo:padding-right="0.203cm" fo:padding-top="0.025cm" fo:padding-bottom="0.025cm" fo:border="0.5pt solid #000000"/>
    </style:style>
    <style:style style:name="Tabla7.A4" style:family="table-cell">
      <style:table-cell-properties style:vertical-align="middle" fo:padding-left="0.203cm" fo:padding-right="0.203cm" fo:padding-top="0.025cm" fo:padding-bottom="0.025cm" fo:border="0.5pt solid #000000"/>
    </style:style>
    <style:style style:name="Tabla7.B4" style:family="table-cell">
      <style:table-cell-properties style:vertical-align="middle" fo:padding-left="0.203cm" fo:padding-right="0.203cm" fo:padding-top="0.025cm" fo:padding-bottom="0.025cm" fo:border="0.5pt solid #000000"/>
    </style:style>
    <style:style style:name="Tabla7.A5" style:family="table-cell">
      <style:table-cell-properties style:vertical-align="middle" fo:padding-left="0.203cm" fo:padding-right="0.203cm" fo:padding-top="0.025cm" fo:padding-bottom="0.025cm" fo:border="0.5pt solid #000000"/>
    </style:style>
    <style:style style:name="Tabla7.B5" style:family="table-cell">
      <style:table-cell-properties style:vertical-align="middle" fo:padding-left="0.203cm" fo:padding-right="0.203cm" fo:padding-top="0.025cm" fo:padding-bottom="0.025cm" fo:border="0.5pt solid #000000"/>
    </style:style>
    <style:style style:name="Tabla7.A6" style:family="table-cell">
      <style:table-cell-properties style:vertical-align="middle" fo:padding-left="0.203cm" fo:padding-right="0.203cm" fo:padding-top="0.025cm" fo:padding-bottom="0.025cm" fo:border="0.5pt solid #000000"/>
    </style:style>
    <style:style style:name="Tabla7.B6" style:family="table-cell">
      <style:table-cell-properties style:vertical-align="middle" fo:padding-left="0.203cm" fo:padding-right="0.203cm" fo:padding-top="0.025cm" fo:padding-bottom="0.025cm" fo:border="0.5pt solid #000000"/>
    </style:style>
    <style:style style:name="Tabla7.A7" style:family="table-cell">
      <style:table-cell-properties style:vertical-align="middle" fo:padding-left="0.203cm" fo:padding-right="0.203cm" fo:padding-top="0.025cm" fo:padding-bottom="0.025cm" fo:border="0.5pt solid #000000"/>
    </style:style>
    <style:style style:name="Tabla7.B7" style:family="table-cell">
      <style:table-cell-properties style:vertical-align="middle" fo:padding-left="0.203cm" fo:padding-right="0.203cm" fo:padding-top="0.025cm" fo:padding-bottom="0.025cm" fo:border="0.5pt solid #000000"/>
    </style:style>
    <style:style style:name="Tabla8" style:family="table">
      <style:table-properties style:width="10.4cm" style:rel-width="63%" fo:margin-top="0cm" fo:margin-bottom="0cm" table:align="center" style:writing-mode="lr-tb"/>
    </style:style>
    <style:style style:name="Tabla8.A" style:family="table-column">
      <style:table-column-properties style:column-width="6.165cm" style:rel-column-width="38842*"/>
    </style:style>
    <style:style style:name="Tabla8.B" style:family="table-column">
      <style:table-column-properties style:column-width="4.235cm" style:rel-column-width="26692*"/>
    </style:style>
    <style:style style:name="Tabla8.1" style:family="table-row">
      <style:table-row-properties style:min-row-height="0.508cm" fo:keep-together="auto"/>
    </style:style>
    <style:style style:name="Tabla8.A1" style:family="table-cell">
      <style:table-cell-properties style:vertical-align="middle" fo:background-color="#002060" fo:padding-left="0.203cm" fo:padding-right="0.203cm" fo:padding-top="0.025cm" fo:padding-bottom="0.025cm" fo:border="0.5pt solid #000000">
        <style:background-image/>
      </style:table-cell-properties>
    </style:style>
    <style:style style:name="Tabla8.A2" style:family="table-cell">
      <style:table-cell-properties style:vertical-align="middle" fo:background-color="transparent" fo:padding-left="0.203cm" fo:padding-right="0.203cm" fo:padding-top="0.025cm" fo:padding-bottom="0.025cm" fo:border="0.5pt solid #000000">
        <style:background-image/>
      </style:table-cell-properties>
    </style:style>
    <style:style style:name="Tabla9" style:family="table">
      <style:table-properties style:width="10.4cm" style:rel-width="63%" fo:margin-top="0cm" fo:margin-bottom="0cm" table:align="center" style:writing-mode="lr-tb"/>
    </style:style>
    <style:style style:name="Tabla9.A" style:family="table-column">
      <style:table-column-properties style:column-width="5.152cm" style:rel-column-width="32466*"/>
    </style:style>
    <style:style style:name="Tabla9.B" style:family="table-column">
      <style:table-column-properties style:column-width="5.248cm" style:rel-column-width="33068*"/>
    </style:style>
    <style:style style:name="Tabla9.1" style:family="table-row">
      <style:table-row-properties style:min-row-height="0.508cm" fo:keep-together="auto"/>
    </style:style>
    <style:style style:name="Tabla9.A1" style:family="table-cell">
      <style:table-cell-properties style:vertical-align="middle" fo:background-color="#002060" fo:padding-left="0.203cm" fo:padding-right="0.203cm" fo:padding-top="0.025cm" fo:padding-bottom="0.025cm" fo:border="0.5pt solid #000000">
        <style:background-image/>
      </style:table-cell-properties>
    </style:style>
    <style:style style:name="Tabla9.A2" style:family="table-cell">
      <style:table-cell-properties fo:background-color="transparent" fo:padding-left="0.203cm" fo:padding-right="0.203cm" fo:padding-top="0.025cm" fo:padding-bottom="0.025cm" fo:border="0.5pt solid #000000">
        <style:background-image/>
      </style:table-cell-properties>
    </style:style>
    <style:style style:name="Tabla9.B2" style:family="table-cell">
      <style:table-cell-properties fo:background-color="transparent" fo:padding-left="0.203cm" fo:padding-right="0.203cm" fo:padding-top="0.025cm" fo:padding-bottom="0.025cm" fo:border="0.5pt solid #000000">
        <style:background-image/>
      </style:table-cell-properties>
    </style:style>
    <style:style style:name="Tabla9.A3" style:family="table-cell">
      <style:table-cell-properties fo:background-color="transparent" fo:padding-left="0.203cm" fo:padding-right="0.203cm" fo:padding-top="0.025cm" fo:padding-bottom="0.025cm" fo:border="0.5pt solid #000000">
        <style:background-image/>
      </style:table-cell-properties>
    </style:style>
    <style:style style:name="Tabla9.B3" style:family="table-cell">
      <style:table-cell-properties fo:background-color="transparent" fo:padding-left="0.203cm" fo:padding-right="0.203cm" fo:padding-top="0.025cm" fo:padding-bottom="0.025cm" fo:border="0.5pt solid #000000">
        <style:background-image/>
      </style:table-cell-properties>
    </style:style>
    <style:style style:name="Tabla9.A4" style:family="table-cell">
      <style:table-cell-properties fo:background-color="transparent" fo:padding-left="0.203cm" fo:padding-right="0.203cm" fo:padding-top="0.025cm" fo:padding-bottom="0.025cm" fo:border="0.5pt solid #000000">
        <style:background-image/>
      </style:table-cell-properties>
    </style:style>
    <style:style style:name="Tabla9.B4" style:family="table-cell">
      <style:table-cell-properties fo:background-color="transparent" fo:padding-left="0.203cm" fo:padding-right="0.203cm" fo:padding-top="0.025cm" fo:padding-bottom="0.025cm" fo:border="0.5pt solid #000000">
        <style:background-image/>
      </style:table-cell-properties>
    </style:style>
    <style:style style:name="Tabla9.A5" style:family="table-cell">
      <style:table-cell-properties fo:background-color="transparent" fo:padding-left="0.203cm" fo:padding-right="0.203cm" fo:padding-top="0.025cm" fo:padding-bottom="0.025cm" fo:border="0.5pt solid #000000">
        <style:background-image/>
      </style:table-cell-properties>
    </style:style>
    <style:style style:name="Tabla9.B5" style:family="table-cell">
      <style:table-cell-properties fo:background-color="transparent" fo:padding-left="0.203cm" fo:padding-right="0.203cm" fo:padding-top="0.025cm" fo:padding-bottom="0.025cm" fo:border="0.5pt solid #000000">
        <style:background-image/>
      </style:table-cell-properties>
    </style:style>
    <style:style style:name="Tabla9.A6" style:family="table-cell">
      <style:table-cell-properties fo:background-color="transparent" fo:padding-left="0.203cm" fo:padding-right="0.203cm" fo:padding-top="0.025cm" fo:padding-bottom="0.025cm" fo:border="0.5pt solid #000000">
        <style:background-image/>
      </style:table-cell-properties>
    </style:style>
    <style:style style:name="Tabla9.B6" style:family="table-cell">
      <style:table-cell-properties fo:background-color="transparent" fo:padding-left="0.203cm" fo:padding-right="0.203cm" fo:padding-top="0.025cm" fo:padding-bottom="0.025cm" fo:border="0.5pt solid #000000">
        <style:background-image/>
      </style:table-cell-properties>
    </style:style>
    <style:style style:name="Tabla9.A7" style:family="table-cell">
      <style:table-cell-properties fo:background-color="transparent" fo:padding-left="0.203cm" fo:padding-right="0.203cm" fo:padding-top="0.025cm" fo:padding-bottom="0.025cm" fo:border="0.5pt solid #000000">
        <style:background-image/>
      </style:table-cell-properties>
    </style:style>
    <style:style style:name="Tabla9.B7" style:family="table-cell">
      <style:table-cell-properties fo:background-color="transparent" fo:padding-left="0.203cm" fo:padding-right="0.203cm" fo:padding-top="0.025cm" fo:padding-bottom="0.025cm" fo:border="0.5pt solid #000000">
        <style:background-image/>
      </style:table-cell-properties>
    </style:style>
    <style:style style:name="Tabla9.A8" style:family="table-cell">
      <style:table-cell-properties fo:background-color="transparent" fo:padding-left="0.203cm" fo:padding-right="0.203cm" fo:padding-top="0.025cm" fo:padding-bottom="0.025cm" fo:border="0.5pt solid #000000">
        <style:background-image/>
      </style:table-cell-properties>
    </style:style>
    <style:style style:name="Tabla9.B8" style:family="table-cell">
      <style:table-cell-properties fo:background-color="transparent" fo:padding-left="0.203cm" fo:padding-right="0.203cm" fo:padding-top="0.025cm" fo:padding-bottom="0.025cm" fo:border="0.5pt solid #000000">
        <style:background-image/>
      </style:table-cell-properties>
    </style:style>
    <style:style style:name="Tabla9.A9" style:family="table-cell">
      <style:table-cell-properties fo:background-color="transparent" fo:padding-left="0.203cm" fo:padding-right="0.203cm" fo:padding-top="0.025cm" fo:padding-bottom="0.025cm" fo:border="0.5pt solid #000000">
        <style:background-image/>
      </style:table-cell-properties>
    </style:style>
    <style:style style:name="Tabla9.B9" style:family="table-cell">
      <style:table-cell-properties fo:background-color="transparent" fo:padding-left="0.203cm" fo:padding-right="0.203cm" fo:padding-top="0.025cm" fo:padding-bottom="0.025cm" fo:border="0.5pt solid #000000">
        <style:background-image/>
      </style:table-cell-properties>
    </style:style>
    <style:style style:name="Tabla10" style:family="table">
      <style:table-properties style:width="10.793cm" fo:margin-top="0cm" fo:margin-bottom="0cm" table:align="center" style:writing-mode="lr-tb"/>
    </style:style>
    <style:style style:name="Tabla10.A" style:family="table-column">
      <style:table-column-properties style:column-width="2.293cm"/>
    </style:style>
    <style:style style:name="Tabla10.B" style:family="table-column">
      <style:table-column-properties style:column-width="2cm"/>
    </style:style>
    <style:style style:name="Tabla10.C" style:family="table-column">
      <style:table-column-properties style:column-width="2.249cm"/>
    </style:style>
    <style:style style:name="Tabla10.D" style:family="table-column">
      <style:table-column-properties style:column-width="2.251cm"/>
    </style:style>
    <style:style style:name="Tabla10.1" style:family="table-row">
      <style:table-row-properties style:min-row-height="0.635cm" fo:keep-together="auto"/>
    </style:style>
    <style:style style:name="Tabla10.A1" style:family="table-cell">
      <style:table-cell-properties style:vertical-align="middle" fo:background-color="#002060" fo:padding-left="0.123cm" fo:padding-right="0.123cm" fo:padding-top="0cm" fo:padding-bottom="0cm" fo:border="0.5pt solid #000000">
        <style:background-image/>
      </style:table-cell-properties>
    </style:style>
    <style:style style:name="Tabla10.2" style:family="table-row">
      <style:table-row-properties style:min-row-height="0.776cm" fo:keep-together="always"/>
    </style:style>
    <style:style style:name="Tabla10.A2" style:family="table-cell">
      <style:table-cell-properties fo:padding-left="0.123cm" fo:padding-right="0.123cm" fo:padding-top="0cm" fo:padding-bottom="0cm" fo:border="0.5pt solid #000000"/>
    </style:style>
    <style:style style:name="Tabla10.B2" style:family="table-cell">
      <style:table-cell-properties fo:padding-left="0.123cm" fo:padding-right="0.123cm" fo:padding-top="0cm" fo:padding-bottom="0cm" fo:border="0.5pt solid #000000"/>
    </style:style>
    <style:style style:name="Tabla10.C2" style:family="table-cell">
      <style:table-cell-properties fo:padding-left="0.123cm" fo:padding-right="0.123cm" fo:padding-top="0cm" fo:padding-bottom="0cm" fo:border="0.5pt solid #000000"/>
    </style:style>
    <style:style style:name="Tabla10.D2" style:family="table-cell">
      <style:table-cell-properties fo:padding-left="0.123cm" fo:padding-right="0.123cm" fo:padding-top="0cm" fo:padding-bottom="0cm" fo:border="0.5pt solid #000000"/>
    </style:style>
    <style:style style:name="Tabla10.E2" style:family="table-cell">
      <style:table-cell-properties fo:padding-left="0.123cm" fo:padding-right="0.123cm" fo:padding-top="0cm" fo:padding-bottom="0cm" fo:border="0.5pt solid #000000"/>
    </style:style>
    <style:style style:name="Tabla10.3" style:family="table-row">
      <style:table-row-properties style:min-row-height="1.478cm" fo:keep-together="always"/>
    </style:style>
    <style:style style:name="Tabla10.A3" style:family="table-cell">
      <style:table-cell-properties fo:padding-left="0.123cm" fo:padding-right="0.123cm" fo:padding-top="0cm" fo:padding-bottom="0cm" fo:border="0.5pt solid #000000"/>
    </style:style>
    <style:style style:name="Tabla10.B3" style:family="table-cell">
      <style:table-cell-properties fo:padding-left="0.123cm" fo:padding-right="0.123cm" fo:padding-top="0cm" fo:padding-bottom="0cm" fo:border="0.5pt solid #000000"/>
    </style:style>
    <style:style style:name="Tabla10.C3" style:family="table-cell">
      <style:table-cell-properties fo:padding-left="0.123cm" fo:padding-right="0.123cm" fo:padding-top="0cm" fo:padding-bottom="0cm" fo:border="0.5pt solid #000000"/>
    </style:style>
    <style:style style:name="Tabla10.D3" style:family="table-cell">
      <style:table-cell-properties fo:padding-left="0.123cm" fo:padding-right="0.123cm" fo:padding-top="0cm" fo:padding-bottom="0cm" fo:border="0.5pt solid #000000"/>
    </style:style>
    <style:style style:name="Tabla10.E3" style:family="table-cell">
      <style:table-cell-properties fo:padding-left="0.123cm" fo:padding-right="0.123cm" fo:padding-top="0cm" fo:padding-bottom="0cm" fo:border="0.5pt solid #000000"/>
    </style:style>
    <style:style style:name="Tabla10.4" style:family="table-row">
      <style:table-row-properties style:min-row-height="0.923cm" fo:keep-together="always"/>
    </style:style>
    <style:style style:name="Tabla10.A4" style:family="table-cell">
      <style:table-cell-properties fo:padding-left="0.123cm" fo:padding-right="0.123cm" fo:padding-top="0cm" fo:padding-bottom="0cm" fo:border="0.5pt solid #000000"/>
    </style:style>
    <style:style style:name="Tabla10.B4" style:family="table-cell">
      <style:table-cell-properties fo:padding-left="0.123cm" fo:padding-right="0.123cm" fo:padding-top="0cm" fo:padding-bottom="0cm" fo:border="0.5pt solid #000000"/>
    </style:style>
    <style:style style:name="Tabla10.C4" style:family="table-cell">
      <style:table-cell-properties fo:padding-left="0.123cm" fo:padding-right="0.123cm" fo:padding-top="0cm" fo:padding-bottom="0cm" fo:border="0.5pt solid #000000"/>
    </style:style>
    <style:style style:name="Tabla10.D4" style:family="table-cell">
      <style:table-cell-properties fo:padding-left="0.123cm" fo:padding-right="0.123cm" fo:padding-top="0cm" fo:padding-bottom="0cm" fo:border="0.5pt solid #000000"/>
    </style:style>
    <style:style style:name="Tabla10.E4" style:family="table-cell">
      <style:table-cell-properties fo:padding-left="0.123cm" fo:padding-right="0.123cm" fo:padding-top="0cm" fo:padding-bottom="0cm" fo:border="0.5pt solid #000000"/>
    </style:style>
    <style:style style:name="Tabla11" style:family="table">
      <style:table-properties style:width="12.428cm" fo:margin-top="0cm" fo:margin-bottom="0cm" table:align="center" style:writing-mode="lr-tb"/>
    </style:style>
    <style:style style:name="Tabla11.A" style:family="table-column">
      <style:table-column-properties style:column-width="2.84cm"/>
    </style:style>
    <style:style style:name="Tabla11.B" style:family="table-column">
      <style:table-column-properties style:column-width="3.373cm"/>
    </style:style>
    <style:style style:name="Tabla11.C" style:family="table-column">
      <style:table-column-properties style:column-width="3.5cm"/>
    </style:style>
    <style:style style:name="Tabla11.D" style:family="table-column">
      <style:table-column-properties style:column-width="2.715cm"/>
    </style:style>
    <style:style style:name="Tabla11.1" style:family="table-row">
      <style:table-row-properties style:min-row-height="0.635cm" fo:keep-together="auto"/>
    </style:style>
    <style:style style:name="Tabla11.A1" style:family="table-cell">
      <style:table-cell-properties style:vertical-align="middle" fo:background-color="#002060" fo:padding-left="0.123cm" fo:padding-right="0.123cm" fo:padding-top="0cm" fo:padding-bottom="0cm" fo:border="0.5pt solid #000000">
        <style:background-image/>
      </style:table-cell-properties>
    </style:style>
    <style:style style:name="Tabla11.2" style:family="table-row">
      <style:table-row-properties style:min-row-height="0.776cm" fo:keep-together="always"/>
    </style:style>
    <style:style style:name="Tabla11.A2" style:family="table-cell">
      <style:table-cell-properties fo:padding-left="0.123cm" fo:padding-right="0.123cm" fo:padding-top="0cm" fo:padding-bottom="0cm" fo:border="0.5pt solid #000000"/>
    </style:style>
    <style:style style:name="Tabla11.B2" style:family="table-cell">
      <style:table-cell-properties fo:padding-left="0.123cm" fo:padding-right="0.123cm" fo:padding-top="0cm" fo:padding-bottom="0cm" fo:border="0.5pt solid #000000"/>
    </style:style>
    <style:style style:name="Tabla11.C2" style:family="table-cell">
      <style:table-cell-properties fo:padding-left="0.123cm" fo:padding-right="0.123cm" fo:padding-top="0cm" fo:padding-bottom="0cm" fo:border="0.5pt solid #000000"/>
    </style:style>
    <style:style style:name="Tabla11.D2" style:family="table-cell">
      <style:table-cell-properties fo:padding-left="0.123cm" fo:padding-right="0.123cm" fo:padding-top="0cm" fo:padding-bottom="0cm" fo:border="0.5pt solid #000000"/>
    </style:style>
    <style:style style:name="Tabla11.3" style:family="table-row">
      <style:table-row-properties style:min-row-height="0.386cm" fo:keep-together="always"/>
    </style:style>
    <style:style style:name="Tabla11.A3" style:family="table-cell">
      <style:table-cell-properties fo:padding-left="0.123cm" fo:padding-right="0.123cm" fo:padding-top="0cm" fo:padding-bottom="0cm" fo:border="0.5pt solid #000000"/>
    </style:style>
    <style:style style:name="Tabla11.B3" style:family="table-cell">
      <style:table-cell-properties fo:padding-left="0.123cm" fo:padding-right="0.123cm" fo:padding-top="0cm" fo:padding-bottom="0cm" fo:border="0.5pt solid #000000"/>
    </style:style>
    <style:style style:name="Tabla11.C3" style:family="table-cell">
      <style:table-cell-properties fo:padding-left="0.123cm" fo:padding-right="0.123cm" fo:padding-top="0cm" fo:padding-bottom="0cm" fo:border="0.5pt solid #000000"/>
    </style:style>
    <style:style style:name="Tabla11.D3" style:family="table-cell">
      <style:table-cell-properties fo:padding-left="0.123cm" fo:padding-right="0.123cm" fo:padding-top="0cm" fo:padding-bottom="0cm" fo:border="0.5pt solid #000000"/>
    </style:style>
    <style:style style:name="Tabla11.4" style:family="table-row">
      <style:table-row-properties style:min-row-height="0.467cm" fo:keep-together="always"/>
    </style:style>
    <style:style style:name="Tabla11.A4" style:family="table-cell">
      <style:table-cell-properties fo:padding-left="0.123cm" fo:padding-right="0.123cm" fo:padding-top="0cm" fo:padding-bottom="0cm" fo:border="0.5pt solid #000000"/>
    </style:style>
    <style:style style:name="Tabla11.B4" style:family="table-cell">
      <style:table-cell-properties fo:padding-left="0.123cm" fo:padding-right="0.123cm" fo:padding-top="0cm" fo:padding-bottom="0cm" fo:border="0.5pt solid #000000"/>
    </style:style>
    <style:style style:name="Tabla11.C4" style:family="table-cell">
      <style:table-cell-properties fo:padding-left="0.123cm" fo:padding-right="0.123cm" fo:padding-top="0cm" fo:padding-bottom="0cm" fo:border="0.5pt solid #000000"/>
    </style:style>
    <style:style style:name="Tabla11.D4" style:family="table-cell">
      <style:table-cell-properties fo:padding-left="0.123cm" fo:padding-right="0.123cm" fo:padding-top="0cm" fo:padding-bottom="0cm" fo:border="0.5pt solid #000000"/>
    </style:style>
    <style:style style:name="Tabla12" style:family="table">
      <style:table-properties style:width="14.859cm" style:rel-width="90%" fo:margin-left="1.251cm" fo:margin-top="0cm" fo:margin-bottom="0cm" table:align="left" style:writing-mode="lr-tb"/>
    </style:style>
    <style:style style:name="Tabla12.A" style:family="table-column">
      <style:table-column-properties style:column-width="3.653cm" style:rel-column-width="16108*"/>
    </style:style>
    <style:style style:name="Tabla12.B" style:family="table-column">
      <style:table-column-properties style:column-width="11.206cm" style:rel-column-width="49426*"/>
    </style:style>
    <style:style style:name="Tabla12.1" style:family="table-row">
      <style:table-row-properties style:min-row-height="0.531cm" fo:keep-together="always"/>
    </style:style>
    <style:style style:name="Tabla12.A1" style:family="table-cell">
      <style:table-cell-properties style:vertical-align="middle" fo:background-color="#003366" fo:padding-left="0.203cm" fo:padding-right="0.203cm" fo:padding-top="0.025cm" fo:padding-bottom="0.025cm" fo:border="0.5pt solid #000000">
        <style:background-image/>
      </style:table-cell-properties>
    </style:style>
    <style:style style:name="Tabla12.A2" style:family="table-cell">
      <style:table-cell-properties style:vertical-align="middle" fo:padding-left="0.203cm" fo:padding-right="0.203cm" fo:padding-top="0.025cm" fo:padding-bottom="0.025cm" fo:border="0.5pt solid #000000"/>
    </style:style>
    <style:style style:name="Tabla12.B2" style:family="table-cell">
      <style:table-cell-properties style:vertical-align="middle" fo:padding-left="0.203cm" fo:padding-right="0.203cm" fo:padding-top="0.025cm" fo:padding-bottom="0.025cm" fo:border="0.5pt solid #000000"/>
    </style:style>
    <style:style style:name="Tabla12.A3" style:family="table-cell">
      <style:table-cell-properties style:vertical-align="middle" fo:padding-left="0.203cm" fo:padding-right="0.203cm" fo:padding-top="0.025cm" fo:padding-bottom="0.025cm" fo:border="0.5pt solid #000000"/>
    </style:style>
    <style:style style:name="Tabla12.B3" style:family="table-cell">
      <style:table-cell-properties style:vertical-align="middle" fo:padding-left="0.203cm" fo:padding-right="0.203cm" fo:padding-top="0.025cm" fo:padding-bottom="0.025cm" fo:border="0.5pt solid #000000"/>
    </style:style>
    <style:style style:name="Tabla12.A4" style:family="table-cell">
      <style:table-cell-properties style:vertical-align="middle" fo:padding-left="0.203cm" fo:padding-right="0.203cm" fo:padding-top="0.025cm" fo:padding-bottom="0.025cm" fo:border="0.5pt solid #000000"/>
    </style:style>
    <style:style style:name="Tabla12.B4" style:family="table-cell">
      <style:table-cell-properties style:vertical-align="middle" fo:padding-left="0.203cm" fo:padding-right="0.203cm" fo:padding-top="0.025cm" fo:padding-bottom="0.025cm" fo:border="0.5pt solid #000000"/>
    </style:style>
    <style:style style:name="Tabla14" style:family="table">
      <style:table-properties style:width="14.859cm" style:rel-width="90%" fo:margin-left="1.251cm" fo:margin-top="0cm" fo:margin-bottom="0cm" table:align="left" style:writing-mode="lr-tb"/>
    </style:style>
    <style:style style:name="Tabla14.A" style:family="table-column">
      <style:table-column-properties style:column-width="3.653cm" style:rel-column-width="16108*"/>
    </style:style>
    <style:style style:name="Tabla14.B" style:family="table-column">
      <style:table-column-properties style:column-width="11.206cm" style:rel-column-width="49426*"/>
    </style:style>
    <style:style style:name="Tabla14.1" style:family="table-row">
      <style:table-row-properties style:min-row-height="0.531cm" fo:keep-together="always"/>
    </style:style>
    <style:style style:name="Tabla14.A1" style:family="table-cell">
      <style:table-cell-properties style:vertical-align="middle" fo:background-color="#003366" fo:padding-left="0.203cm" fo:padding-right="0.203cm" fo:padding-top="0.025cm" fo:padding-bottom="0.025cm" fo:border="0.5pt solid #000000">
        <style:background-image/>
      </style:table-cell-properties>
    </style:style>
    <style:style style:name="Tabla14.A2" style:family="table-cell">
      <style:table-cell-properties style:vertical-align="middle" fo:padding-left="0.203cm" fo:padding-right="0.203cm" fo:padding-top="0.025cm" fo:padding-bottom="0.025cm" fo:border="0.5pt solid #000000"/>
    </style:style>
    <style:style style:name="Tabla14.B2" style:family="table-cell">
      <style:table-cell-properties style:vertical-align="middle" fo:padding-left="0.203cm" fo:padding-right="0.203cm" fo:padding-top="0.025cm" fo:padding-bottom="0.025cm" fo:border="0.5pt solid #000000"/>
    </style:style>
    <style:style style:name="Tabla14.A3" style:family="table-cell">
      <style:table-cell-properties style:vertical-align="middle" fo:padding-left="0.203cm" fo:padding-right="0.203cm" fo:padding-top="0.025cm" fo:padding-bottom="0.025cm" fo:border="0.5pt solid #000000"/>
    </style:style>
    <style:style style:name="Tabla14.B3" style:family="table-cell">
      <style:table-cell-properties style:vertical-align="middle" fo:padding-left="0.203cm" fo:padding-right="0.203cm" fo:padding-top="0.025cm" fo:padding-bottom="0.025cm" fo:border="0.5pt solid #000000"/>
    </style:style>
    <style:style style:name="Tabla14.A4" style:family="table-cell">
      <style:table-cell-properties style:vertical-align="middle" fo:padding-left="0.203cm" fo:padding-right="0.203cm" fo:padding-top="0.025cm" fo:padding-bottom="0.025cm" fo:border="0.5pt solid #000000"/>
    </style:style>
    <style:style style:name="Tabla14.B4" style:family="table-cell">
      <style:table-cell-properties style:vertical-align="middle" fo:padding-left="0.203cm" fo:padding-right="0.203cm" fo:padding-top="0.025cm" fo:padding-bottom="0.025cm" fo:border="0.5pt solid #000000"/>
    </style:style>
    <style:style style:name="Tabla14.A5" style:family="table-cell">
      <style:table-cell-properties style:vertical-align="middle" fo:padding-left="0.203cm" fo:padding-right="0.203cm" fo:padding-top="0.025cm" fo:padding-bottom="0.025cm" fo:border="0.5pt solid #000000"/>
    </style:style>
    <style:style style:name="Tabla14.B5" style:family="table-cell">
      <style:table-cell-properties style:vertical-align="middle" fo:padding-left="0.203cm" fo:padding-right="0.203cm" fo:padding-top="0.025cm" fo:padding-bottom="0.025cm" fo:border="0.5pt solid #000000"/>
    </style:style>
    <style:style style:name="P1" style:family="paragraph" style:parent-style-name="Arial" style:list-style-name="WWNum40"/>
    <style:style style:name="P2" style:family="paragraph" style:parent-style-name="Arial">
      <style:paragraph-properties fo:margin-left="0cm" fo:margin-right="0cm" fo:text-indent="0cm" style:auto-text-indent="false"/>
    </style:style>
    <style:style style:name="P3" style:family="paragraph" style:parent-style-name="Arial">
      <style:paragraph-properties fo:margin-left="0.049cm" fo:margin-right="0cm" fo:text-indent="0cm" style:auto-text-indent="false"/>
    </style:style>
    <style:style style:name="P4" style:family="paragraph" style:parent-style-name="CellBody">
      <style:paragraph-properties fo:margin-left="0.06cm" fo:margin-right="0cm" fo:text-indent="0cm" style:auto-text-indent="false"/>
    </style:style>
    <style:style style:name="P5" style:family="paragraph" style:parent-style-name="Contents_20_2">
      <style:paragraph-properties>
        <style:tab-stops>
          <style:tab-stop style:position="1.411cm"/>
          <style:tab-stop style:position="16.492cm" style:type="right" style:leader-style="dotted" style:leader-text="."/>
        </style:tab-stops>
      </style:paragraph-properties>
    </style:style>
    <style:style style:name="P6" style:family="paragraph" style:parent-style-name="Contents_20_2">
      <style:paragraph-properties>
        <style:tab-stops>
          <style:tab-stop style:position="1.764cm"/>
          <style:tab-stop style:position="16.492cm" style:type="right" style:leader-style="dotted" style:leader-text="."/>
        </style:tab-stops>
      </style:paragraph-properties>
    </style:style>
    <style:style style:name="P7" style:family="paragraph" style:parent-style-name="Contents_20_3">
      <style:paragraph-properties>
        <style:tab-stops>
          <style:tab-stop style:position="2.117cm"/>
          <style:tab-stop style:position="16.492cm" style:type="right" style:leader-style="dotted" style:leader-text="."/>
        </style:tab-stops>
      </style:paragraph-properties>
    </style:style>
    <style:style style:name="P8" style:family="paragraph" style:parent-style-name="Footer">
      <style:text-properties style:use-window-font-color="true"/>
    </style:style>
    <style:style style:name="P9" style:family="paragraph" style:parent-style-name="Footer">
      <style:paragraph-properties>
        <style:tab-stops/>
      </style:paragraph-properties>
    </style:style>
    <style:style style:name="P10" style:family="paragraph" style:parent-style-name="Header">
      <style:paragraph-properties fo:text-align="end" style:justify-single-word="false"/>
    </style:style>
    <style:style style:name="P11" style:family="paragraph" style:parent-style-name="Header">
      <style:text-properties officeooo:rsid="001fb5bd" officeooo:paragraph-rsid="001fb5bd"/>
    </style:style>
    <style:style style:name="P12" style:family="paragraph" style:parent-style-name="Header">
      <style:paragraph-properties fo:margin-left="0cm" fo:margin-right="-1.427cm" fo:text-indent="0cm" style:auto-text-indent="false"/>
    </style:style>
    <style:style style:name="P13" style:family="paragraph" style:parent-style-name="Header">
      <style:paragraph-properties fo:margin-left="0cm" fo:margin-right="-0.914cm" fo:text-indent="0cm" style:auto-text-indent="false"/>
    </style:style>
    <style:style style:name="P14" style:family="paragraph" style:parent-style-name="Header">
      <style:paragraph-properties fo:margin-left="0cm" fo:margin-right="-0.914cm" fo:text-indent="0cm" style:auto-text-indent="false"/>
      <style:text-properties fo:font-size="20pt" fo:language="en" fo:country="US" fo:font-weight="normal" style:font-size-asian="20pt" style:font-weight-asian="normal" style:font-name-complex="Arial1"/>
    </style:style>
    <style:style style:name="P15" style:family="paragraph" style:parent-style-name="Header">
      <style:paragraph-properties fo:margin-left="0cm" fo:margin-right="-0.914cm" fo:text-indent="0cm" style:auto-text-indent="false"/>
      <style:text-properties fo:font-size="20pt" fo:font-weight="normal" style:font-size-asian="20pt" style:font-weight-asian="normal" style:font-name-complex="Arial1"/>
    </style:style>
    <style:style style:name="P16" style:family="paragraph" style:parent-style-name="Heading_20_1" style:list-style-name="WWNum12">
      <style:paragraph-properties fo:margin-left="1.251cm" fo:margin-right="0cm" fo:text-indent="-1.251cm" style:auto-text-indent="false" fo:break-before="page"/>
    </style:style>
    <style:style style:name="P17" style:family="paragraph" style:parent-style-name="Heading_20_1" style:list-style-name="WWNum12">
      <style:paragraph-properties fo:margin-left="1.251cm" fo:margin-right="0cm" fo:text-indent="-1.251cm" style:auto-text-indent="false"/>
    </style:style>
    <style:style style:name="P18" style:family="paragraph" style:parent-style-name="Heading_20_2" style:list-style-name="WWNum12">
      <style:paragraph-properties fo:margin-left="1.401cm" fo:margin-right="0cm" fo:text-indent="-1.401cm" style:auto-text-indent="false"/>
    </style:style>
    <style:style style:name="P19" style:family="paragraph" style:parent-style-name="Heading_20_2" style:list-style-name="WWNum12">
      <style:paragraph-properties fo:margin-left="1.401cm" fo:margin-right="0cm" fo:text-indent="-1.401cm" style:auto-text-indent="false" fo:break-before="page"/>
    </style:style>
    <style:style style:name="P20" style:family="paragraph" style:parent-style-name="Heading_20_3" style:list-style-name="WWNum12">
      <style:paragraph-properties fo:margin-left="1.501cm" fo:margin-right="0cm" fo:text-indent="-1.501cm" style:auto-text-indent="false"/>
    </style:style>
    <style:style style:name="P21" style:family="paragraph" style:parent-style-name="Indent_20_2">
      <style:paragraph-properties fo:margin-left="0.953cm" fo:margin-right="0cm" fo:text-indent="0cm" style:auto-text-indent="false"/>
      <style:text-properties style:font-name="Verdana" style:font-style-complex="italic"/>
    </style:style>
    <style:style style:name="P22" style:family="paragraph" style:parent-style-name="Indent_20_2">
      <style:paragraph-properties fo:margin-left="0.953cm" fo:margin-right="0cm" fo:text-align="justify" style:justify-single-word="false" fo:text-indent="0cm" style:auto-text-indent="false"/>
      <style:text-properties style:font-name="Verdana" fo:font-size="9pt" fo:language="es" fo:country="ES" style:font-size-asian="9pt" style:font-name-complex="Tahoma1" style:font-size-complex="9pt"/>
    </style:style>
    <style:style style:name="P23" style:family="paragraph" style:parent-style-name="Indent_20_2">
      <style:paragraph-properties fo:margin-left="0.953cm" fo:margin-right="0cm" fo:text-align="justify" style:justify-single-word="false" fo:text-indent="0cm" style:auto-text-indent="false"/>
    </style:style>
    <style:style style:name="P24" style:family="paragraph" style:parent-style-name="Indent_20_2" style:list-style-name="WWNum7">
      <style:paragraph-properties fo:margin-left="2.223cm" fo:margin-right="0cm" fo:text-align="justify" style:justify-single-word="false" fo:text-indent="-0.635cm" style:auto-text-indent="false">
        <style:tab-stops>
          <style:tab-stop style:position="2.223cm"/>
        </style:tab-stops>
      </style:paragraph-properties>
    </style:style>
    <style:style style:name="P25" style:family="paragraph" style:parent-style-name="List_20_Paragraph" style:list-style-name="WWNum38">
      <style:paragraph-properties fo:margin-left="0.298cm" fo:margin-right="0cm" fo:text-indent="-0.298cm" style:auto-text-indent="false"/>
    </style:style>
    <style:style style:name="P26" style:family="paragraph" style:parent-style-name="List_20_Paragraph" style:list-style-name="WWNum39">
      <style:paragraph-properties fo:margin-left="0.296cm" fo:margin-right="0cm" fo:text-indent="-0.296cm" style:auto-text-indent="false"/>
    </style:style>
    <style:style style:name="P27" style:family="paragraph" style:parent-style-name="List_20_Paragraph" style:list-style-name="WWNum40">
      <style:paragraph-properties fo:margin-left="0.298cm" fo:margin-right="0cm" fo:text-indent="-0.25cm" style:auto-text-indent="false"/>
    </style:style>
    <style:style style:name="P28" style:family="paragraph" style:parent-style-name="Standard">
      <style:text-properties fo:font-size="11pt" fo:language="es" fo:country="ES" fo:font-weight="bold" style:font-size-asian="11pt" style:font-weight-asian="bold" style:font-name-complex="Arial1" style:font-size-complex="11pt"/>
    </style:style>
    <style:style style:name="P29" style:family="paragraph" style:parent-style-name="Standard">
      <style:text-properties fo:language="es" fo:country="ES"/>
    </style:style>
    <style:style style:name="P30" style:family="paragraph" style:parent-style-name="Standard">
      <style:text-properties fo:language="es" fo:country="ES" style:font-name-complex="Arial1"/>
    </style:style>
    <style:style style:name="P31" style:family="paragraph" style:parent-style-name="Standard">
      <style:paragraph-properties fo:text-align="center" style:justify-single-word="false"/>
      <style:text-properties fo:language="es" fo:country="ES" style:font-name-complex="Arial1" style:font-size-complex="10pt"/>
    </style:style>
    <style:style style:name="P32" style:family="paragraph" style:parent-style-name="Standard">
      <style:text-properties style:font-name="Calibri" fo:language="es" fo:country="ES"/>
    </style:style>
    <style:style style:name="P33" style:family="paragraph" style:parent-style-name="Standard">
      <style:text-properties style:font-name="Calibri" fo:font-size="9pt" fo:language="es" fo:country="ES" fo:font-weight="bold" style:font-size-asian="9pt" style:font-weight-asian="bold" style:font-name-complex="Tahoma1" style:font-size-complex="9pt"/>
    </style:style>
    <style:style style:name="P34" style:family="paragraph" style:parent-style-name="Standard">
      <style:text-properties style:font-name="Calibri" fo:font-size="9pt" fo:language="es" fo:country="ES" style:font-size-asian="9pt" style:font-size-complex="9pt"/>
    </style:style>
    <style:style style:name="P35" style:family="paragraph" style:parent-style-name="Standard">
      <style:paragraph-properties fo:text-align="center" style:justify-single-word="false"/>
    </style:style>
    <style:style style:name="P36" style:family="paragraph" style:parent-style-name="Standard">
      <style:text-properties fo:font-size="14pt" fo:language="es" fo:country="ES" fo:font-weight="bold" style:letter-kerning="true" style:font-size-asian="14pt" style:font-weight-asian="bold" style:font-name-complex="Arial1" style:font-size-complex="14pt" style:font-weight-complex="bold"/>
    </style:style>
    <style:style style:name="P37" style:family="paragraph" style:parent-style-name="Standard">
      <style:text-properties fo:language="en" fo:country="US"/>
    </style:style>
    <style:style style:name="P38" style:family="paragraph" style:parent-style-name="Standard">
      <style:text-properties fo:language="fr" fo:country="FR"/>
    </style:style>
    <style:style style:name="P39" style:family="paragraph" style:parent-style-name="Standard">
      <style:text-properties fo:font-size="12pt" fo:language="es" fo:country="ES" fo:font-weight="bold" style:font-size-asian="12pt" style:font-weight-asian="bold" style:font-name-complex="Arial1" style:font-style-complex="italic" style:font-weight-complex="bold"/>
    </style:style>
    <style:style style:name="P40" style:family="paragraph" style:parent-style-name="Standard">
      <style:paragraph-properties fo:text-align="center" style:justify-single-word="false"/>
      <style:text-properties fo:font-size="9pt" style:font-size-asian="9pt" style:font-name-complex="Arial1" style:font-size-complex="9pt"/>
    </style:style>
    <style:style style:name="P41" style:family="paragraph" style:parent-style-name="Standard">
      <style:paragraph-properties fo:margin-left="1.251cm" fo:margin-right="0cm" fo:text-indent="0cm" style:auto-text-indent="false"/>
      <style:text-properties fo:color="#0000ff" fo:language="es" fo:country="ES"/>
    </style:style>
    <style:style style:name="P42" style:family="paragraph" style:parent-style-name="Table_20_Txt">
      <style:paragraph-properties fo:text-align="justify" style:justify-single-word="false"/>
    </style:style>
    <style:style style:name="P43" style:family="paragraph" style:parent-style-name="Table_20_Txt">
      <style:text-properties style:use-window-font-color="true" fo:font-size="10pt" style:font-size-asian="10pt" style:font-name-complex="Arial1" style:font-size-complex="10pt"/>
    </style:style>
    <style:style style:name="P44" style:family="paragraph" style:parent-style-name="Table_20_Txt">
      <style:paragraph-properties fo:text-align="center" style:justify-single-word="false"/>
    </style:style>
    <style:style style:name="P45" style:family="paragraph" style:parent-style-name="parrafo">
      <style:paragraph-properties fo:text-align="start" style:justify-single-word="false"/>
    </style:style>
    <style:style style:name="P46" style:family="paragraph" style:parent-style-name="parrafo">
      <style:paragraph-properties fo:text-align="center" style:justify-single-word="false"/>
    </style:style>
    <style:style style:name="P47" style:family="paragraph" style:parent-style-name="parrafo">
      <style:paragraph-properties fo:text-align="start" style:justify-single-word="false"/>
      <style:text-properties fo:font-weight="bold" style:font-weight-asian="bold"/>
    </style:style>
    <style:style style:name="P48" style:family="paragraph" style:parent-style-name="parrafo">
      <style:text-properties style:font-name="Verdana" fo:font-size="9pt" style:font-size-asian="9pt" style:font-name-complex="Tahoma1" style:font-size-complex="9pt"/>
    </style:style>
    <style:style style:name="P49" style:family="paragraph" style:parent-style-name="parrafo" style:list-style-name="WWNum40"/>
    <style:style style:name="P50" style:family="paragraph" style:parent-style-name="parrafo">
      <style:paragraph-properties fo:margin-left="0cm" fo:margin-right="0cm" fo:text-align="center" style:justify-single-word="false" fo:text-indent="0cm" style:auto-text-indent="false"/>
    </style:style>
    <style:style style:name="P51" style:family="paragraph" style:parent-style-name="parrafo">
      <style:paragraph-properties fo:margin-left="0.085cm" fo:margin-right="0cm" fo:text-align="center" style:justify-single-word="false" fo:text-indent="0cm" style:auto-text-indent="false"/>
    </style:style>
    <style:style style:name="P52" style:family="paragraph" style:parent-style-name="parrafo">
      <style:paragraph-properties fo:margin-left="2.54cm" fo:margin-right="0cm" fo:text-indent="0cm" style:auto-text-indent="false"/>
    </style:style>
    <style:style style:name="P53" style:family="paragraph" style:parent-style-name="parrafo">
      <style:paragraph-properties fo:margin-left="3.81cm" fo:margin-right="0cm" fo:text-indent="0cm" style:auto-text-indent="false"/>
      <style:text-properties style:font-name="Verdana" fo:font-size="9pt" style:font-size-asian="9pt" style:font-name-complex="Tahoma1" style:font-size-complex="9pt"/>
    </style:style>
    <style:style style:name="P54" style:family="paragraph">
      <loext:graphic-properties draw:fill="solid" draw:fill-color="#ffffff"/>
      <style:paragraph-properties fo:text-align="center"/>
    </style:style>
    <style:style style:name="P55" style:family="paragraph">
      <loext:graphic-properties draw:fill="none"/>
    </style:style>
    <style:style style:name="T1" style:family="text">
      <style:text-properties style:use-window-font-color="true" fo:font-size="14pt" fo:language="es" fo:country="ES" fo:font-weight="normal" style:font-size-asian="14pt" style:font-weight-asian="normal" style:font-name-complex="Arial1" style:font-size-complex="14pt"/>
    </style:style>
    <style:style style:name="T2" style:family="text">
      <style:text-properties style:use-window-font-color="true" fo:font-size="16pt" fo:font-weight="normal" style:font-size-asian="16pt" style:font-weight-asian="normal" style:font-name-complex="Arial1"/>
    </style:style>
    <style:style style:name="T3" style:family="text">
      <style:text-properties style:use-window-font-color="true" fo:font-size="18pt" fo:font-weight="normal" style:font-size-asian="18pt" style:font-weight-asian="normal" style:font-name-complex="Arial1" style:font-size-complex="18pt"/>
    </style:style>
    <style:style style:name="T4" style:family="text">
      <style:text-properties style:use-window-font-color="true" fo:font-size="20pt" fo:font-weight="normal" style:font-size-asian="20pt" style:font-weight-asian="normal" style:font-name-complex="Arial1"/>
    </style:style>
    <style:style style:name="T5" style:family="text">
      <style:text-properties style:use-window-font-color="true" fo:font-size="10pt" style:font-size-asian="10pt" style:font-name-complex="Arial1" style:font-size-complex="10pt"/>
    </style:style>
    <style:style style:name="T6" style:family="text">
      <style:text-properties style:use-window-font-color="true" fo:font-size="10pt" style:font-size-asian="10pt" style:font-name-complex="Arial1" style:font-size-complex="10pt" style:font-weight-complex="bold"/>
    </style:style>
    <style:style style:name="T7" style:family="text">
      <style:text-properties style:use-window-font-color="true" fo:font-size="10pt" fo:font-weight="bold" style:font-size-asian="10pt" style:font-weight-asian="bold" style:font-name-complex="Arial1" style:font-size-complex="10pt" style:font-weight-complex="bold"/>
    </style:style>
    <style:style style:name="T8" style:family="text">
      <style:text-properties style:use-window-font-color="true"/>
    </style:style>
    <style:style style:name="T9" style:family="text">
      <style:text-properties style:use-window-font-color="true" fo:font-style="italic" style:font-style-asian="italic"/>
    </style:style>
    <style:style style:name="T10" style:family="text">
      <style:text-properties style:use-window-font-color="true" fo:font-style="italic" fo:font-weight="normal" style:font-style-asian="italic" style:font-weight-asian="normal"/>
    </style:style>
    <style:style style:name="T11" style:family="text">
      <style:text-properties style:use-window-font-color="true" fo:font-weight="normal" style:font-weight-asian="normal"/>
    </style:style>
    <style:style style:name="T12" style:family="text">
      <style:text-properties style:use-window-font-color="true" fo:font-size="9pt" fo:font-weight="normal" style:font-size-asian="9pt" style:font-weight-asian="normal" style:font-name-complex="Arial1" style:font-size-complex="9pt"/>
    </style:style>
    <style:style style:name="T13" style:family="text">
      <style:text-properties style:use-window-font-color="true" fo:font-size="9pt" style:font-size-asian="9pt" style:font-name-complex="Arial1" style:font-size-complex="9pt"/>
    </style:style>
    <style:style style:name="T14" style:family="text">
      <style:text-properties style:use-window-font-color="true" fo:font-size="9pt" officeooo:rsid="001fb5bd" style:font-size-asian="9pt" style:font-name-complex="Arial1" style:font-size-complex="9pt"/>
    </style:style>
    <style:style style:name="T15" style:family="text">
      <style:text-properties style:use-window-font-color="true" fo:font-size="9pt" fo:language="es" fo:country="ES" fo:font-weight="normal" style:font-size-asian="9pt" style:font-weight-asian="normal" style:font-name-complex="Arial1" style:font-size-complex="9pt"/>
    </style:style>
    <style:style style:name="T16" style:family="text">
      <style:text-properties fo:font-size="14pt" fo:language="en" fo:country="US" fo:font-weight="bold" style:font-size-asian="14pt" style:font-weight-asian="bold" style:font-size-complex="14pt"/>
    </style:style>
    <style:style style:name="T17" style:family="text">
      <style:text-properties fo:font-size="14pt" fo:language="en" fo:country="US" style:font-size-asian="14pt" style:font-name-complex="Arial1" style:font-size-complex="14pt"/>
    </style:style>
    <style:style style:name="T18" style:family="text">
      <style:text-properties fo:language="es" fo:country="ES"/>
    </style:style>
    <style:style style:name="T19" style:family="text">
      <style:text-properties fo:language="es" fo:country="ES" fo:font-weight="bold" style:font-weight-asian="bold" style:font-name-complex="Arial1"/>
    </style:style>
    <style:style style:name="T20" style:family="text">
      <style:text-properties fo:language="es" fo:country="ES" fo:font-weight="bold" style:font-weight-asian="bold" style:font-name-complex="Arial1" style:font-size-complex="10pt"/>
    </style:style>
    <style:style style:name="T21" style:family="text">
      <style:text-properties fo:language="es" fo:country="ES" style:font-name-complex="Arial1"/>
    </style:style>
    <style:style style:name="T22" style:family="text">
      <style:text-properties fo:language="es" fo:country="ES" style:font-name-complex="Arial1" style:font-size-complex="10pt"/>
    </style:style>
    <style:style style:name="T23" style:family="text">
      <style:text-properties style:font-name="Calibri" fo:font-size="11pt" fo:language="es" fo:country="ES" fo:font-weight="normal" style:font-name-asian="F" style:font-size-asian="11pt" style:language-asian="es" style:country-asian="ES" style:font-weight-asian="normal" style:font-name-complex="F" style:font-size-complex="11pt" style:font-weight-complex="normal"/>
    </style:style>
    <style:style style:name="T24" style:family="text">
      <style:text-properties style:font-name="Calibri" fo:font-size="11pt" fo:language="es" fo:country="ES" style:font-name-asian="F" style:font-size-asian="11pt" style:language-asian="es" style:country-asian="ES" style:font-name-complex="F" style:font-size-complex="11pt" style:font-weight-complex="normal"/>
    </style:style>
    <style:style style:name="T25" style:family="text">
      <style:text-properties style:font-name="Calibri" fo:font-size="11pt" fo:language="es" fo:country="ES" style:font-name-asian="F" style:font-size-asian="11pt" style:language-asian="es" style:country-asian="ES" style:font-name-complex="F" style:font-size-complex="11pt"/>
    </style:style>
    <style:style style:name="T26" style:family="text">
      <style:text-properties text:display="true"/>
    </style:style>
    <style:style style:name="T27" style:family="text">
      <style:text-properties style:letter-kerning="true"/>
    </style:style>
    <style:style style:name="T28" style:family="text">
      <style:text-properties fo:color="#ffffff" fo:language="es" fo:country="ES" fo:font-weight="bold" style:font-weight-asian="bold" style:font-name-complex="Arial1" style:font-size-complex="10pt"/>
    </style:style>
    <style:style style:name="T29" style:family="text">
      <style:text-properties fo:font-weight="bold" style:font-weight-asian="bold"/>
    </style:style>
    <style:style style:name="T30" style:family="text">
      <style:text-properties fo:font-weight="bold" style:font-weight-asian="bold" style:font-name-complex="Arial1" style:font-size-complex="10pt"/>
    </style:style>
    <style:style style:name="T31" style:family="text">
      <style:text-properties fo:font-size="10pt" fo:language="es" fo:country="ES" style:font-size-asian="10pt" style:font-name-complex="Arial1" style:font-size-complex="10pt"/>
    </style:style>
    <style:style style:name="T32" style:family="text">
      <style:text-properties fo:language="es" fo:country="MX" style:font-name-asian="MS Mincho"/>
    </style:style>
    <style:style style:name="T33" style:family="text">
      <style:text-properties fo:language="es" fo:country="MX" style:font-name-complex="Arial1" style:font-size-complex="10pt"/>
    </style:style>
    <style:style style:name="T34" style:family="text">
      <style:text-properties style:font-name-complex="Arial1"/>
    </style:style>
    <style:style style:name="T35" style:family="text">
      <style:text-properties style:font-name-complex="Arial1" style:font-size-complex="10pt"/>
    </style:style>
    <style:style style:name="T36" style:family="text">
      <style:text-properties officeooo:rsid="001fb5bd" style:font-name-complex="Arial1" style:font-size-complex="10pt"/>
    </style:style>
    <style:style style:name="T37" style:family="text">
      <style:text-properties style:font-style-complex="italic"/>
    </style:style>
    <style:style style:name="T38" style:family="text">
      <style:text-properties fo:language="en" fo:country="US"/>
    </style:style>
    <style:style style:name="T39" style:family="text">
      <style:text-properties fo:language="en" fo:country="US" style:font-name-complex="Arial1" style:font-size-complex="10pt"/>
    </style:style>
    <style:style style:name="T40" style:family="text">
      <style:text-properties style:font-name="Verdana" fo:font-size="9pt" style:font-size-asian="9pt" style:font-name-complex="Tahoma1" style:font-size-complex="9pt"/>
    </style:style>
    <style:style style:name="T41" style:family="text">
      <style:text-properties style:font-name="Verdana" fo:font-size="9pt" fo:language="es" fo:country="ES" style:font-size-asian="9pt" style:font-name-complex="Tahoma1" style:font-size-complex="9pt"/>
    </style:style>
    <style:style style:name="T42" style:family="text">
      <style:text-properties fo:font-style="italic" style:font-style-asian="italic"/>
    </style:style>
    <style:style style:name="T43" style:family="text">
      <style:text-properties fo:font-style="italic" fo:font-weight="bold" style:font-style-asian="italic" style:font-weight-asian="bold"/>
    </style:style>
    <style:style style:name="T44" style:family="text">
      <style:text-properties fo:color="#0070c0"/>
    </style:style>
    <style:style style:name="T45" style:family="text">
      <style:text-properties fo:language="fr" fo:country="FR"/>
    </style:style>
    <style:style style:name="T46" style:family="text">
      <style:text-properties fo:font-size="9pt" style:font-size-asian="9pt" style:font-name-complex="Arial1" style:font-size-complex="9pt"/>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cm" svg:stroke-color="#000000" draw:stroke-linejoin="round" svg:stroke-linecap="butt" draw:fill="solid" draw:fill-color="#ffffff" draw:textarea-horizontal-align="center" draw:textarea-vertical-align="top" draw:auto-grow-height="false"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000000" draw:stroke-linejoin="round" svg:stroke-linecap="butt" draw:fill="none" draw:textarea-vertical-align="top" draw:auto-grow-height="false" fo:min-height="0.002cm" fo:min-width="16.616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row table:style-name="Tabla1.1">
          <table:table-cell table:style-name="Tabla1.A1" office:value-type="string">
            <text:p text:style-name="P12"><text:span text:style-name="T1">Universidad Autónoma de Coahuila</text:span></text:p>
          </table:table-cell>
        </table:table-row>
        <table:table-row table:style-name="Tabla1.2">
          <table:table-cell table:style-name="Tabla1.A2" office:value-type="string">
            <text:p text:style-name="Standard"><text:span text:style-name="T16">Modelo Académico de Procesos para el Desarrollo de Software</text:span><text:span text:style-name="T17"><text:line-break/>MAPRODESv1.0</text:span></text:p>
          </table:table-cell>
        </table:table-row>
        <table:table-row table:style-name="Tabla1.3">
          <table:table-cell table:style-name="Tabla1.A3" office:value-type="string">
            <text:p text:style-name="P14"/>
            <text:p text:style-name="P13"><text:span text:style-name="T3">Plan Organizacional para la Administración de la Configuración.</text:span></text:p>
            <text:p text:style-name="P15"/>
          </table:table-cell>
        </table:table-row>
      </table:table>
      <text:p text:style-name="P28"/>
      <text:p text:style-name="P28"/>
      <text:p text:style-name="Standard"><text:span text:style-name="T20">TABLA DE CONTENIDO</text:span></text:p>
      <text:p text:style-name="P30"><text:bookmark text:name="_GoBack"/></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352962286" text:style-name="Index_20_Link" text:visited-style-name="Index_20_Link">1.</text:a><text:a xlink:type="simple" xlink:href="#_Toc352962286" text:style-name="Index_20_Link" text:visited-style-name="Index_20_Link"><text:span text:style-name="T23"><text:tab/></text:span></text:a><text:a xlink:type="simple" xlink:href="#_Toc352962286" text:style-name="Index_20_Link" text:visited-style-name="Index_20_Link">Historial de cambios.</text:a><text:a xlink:type="simple" xlink:href="#_Toc352962286" text:style-name="Index_20_Link" text:visited-style-name="Index_20_Link"><text:span text:style-name="T26"><text:tab/>3</text:span></text:a></text:p>
          <text:p text:style-name="Contents_20_1"><text:a xlink:type="simple" xlink:href="#_Toc352962287" text:style-name="Index_20_Link" text:visited-style-name="Index_20_Link">2.</text:a><text:a xlink:type="simple" xlink:href="#_Toc352962287" text:style-name="Index_20_Link" text:visited-style-name="Index_20_Link"><text:span text:style-name="T23"><text:tab/></text:span></text:a><text:a xlink:type="simple" xlink:href="#_Toc352962287" text:style-name="Index_20_Link" text:visited-style-name="Index_20_Link">Introducción.</text:a><text:a xlink:type="simple" xlink:href="#_Toc352962287" text:style-name="Index_20_Link" text:visited-style-name="Index_20_Link"><text:span text:style-name="T26"><text:tab/>4</text:span></text:a></text:p>
          <text:p text:style-name="P5"><text:a xlink:type="simple" xlink:href="#_Toc352962288" text:style-name="Index_20_Link" text:visited-style-name="Index_20_Link">2.1</text:a><text:a xlink:type="simple" xlink:href="#_Toc352962288" text:style-name="Index_20_Link" text:visited-style-name="Index_20_Link"><text:span text:style-name="T24"><text:tab/></text:span></text:a><text:a xlink:type="simple" xlink:href="#_Toc352962288" text:style-name="Index_20_Link" text:visited-style-name="Index_20_Link">Propósito del Documento.</text:a><text:a xlink:type="simple" xlink:href="#_Toc352962288" text:style-name="Index_20_Link" text:visited-style-name="Index_20_Link"><text:span text:style-name="T26"><text:tab/>4</text:span></text:a></text:p>
          <text:p text:style-name="P5"><text:a xlink:type="simple" xlink:href="#_Toc352962289" text:style-name="Index_20_Link" text:visited-style-name="Index_20_Link"><text:span text:style-name="T27">2.2</text:span></text:a><text:a xlink:type="simple" xlink:href="#_Toc352962289" text:style-name="Index_20_Link" text:visited-style-name="Index_20_Link"><text:span text:style-name="T24"><text:tab/></text:span></text:a><text:a xlink:type="simple" xlink:href="#_Toc352962289" text:style-name="Index_20_Link" text:visited-style-name="Index_20_Link"><text:span text:style-name="T27">Alcance</text:span></text:a><text:a xlink:type="simple" xlink:href="#_Toc352962289" text:style-name="Index_20_Link" text:visited-style-name="Index_20_Link"><text:span text:style-name="T26"><text:tab/>4</text:span></text:a></text:p>
          <text:p text:style-name="Contents_20_1"><text:a xlink:type="simple" xlink:href="#_Toc352962290" text:style-name="Index_20_Link" text:visited-style-name="Index_20_Link">3.</text:a><text:a xlink:type="simple" xlink:href="#_Toc352962290" text:style-name="Index_20_Link" text:visited-style-name="Index_20_Link"><text:span text:style-name="T23"><text:tab/></text:span></text:a><text:a xlink:type="simple" xlink:href="#_Toc352962290" text:style-name="Index_20_Link" text:visited-style-name="Index_20_Link">Roles y Responsabilidades.</text:a><text:a xlink:type="simple" xlink:href="#_Toc352962290" text:style-name="Index_20_Link" text:visited-style-name="Index_20_Link"><text:span text:style-name="T26"><text:tab/>4</text:span></text:a></text:p>
          <text:p text:style-name="Contents_20_1"><text:a xlink:type="simple" xlink:href="#_Toc352962291" text:style-name="Index_20_Link" text:visited-style-name="Index_20_Link">4.</text:a><text:a xlink:type="simple" xlink:href="#_Toc352962291" text:style-name="Index_20_Link" text:visited-style-name="Index_20_Link"><text:span text:style-name="T23"><text:tab/></text:span></text:a><text:a xlink:type="simple" xlink:href="#_Toc352962291" text:style-name="Index_20_Link" text:visited-style-name="Index_20_Link">Lineamientos Generales para la Configuración.</text:a><text:a xlink:type="simple" xlink:href="#_Toc352962291" text:style-name="Index_20_Link" text:visited-style-name="Index_20_Link"><text:span text:style-name="T26"><text:tab/>5</text:span></text:a></text:p>
          <text:p text:style-name="P5"><text:a xlink:type="simple" xlink:href="#_Toc352962292" text:style-name="Index_20_Link" text:visited-style-name="Index_20_Link">4.1</text:a><text:a xlink:type="simple" xlink:href="#_Toc352962292" text:style-name="Index_20_Link" text:visited-style-name="Index_20_Link"><text:span text:style-name="T24"><text:tab/></text:span></text:a><text:a xlink:type="simple" xlink:href="#_Toc352962292" text:style-name="Index_20_Link" text:visited-style-name="Index_20_Link">Identificación de Líneas Base.</text:a><text:a xlink:type="simple" xlink:href="#_Toc352962292" text:style-name="Index_20_Link" text:visited-style-name="Index_20_Link"><text:span text:style-name="T26"><text:tab/>5</text:span></text:a></text:p>
          <text:p text:style-name="Contents_20_1"><text:a xlink:type="simple" xlink:href="#_Toc352962293" text:style-name="Index_20_Link" text:visited-style-name="Index_20_Link">5.</text:a><text:a xlink:type="simple" xlink:href="#_Toc352962293" text:style-name="Index_20_Link" text:visited-style-name="Index_20_Link"><text:span text:style-name="T23"><text:tab/></text:span></text:a><text:a xlink:type="simple" xlink:href="#_Toc352962293" text:style-name="Index_20_Link" text:visited-style-name="Index_20_Link">Identificación de la Configuración del Software.</text:a><text:a xlink:type="simple" xlink:href="#_Toc352962293" text:style-name="Index_20_Link" text:visited-style-name="Index_20_Link"><text:span text:style-name="T26"><text:tab/>6</text:span></text:a></text:p>
          <text:p text:style-name="P5"><text:a xlink:type="simple" xlink:href="#_Toc352962294" text:style-name="Index_20_Link" text:visited-style-name="Index_20_Link">5.1</text:a><text:a xlink:type="simple" xlink:href="#_Toc352962294" text:style-name="Index_20_Link" text:visited-style-name="Index_20_Link"><text:span text:style-name="T24"><text:tab/></text:span></text:a><text:a xlink:type="simple" xlink:href="#_Toc352962294" text:style-name="Index_20_Link" text:visited-style-name="Index_20_Link">Identificación de Elementos de Configuración.</text:a><text:a xlink:type="simple" xlink:href="#_Toc352962294" text:style-name="Index_20_Link" text:visited-style-name="Index_20_Link"><text:span text:style-name="T26"><text:tab/>6</text:span></text:a></text:p>
          <text:p text:style-name="P5"><text:a xlink:type="simple" xlink:href="#_Toc352962295" text:style-name="Index_20_Link" text:visited-style-name="Index_20_Link">5.2</text:a><text:a xlink:type="simple" xlink:href="#_Toc352962295" text:style-name="Index_20_Link" text:visited-style-name="Index_20_Link"><text:span text:style-name="T24"><text:tab/></text:span></text:a><text:a xlink:type="simple" xlink:href="#_Toc352962295" text:style-name="Index_20_Link" text:visited-style-name="Index_20_Link">Nombrado de los Elementos de Configuración.</text:a><text:a xlink:type="simple" xlink:href="#_Toc352962295" text:style-name="Index_20_Link" text:visited-style-name="Index_20_Link"><text:span text:style-name="T26"><text:tab/>7</text:span></text:a></text:p>
          <text:p text:style-name="P5"><text:a xlink:type="simple" xlink:href="#_Toc352962296" text:style-name="Index_20_Link" text:visited-style-name="Index_20_Link">5.3</text:a><text:a xlink:type="simple" xlink:href="#_Toc352962296" text:style-name="Index_20_Link" text:visited-style-name="Index_20_Link"><text:span text:style-name="T24"><text:tab/></text:span></text:a><text:a xlink:type="simple" xlink:href="#_Toc352962296" text:style-name="Index_20_Link" text:visited-style-name="Index_20_Link">Identificación de Versiones.</text:a><text:a xlink:type="simple" xlink:href="#_Toc352962296" text:style-name="Index_20_Link" text:visited-style-name="Index_20_Link"><text:span text:style-name="T26"><text:tab/>8</text:span></text:a></text:p>
          <text:p text:style-name="P7"><text:a xlink:type="simple" xlink:href="#_Toc352962297" text:style-name="Index_20_Link" text:visited-style-name="Index_20_Link">5.3.1</text:a><text:a xlink:type="simple" xlink:href="#_Toc352962297" text:style-name="Index_20_Link" text:visited-style-name="Index_20_Link"><text:span text:style-name="T25"><text:tab/></text:span></text:a><text:a xlink:type="simple" xlink:href="#_Toc352962297" text:style-name="Index_20_Link" text:visited-style-name="Index_20_Link">Numérico (versión).</text:a><text:a xlink:type="simple" xlink:href="#_Toc352962297" text:style-name="Index_20_Link" text:visited-style-name="Index_20_Link"><text:span text:style-name="T26"><text:tab/>8</text:span></text:a></text:p>
          <text:p text:style-name="P7"><text:a xlink:type="simple" xlink:href="#_Toc352962298" text:style-name="Index_20_Link" text:visited-style-name="Index_20_Link">5.3.2</text:a><text:a xlink:type="simple" xlink:href="#_Toc352962298" text:style-name="Index_20_Link" text:visited-style-name="Index_20_Link"><text:span text:style-name="T25"><text:tab/></text:span></text:a><text:a xlink:type="simple" xlink:href="#_Toc352962298" text:style-name="Index_20_Link" text:visited-style-name="Index_20_Link">Subversión (release).</text:a><text:a xlink:type="simple" xlink:href="#_Toc352962298" text:style-name="Index_20_Link" text:visited-style-name="Index_20_Link"><text:span text:style-name="T26"><text:tab/>9</text:span></text:a></text:p>
          <text:p text:style-name="Contents_20_1"><text:a xlink:type="simple" xlink:href="#_Toc352962299" text:style-name="Index_20_Link" text:visited-style-name="Index_20_Link">6.</text:a><text:a xlink:type="simple" xlink:href="#_Toc352962299" text:style-name="Index_20_Link" text:visited-style-name="Index_20_Link"><text:span text:style-name="T23"><text:tab/></text:span></text:a><text:a xlink:type="simple" xlink:href="#_Toc352962299" text:style-name="Index_20_Link" text:visited-style-name="Index_20_Link">Proceso de Cambios.</text:a><text:a xlink:type="simple" xlink:href="#_Toc352962299" text:style-name="Index_20_Link" text:visited-style-name="Index_20_Link"><text:span text:style-name="T26"><text:tab/>10</text:span></text:a></text:p>
          <text:p text:style-name="P5"><text:a xlink:type="simple" xlink:href="#_Toc352962300" text:style-name="Index_20_Link" text:visited-style-name="Index_20_Link">6.1</text:a><text:a xlink:type="simple" xlink:href="#_Toc352962300" text:style-name="Index_20_Link" text:visited-style-name="Index_20_Link"><text:span text:style-name="T24"><text:tab/></text:span></text:a><text:a xlink:type="simple" xlink:href="#_Toc352962300" text:style-name="Index_20_Link" text:visited-style-name="Index_20_Link">Descripción.</text:a><text:a xlink:type="simple" xlink:href="#_Toc352962300" text:style-name="Index_20_Link" text:visited-style-name="Index_20_Link"><text:span text:style-name="T26"><text:tab/>10</text:span></text:a></text:p>
          <text:p text:style-name="P5"><text:a xlink:type="simple" xlink:href="#_Toc352962301" text:style-name="Index_20_Link" text:visited-style-name="Index_20_Link">6.2</text:a><text:a xlink:type="simple" xlink:href="#_Toc352962301" text:style-name="Index_20_Link" text:visited-style-name="Index_20_Link"><text:span text:style-name="T24"><text:tab/></text:span></text:a><text:a xlink:type="simple" xlink:href="#_Toc352962301" text:style-name="Index_20_Link" text:visited-style-name="Index_20_Link">Comité de Control de Cambios (CCB).</text:a><text:a xlink:type="simple" xlink:href="#_Toc352962301" text:style-name="Index_20_Link" text:visited-style-name="Index_20_Link"><text:span text:style-name="T26"><text:tab/>10</text:span></text:a></text:p>
          <text:p text:style-name="Contents_20_1"><text:a xlink:type="simple" xlink:href="#_Toc352962302" text:style-name="Index_20_Link" text:visited-style-name="Index_20_Link">7.</text:a><text:a xlink:type="simple" xlink:href="#_Toc352962302" text:style-name="Index_20_Link" text:visited-style-name="Index_20_Link"><text:span text:style-name="T23"><text:tab/></text:span></text:a><text:a xlink:type="simple" xlink:href="#_Toc352962302" text:style-name="Index_20_Link" text:visited-style-name="Index_20_Link">Ambientes.</text:a><text:a xlink:type="simple" xlink:href="#_Toc352962302" text:style-name="Index_20_Link" text:visited-style-name="Index_20_Link"><text:span text:style-name="T26"><text:tab/>10</text:span></text:a></text:p>
          <text:p text:style-name="P5"><text:a xlink:type="simple" xlink:href="#_Toc352962303" text:style-name="Index_20_Link" text:visited-style-name="Index_20_Link">7.1</text:a><text:a xlink:type="simple" xlink:href="#_Toc352962303" text:style-name="Index_20_Link" text:visited-style-name="Index_20_Link"><text:span text:style-name="T24"><text:tab/></text:span></text:a><text:a xlink:type="simple" xlink:href="#_Toc352962303" text:style-name="Index_20_Link" text:visited-style-name="Index_20_Link">Desarrollo.</text:a><text:a xlink:type="simple" xlink:href="#_Toc352962303" text:style-name="Index_20_Link" text:visited-style-name="Index_20_Link"><text:span text:style-name="T26"><text:tab/>10</text:span></text:a></text:p>
          <text:p text:style-name="P5"><text:a xlink:type="simple" xlink:href="#_Toc352962304" text:style-name="Index_20_Link" text:visited-style-name="Index_20_Link">7.2</text:a><text:a xlink:type="simple" xlink:href="#_Toc352962304" text:style-name="Index_20_Link" text:visited-style-name="Index_20_Link"><text:span text:style-name="T24"><text:tab/></text:span></text:a><text:a xlink:type="simple" xlink:href="#_Toc352962304" text:style-name="Index_20_Link" text:visited-style-name="Index_20_Link">Prueba.</text:a><text:a xlink:type="simple" xlink:href="#_Toc352962304" text:style-name="Index_20_Link" text:visited-style-name="Index_20_Link"><text:span text:style-name="T26"><text:tab/>10</text:span></text:a></text:p>
          <text:p text:style-name="P5"><text:a xlink:type="simple" xlink:href="#_Toc352962305" text:style-name="Index_20_Link" text:visited-style-name="Index_20_Link">7.3</text:a><text:a xlink:type="simple" xlink:href="#_Toc352962305" text:style-name="Index_20_Link" text:visited-style-name="Index_20_Link"><text:span text:style-name="T24"><text:tab/></text:span></text:a><text:a xlink:type="simple" xlink:href="#_Toc352962305" text:style-name="Index_20_Link" text:visited-style-name="Index_20_Link">Liberación o Producción.</text:a><text:a xlink:type="simple" xlink:href="#_Toc352962305" text:style-name="Index_20_Link" text:visited-style-name="Index_20_Link"><text:span text:style-name="T26"><text:tab/>10</text:span></text:a></text:p>
          <text:p text:style-name="Contents_20_1"><text:a xlink:type="simple" xlink:href="#_Toc352962306" text:style-name="Index_20_Link" text:visited-style-name="Index_20_Link">8.</text:a><text:a xlink:type="simple" xlink:href="#_Toc352962306" text:style-name="Index_20_Link" text:visited-style-name="Index_20_Link"><text:span text:style-name="T23"><text:tab/></text:span></text:a><text:a xlink:type="simple" xlink:href="#_Toc352962306" text:style-name="Index_20_Link" text:visited-style-name="Index_20_Link">Repositorios.</text:a><text:a xlink:type="simple" xlink:href="#_Toc352962306" text:style-name="Index_20_Link" text:visited-style-name="Index_20_Link"><text:span text:style-name="T26"><text:tab/>11</text:span></text:a></text:p>
          <text:p text:style-name="P5"><text:a xlink:type="simple" xlink:href="#_Toc352962307" text:style-name="Index_20_Link" text:visited-style-name="Index_20_Link">8.1</text:a><text:a xlink:type="simple" xlink:href="#_Toc352962307" text:style-name="Index_20_Link" text:visited-style-name="Index_20_Link"><text:span text:style-name="T24"><text:tab/></text:span></text:a><text:a xlink:type="simple" xlink:href="#_Toc352962307" text:style-name="Index_20_Link" text:visited-style-name="Index_20_Link">Repositorio de Proyecto.</text:a><text:a xlink:type="simple" xlink:href="#_Toc352962307" text:style-name="Index_20_Link" text:visited-style-name="Index_20_Link"><text:span text:style-name="T26"><text:tab/>11</text:span></text:a></text:p>
          <text:p text:style-name="P7"><text:a xlink:type="simple" xlink:href="#_Toc352962308" text:style-name="Index_20_Link" text:visited-style-name="Index_20_Link">8.1.1</text:a><text:a xlink:type="simple" xlink:href="#_Toc352962308" text:style-name="Index_20_Link" text:visited-style-name="Index_20_Link"><text:span text:style-name="T25"><text:tab/></text:span></text:a><text:a xlink:type="simple" xlink:href="#_Toc352962308" text:style-name="Index_20_Link" text:visited-style-name="Index_20_Link">Estructura.</text:a><text:a xlink:type="simple" xlink:href="#_Toc352962308" text:style-name="Index_20_Link" text:visited-style-name="Index_20_Link"><text:span text:style-name="T26"><text:tab/>11</text:span></text:a></text:p>
          <text:p text:style-name="P7"><text:a xlink:type="simple" xlink:href="#_Toc352962309" text:style-name="Index_20_Link" text:visited-style-name="Index_20_Link">8.1.2</text:a><text:a xlink:type="simple" xlink:href="#_Toc352962309" text:style-name="Index_20_Link" text:visited-style-name="Index_20_Link"><text:span text:style-name="T25"><text:tab/></text:span></text:a><text:a xlink:type="simple" xlink:href="#_Toc352962309" text:style-name="Index_20_Link" text:visited-style-name="Index_20_Link">Procedimientos y Requerimientos de Respaldo.</text:a><text:a xlink:type="simple" xlink:href="#_Toc352962309" text:style-name="Index_20_Link" text:visited-style-name="Index_20_Link"><text:span text:style-name="T26"><text:tab/>12</text:span></text:a></text:p>
          <text:p text:style-name="P7"><text:a xlink:type="simple" xlink:href="#_Toc352962310" text:style-name="Index_20_Link" text:visited-style-name="Index_20_Link">8.1.3</text:a><text:a xlink:type="simple" xlink:href="#_Toc352962310" text:style-name="Index_20_Link" text:visited-style-name="Index_20_Link"><text:span text:style-name="T25"><text:tab/></text:span></text:a><text:a xlink:type="simple" xlink:href="#_Toc352962310" text:style-name="Index_20_Link" text:visited-style-name="Index_20_Link">Respaldos del Repositorio.</text:a><text:a xlink:type="simple" xlink:href="#_Toc352962310" text:style-name="Index_20_Link" text:visited-style-name="Index_20_Link"><text:span text:style-name="T26"><text:tab/>12</text:span></text:a></text:p>
          <text:p text:style-name="P5"><text:a xlink:type="simple" xlink:href="#_Toc352962311" text:style-name="Index_20_Link" text:visited-style-name="Index_20_Link">8.2</text:a><text:a xlink:type="simple" xlink:href="#_Toc352962311" text:style-name="Index_20_Link" text:visited-style-name="Index_20_Link"><text:span text:style-name="T24"><text:tab/></text:span></text:a><text:a xlink:type="simple" xlink:href="#_Toc352962311" text:style-name="Index_20_Link" text:visited-style-name="Index_20_Link">Repositorio de Procesos.</text:a><text:a xlink:type="simple" xlink:href="#_Toc352962311" text:style-name="Index_20_Link" text:visited-style-name="Index_20_Link"><text:span text:style-name="T26"><text:tab/>13</text:span></text:a></text:p>
          <text:p text:style-name="P7"><text:a xlink:type="simple" xlink:href="#_Toc352962312" text:style-name="Index_20_Link" text:visited-style-name="Index_20_Link">8.2.1</text:a><text:a xlink:type="simple" xlink:href="#_Toc352962312" text:style-name="Index_20_Link" text:visited-style-name="Index_20_Link"><text:span text:style-name="T25"><text:tab/></text:span></text:a><text:a xlink:type="simple" xlink:href="#_Toc352962312" text:style-name="Index_20_Link" text:visited-style-name="Index_20_Link">Estructura.</text:a><text:a xlink:type="simple" xlink:href="#_Toc352962312" text:style-name="Index_20_Link" text:visited-style-name="Index_20_Link"><text:span text:style-name="T26"><text:tab/>13</text:span></text:a></text:p>
          <text:p text:style-name="P7"><text:a xlink:type="simple" xlink:href="#_Toc352962313" text:style-name="Index_20_Link" text:visited-style-name="Index_20_Link">8.2.2</text:a><text:a xlink:type="simple" xlink:href="#_Toc352962313" text:style-name="Index_20_Link" text:visited-style-name="Index_20_Link"><text:span text:style-name="T25"><text:tab/></text:span></text:a><text:a xlink:type="simple" xlink:href="#_Toc352962313" text:style-name="Index_20_Link" text:visited-style-name="Index_20_Link">Procedimientos y Requerimientos de Respaldo.</text:a><text:a xlink:type="simple" xlink:href="#_Toc352962313" text:style-name="Index_20_Link" text:visited-style-name="Index_20_Link"><text:span text:style-name="T26"><text:tab/>13</text:span></text:a></text:p>
          <text:p text:style-name="P7"><text:a xlink:type="simple" xlink:href="#_Toc352962314" text:style-name="Index_20_Link" text:visited-style-name="Index_20_Link">8.2.3</text:a><text:a xlink:type="simple" xlink:href="#_Toc352962314" text:style-name="Index_20_Link" text:visited-style-name="Index_20_Link"><text:span text:style-name="T25"><text:tab/></text:span></text:a><text:a xlink:type="simple" xlink:href="#_Toc352962314" text:style-name="Index_20_Link" text:visited-style-name="Index_20_Link">Respaldos del Repositorio.</text:a><text:a xlink:type="simple" xlink:href="#_Toc352962314" text:style-name="Index_20_Link" text:visited-style-name="Index_20_Link"><text:span text:style-name="T26"><text:tab/>13</text:span></text:a></text:p>
          <text:p text:style-name="P5"><text:a xlink:type="simple" xlink:href="#_Toc352962315" text:style-name="Index_20_Link" text:visited-style-name="Index_20_Link">8.3</text:a><text:a xlink:type="simple" xlink:href="#_Toc352962315" text:style-name="Index_20_Link" text:visited-style-name="Index_20_Link"><text:span text:style-name="T24"><text:tab/></text:span></text:a><text:a xlink:type="simple" xlink:href="#_Toc352962315" text:style-name="Index_20_Link" text:visited-style-name="Index_20_Link">Excepciones.</text:a><text:a xlink:type="simple" xlink:href="#_Toc352962315" text:style-name="Index_20_Link" text:visited-style-name="Index_20_Link"><text:span text:style-name="T26"><text:tab/>13</text:span></text:a></text:p>
          <text:p text:style-name="Contents_20_1"><text:soft-page-break/><text:a xlink:type="simple" xlink:href="#_Toc352962316" text:style-name="Index_20_Link" text:visited-style-name="Index_20_Link">9.</text:a><text:a xlink:type="simple" xlink:href="#_Toc352962316" text:style-name="Index_20_Link" text:visited-style-name="Index_20_Link"><text:span text:style-name="T23"><text:tab/></text:span></text:a><text:a xlink:type="simple" xlink:href="#_Toc352962316" text:style-name="Index_20_Link" text:visited-style-name="Index_20_Link">Estatus de la Configuración.</text:a><text:a xlink:type="simple" xlink:href="#_Toc352962316" text:style-name="Index_20_Link" text:visited-style-name="Index_20_Link"><text:span text:style-name="T26"><text:tab/>14</text:span></text:a></text:p>
          <text:p text:style-name="P5"><text:a xlink:type="simple" xlink:href="#_Toc352962317" text:style-name="Index_20_Link" text:visited-style-name="Index_20_Link">9.1</text:a><text:a xlink:type="simple" xlink:href="#_Toc352962317" text:style-name="Index_20_Link" text:visited-style-name="Index_20_Link"><text:span text:style-name="T24"><text:tab/></text:span></text:a><text:a xlink:type="simple" xlink:href="#_Toc352962317" text:style-name="Index_20_Link" text:visited-style-name="Index_20_Link">Auditorias de la Configuración.</text:a><text:a xlink:type="simple" xlink:href="#_Toc352962317" text:style-name="Index_20_Link" text:visited-style-name="Index_20_Link"><text:span text:style-name="T26"><text:tab/>14</text:span></text:a></text:p>
          <text:p text:style-name="P5"><text:a xlink:type="simple" xlink:href="#_Toc352962318" text:style-name="Index_20_Link" text:visited-style-name="Index_20_Link">9.2</text:a><text:a xlink:type="simple" xlink:href="#_Toc352962318" text:style-name="Index_20_Link" text:visited-style-name="Index_20_Link"><text:span text:style-name="T24"><text:tab/></text:span></text:a><text:a xlink:type="simple" xlink:href="#_Toc352962318" text:style-name="Index_20_Link" text:visited-style-name="Index_20_Link">Reporte de Estatus de la Configuración.</text:a><text:a xlink:type="simple" xlink:href="#_Toc352962318" text:style-name="Index_20_Link" text:visited-style-name="Index_20_Link"><text:span text:style-name="T26"><text:tab/>14</text:span></text:a></text:p>
          <text:p text:style-name="Contents_20_1"><text:a xlink:type="simple" xlink:href="#_Toc352962319" text:style-name="Index_20_Link" text:visited-style-name="Index_20_Link">10.</text:a><text:a xlink:type="simple" xlink:href="#_Toc352962319" text:style-name="Index_20_Link" text:visited-style-name="Index_20_Link"><text:span text:style-name="T23"><text:tab/></text:span></text:a><text:a xlink:type="simple" xlink:href="#_Toc352962319" text:style-name="Index_20_Link" text:visited-style-name="Index_20_Link">Archivo Histórico de Proyectos.</text:a><text:a xlink:type="simple" xlink:href="#_Toc352962319" text:style-name="Index_20_Link" text:visited-style-name="Index_20_Link"><text:span text:style-name="T26"><text:tab/>14</text:span></text:a></text:p>
          <text:p text:style-name="Contents_20_1"><text:a xlink:type="simple" xlink:href="#_Toc352962320" text:style-name="Index_20_Link" text:visited-style-name="Index_20_Link">11.</text:a><text:a xlink:type="simple" xlink:href="#_Toc352962320" text:style-name="Index_20_Link" text:visited-style-name="Index_20_Link"><text:span text:style-name="T23"><text:tab/></text:span></text:a><text:a xlink:type="simple" xlink:href="#_Toc352962320" text:style-name="Index_20_Link" text:visited-style-name="Index_20_Link">Calendario de Actividades.</text:a><text:a xlink:type="simple" xlink:href="#_Toc352962320" text:style-name="Index_20_Link" text:visited-style-name="Index_20_Link"><text:span text:style-name="T26"><text:tab/>14</text:span></text:a></text:p>
          <text:p text:style-name="Contents_20_1"><text:a xlink:type="simple" xlink:href="#_Toc352962321" text:style-name="Index_20_Link" text:visited-style-name="Index_20_Link">12.</text:a><text:a xlink:type="simple" xlink:href="#_Toc352962321" text:style-name="Index_20_Link" text:visited-style-name="Index_20_Link"><text:span text:style-name="T23"><text:tab/></text:span></text:a><text:a xlink:type="simple" xlink:href="#_Toc352962321" text:style-name="Index_20_Link" text:visited-style-name="Index_20_Link">Recursos.</text:a><text:a xlink:type="simple" xlink:href="#_Toc352962321" text:style-name="Index_20_Link" text:visited-style-name="Index_20_Link"><text:span text:style-name="T26"><text:tab/>14</text:span></text:a></text:p>
          <text:p text:style-name="P6"><text:a xlink:type="simple" xlink:href="#_Toc352962322" text:style-name="Index_20_Link" text:visited-style-name="Index_20_Link">12.1</text:a><text:a xlink:type="simple" xlink:href="#_Toc352962322" text:style-name="Index_20_Link" text:visited-style-name="Index_20_Link"><text:span text:style-name="T24"><text:tab/></text:span></text:a><text:a xlink:type="simple" xlink:href="#_Toc352962322" text:style-name="Index_20_Link" text:visited-style-name="Index_20_Link">Herramientas.</text:a><text:a xlink:type="simple" xlink:href="#_Toc352962322" text:style-name="Index_20_Link" text:visited-style-name="Index_20_Link"><text:span text:style-name="T26"><text:tab/>14</text:span></text:a></text:p>
          <text:p text:style-name="P6"><text:a xlink:type="simple" xlink:href="#_Toc352962323" text:style-name="Index_20_Link" text:visited-style-name="Index_20_Link">12.2</text:a><text:a xlink:type="simple" xlink:href="#_Toc352962323" text:style-name="Index_20_Link" text:visited-style-name="Index_20_Link"><text:span text:style-name="T24"><text:tab/></text:span></text:a><text:a xlink:type="simple" xlink:href="#_Toc352962323" text:style-name="Index_20_Link" text:visited-style-name="Index_20_Link">Capacitación.</text:a><text:a xlink:type="simple" xlink:href="#_Toc352962323" text:style-name="Index_20_Link" text:visited-style-name="Index_20_Link"><text:span text:style-name="T26"><text:tab/>14</text:span></text:a></text:p>
          <text:p text:style-name="P6"><text:a xlink:type="simple" xlink:href="#_Toc352962324" text:style-name="Index_20_Link" text:visited-style-name="Index_20_Link">12.3</text:a><text:a xlink:type="simple" xlink:href="#_Toc352962324" text:style-name="Index_20_Link" text:visited-style-name="Index_20_Link"><text:span text:style-name="T24"><text:tab/></text:span></text:a><text:a xlink:type="simple" xlink:href="#_Toc352962324" text:style-name="Index_20_Link" text:visited-style-name="Index_20_Link">Soporte.</text:a><text:a xlink:type="simple" xlink:href="#_Toc352962324" text:style-name="Index_20_Link" text:visited-style-name="Index_20_Link"><text:span text:style-name="T26"><text:tab/>14</text:span></text:a></text:p>
          <text:p text:style-name="Contents_20_1"><text:a xlink:type="simple" xlink:href="#_Toc352962325" text:style-name="Index_20_Link" text:visited-style-name="Index_20_Link">13.</text:a><text:a xlink:type="simple" xlink:href="#_Toc352962325" text:style-name="Index_20_Link" text:visited-style-name="Index_20_Link"><text:span text:style-name="T23"><text:tab/></text:span></text:a><text:a xlink:type="simple" xlink:href="#_Toc352962325" text:style-name="Index_20_Link" text:visited-style-name="Index_20_Link">Acrónimos y Definiciones.</text:a><text:a xlink:type="simple" xlink:href="#_Toc352962325" text:style-name="Index_20_Link" text:visited-style-name="Index_20_Link"><text:span text:style-name="T26"><text:tab/>15</text:span></text:a></text:p>
        </text:index-body>
      </text:table-of-content>
      <text:p text:style-name="P32"/>
      <text:p text:style-name="P32"/>
      <text:p text:style-name="P32"/>
      <text:p text:style-name="P32"/>
      <text:p text:style-name="P32"/>
      <text:p text:style-name="P32"/>
      <text:list xml:id="list2646134520" text:style-name="WWNum12">
        <text:list-item>
          <text:h text:style-name="P16" text:outline-level="1"><text:bookmark-start text:name="_Toc174506000"/><text:bookmark-start text:name="_Toc352962286"/><text:bookmark-start text:name="_Toc199561316"/><text:bookmark-start text:name="_Toc199561143"/><text:bookmark-start text:name="_Toc182395036"/>Historial de cambios<text:bookmark-end text:name="_Toc174506000"/><text:bookmark-end text:name="_Toc199561316"/><text:bookmark-end text:name="_Toc199561143"/><text:bookmark-end text:name="_Toc182395036"/>.<text:bookmark-end text:name="_Toc352962286"/></text:h>
        </text:list-item>
      </text:list>
      <text:p text:style-name="P33"/>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35"><text:span text:style-name="T28">Rev.</text:span></text:p>
          </table:table-cell>
          <table:table-cell table:style-name="Tabla2.A1" office:value-type="string">
            <text:p text:style-name="P35"><text:span text:style-name="T28">Pág.</text:span></text:p>
          </table:table-cell>
          <table:table-cell table:style-name="Tabla2.A1" office:value-type="string">
            <text:p text:style-name="P35"><text:span text:style-name="T28">Sección</text:span></text:p>
          </table:table-cell>
          <table:table-cell table:style-name="Tabla2.A1" office:value-type="string">
            <text:p text:style-name="P35"><text:span text:style-name="T28">Resumen del cambio</text:span></text:p>
          </table:table-cell>
          <table:table-cell table:style-name="Tabla2.A1" office:value-type="string">
            <text:p text:style-name="P35"><text:span text:style-name="T28">Responsable del cambio</text:span></text:p>
          </table:table-cell>
          <table:table-cell table:style-name="Tabla2.A1" office:value-type="string">
            <text:p text:style-name="P35"><text:span text:style-name="T28">Aprobó</text:span></text:p>
          </table:table-cell>
          <table:table-cell table:style-name="Tabla2.A1" office:value-type="string">
            <text:p text:style-name="P35"><text:span text:style-name="T28">Fecha</text:span></text:p>
          </table:table-cell>
        </table:table-row>
        <table:table-row table:style-name="Tabla2.1">
          <table:table-cell table:style-name="Tabla2.A2" office:value-type="string">
            <text:p text:style-name="P35"><text:span text:style-name="T22">A</text:span></text:p>
          </table:table-cell>
          <table:table-cell table:style-name="Tabla2.B2" office:value-type="string">
            <text:p text:style-name="P31"/>
          </table:table-cell>
          <table:table-cell table:style-name="Tabla2.C2" office:value-type="string">
            <text:p text:style-name="P31"/>
          </table:table-cell>
          <table:table-cell table:style-name="Tabla2.D2" office:value-type="string">
            <text:p text:style-name="Standard"><text:span text:style-name="T22">Aprobado para su liberación y uso</text:span></text:p>
          </table:table-cell>
          <table:table-cell table:style-name="Tabla2.E2" office:value-type="string">
            <text:p text:style-name="Standard"><text:span text:style-name="T22">David Adame</text:span></text:p>
          </table:table-cell>
          <table:table-cell table:style-name="Tabla2.F2" office:value-type="string">
            <text:p text:style-name="Standard"><text:span text:style-name="T22">Oscar Mesta</text:span></text:p>
          </table:table-cell>
          <table:table-cell table:style-name="Tabla2.G2" office:value-type="string">
            <text:p text:style-name="Standard"><text:span text:style-name="T22">07/11/2008</text:span></text:p>
          </table:table-cell>
        </table:table-row>
      </table:table>
      <text:p text:style-name="P36"/>
      <text:list xml:id="list40332411232973" text:continue-numbering="true" text:style-name="WWNum12">
        <text:list-item>
          <text:h text:style-name="P16" text:outline-level="1"><text:bookmark-start text:name="_Toc199561145"/><text:bookmark-start text:name="_Toc352962287"/><text:bookmark-start text:name="_Toc199561318"/>Introducción<text:bookmark-end text:name="_Toc199561145"/><text:bookmark-end text:name="_Toc199561318"/>.<text:bookmark-end text:name="_Toc352962287"/></text:h>
          <text:list>
            <text:list-item>
              <text:h text:style-name="P18" text:outline-level="2"><text:bookmark-start text:name="_Toc199561146"/><text:bookmark-start text:name="_Toc352962288"/><text:bookmark-start text:name="_Toc199561319"/>Propósito del <text:bookmark-end text:name="_Toc199561146"/><text:bookmark-end text:name="_Toc199561319"/>Documento.<text:bookmark-end text:name="_Toc352962288"/></text:h>
            </text:list-item>
          </text:list>
        </text:list-item>
      </text:list>
      <text:p text:style-name="Arial">El propósito del documento es identificar y describir el plan organizacional para la administración de la configuración en la Universidad Autónoma de Coahuila. El plan describe en términos simples y directos las reglas requeridos para asegurar que los cambios que se presenten se den de manera ordenada y en un ambiente controlado.</text:p>
      <text:list xml:id="list40331865972058" text:continue-numbering="true" text:style-name="WWNum12">
        <text:list-item>
          <text:list>
            <text:list-item>
              <text:h text:style-name="P18" text:outline-level="2"><text:bookmark-start text:name="_Toc352962289"/><text:span text:style-name="T27">Alcance</text:span><text:bookmark-end text:name="_Toc352962289"/></text:h>
            </text:list-item>
          </text:list>
        </text:list-item>
      </text:list>
      <text:p text:style-name="parrafo">Este plan será una guía para todos los proyectos académicos de desarrollo de software ejecutados por la Universidad Autónoma de Coahuila.</text:p>
      <text:list xml:id="list40332113693930" text:continue-numbering="true" text:style-name="WWNum12">
        <text:list-item>
          <text:h text:style-name="P17" text:outline-level="1"><text:bookmark-start text:name="_Toc352962290"/>Roles y Responsabilidades.<text:bookmark-end text:name="_Toc352962290"/></text:h>
        </text:list-item>
      </text:list>
      <text:p text:style-name="P29"/>
      <table:table table:name="Tabla3" table:style-name="Tabla3">
        <table:table-column table:style-name="Tabla3.A"/>
        <table:table-column table:style-name="Tabla3.B"/>
        <table:table-row table:style-name="Tabla3.1">
          <table:table-cell table:style-name="Tabla3.A1" office:value-type="string">
            <text:p text:style-name="P50"><text:span text:style-name="T29">Rol</text:span></text:p>
          </table:table-cell>
          <table:table-cell table:style-name="Tabla3.A1" office:value-type="string">
            <text:p text:style-name="P51"><text:span text:style-name="T29">Responsabilidad</text:span></text:p>
          </table:table-cell>
        </table:table-row>
        <table:table-row table:style-name="Tabla3.1">
          <table:table-cell table:style-name="Tabla3.A2" office:value-type="string">
            <text:p text:style-name="Table_20_Txt"><text:span text:style-name="T5">Administrador de la Configuración Organizacional</text:span></text:p>
          </table:table-cell>
          <table:table-cell table:style-name="Tabla3.A2" office:value-type="string">
            <text:p text:style-name="P42"><text:span text:style-name="T5">Monitorear y salvaguardar los activos del proyecto y reforzar las prácticas de desarrollo de software.</text:span></text:p>
            <text:p text:style-name="P42"><text:span text:style-name="T5">Asegurar la integridad de los cambios realizados a los artefactos de un proyecto y que los involucrados en el mismo, sean informados del estado de los productos, sus cambios, el costo y el impacto que tienen en la planeación.</text:span></text:p>
            <text:p text:style-name="P42"><text:span text:style-name="T5">Elaborar el plan organizacional y revisarlo con la alta gerencia.</text:span></text:p>
            <text:p text:style-name="P42"><text:span text:style-name="T5">Realizar auditorías de administración de la configuración <text:s/>organizacional.</text:span></text:p>
          </table:table-cell>
        </table:table-row>
        <table:table-row table:style-name="Tabla3.1">
          <table:table-cell table:style-name="Tabla3.A2" office:value-type="string">
            <text:p text:style-name="Table_20_Txt"><text:span text:style-name="T5">Administrador de la Configuración del Proyecto</text:span></text:p>
          </table:table-cell>
          <table:table-cell table:style-name="Tabla3.A2" office:value-type="string">
            <text:p text:style-name="P42"><text:span text:style-name="T5">Elaborar el plan de administración de la configuración del proyecto.</text:span></text:p>
            <text:p text:style-name="P42"><text:span text:style-name="T5">Elaborar y mantener las políticas de administración de la configuración del proyecto, crear repositorios, establecer sistema de administración de la configuración, configurar los ambientes de trabajo para el proyecto, realizar la auditoría de la configuración física, crear línea base, crear unidad de liberación, realizar revisión de la configuración.</text:span></text:p>
          </table:table-cell>
        </table:table-row>
        <table:table-row table:style-name="Tabla3.1">
          <table:table-cell table:style-name="Tabla3.A2" office:value-type="string">
            <text:p text:style-name="Table_20_Txt"><text:span text:style-name="T5">Equipo de Trabajo</text:span></text:p>
          </table:table-cell>
          <table:table-cell table:style-name="Tabla3.A2" office:value-type="string">
            <text:p text:style-name="P42"><text:span text:style-name="T5">Crear <text:s/>y versionar los elementos de configuración. </text:span></text:p>
          </table:table-cell>
        </table:table-row>
        <table:table-row table:style-name="Tabla3.1">
          <table:table-cell table:style-name="Tabla3.A2" office:value-type="string">
            <text:p text:style-name="Table_20_Txt"><text:span text:style-name="T5">Responsable de QA</text:span></text:p>
          </table:table-cell>
          <table:table-cell table:style-name="Tabla3.A2" office:value-type="string">
            <text:p text:style-name="P42"><text:span text:style-name="T5">Realizar auditorías de configuración funcional, registrar los hallazgos si existen y dar seguimiento hasta su cierre.</text:span></text:p>
          </table:table-cell>
        </table:table-row>
        <table:table-row table:style-name="Tabla3.1">
          <table:table-cell table:style-name="Tabla3.A2" office:value-type="string">
            <text:p text:style-name="Table_20_Txt"><text:span text:style-name="T5">Comité de Control de Cambios (CCB)</text:span></text:p>
            <text:p text:style-name="P43"/>
          </table:table-cell>
          <table:table-cell table:style-name="Tabla3.A2" office:value-type="string">
            <text:p text:style-name="P42"><text:span text:style-name="T5">Recibir, determinar y analizar el impacto, y autorizar o rechazar las solicitudes de cambios registradas para el proyecto.</text:span></text:p>
          </table:table-cell>
        </table:table-row>
        <text:soft-page-break/>
        <table:table-row table:style-name="Tabla3.1">
          <table:table-cell table:style-name="Tabla3.A2" office:value-type="string">
            <text:p text:style-name="Table_20_Txt"><text:span text:style-name="T5">Alta Gerencia</text:span></text:p>
          </table:table-cell>
          <table:table-cell table:style-name="Tabla3.A2" office:value-type="string">
            <text:p text:style-name="Table_20_Txt"><text:span text:style-name="T5">Evaluar las necesidades de capacitación relacionadas con las actividades de la administración de la configuración de la organización y revisar el avance del proceso. Tomando en cuenta que si existen hallazgos se tiene que dar seguimiento.</text:span></text:p>
          </table:table-cell>
        </table:table-row>
        <table:table-row table:style-name="Tabla3.1">
          <table:table-cell table:style-name="Tabla3.A2" office:value-type="string">
            <text:p text:style-name="Table_20_Txt"><text:span text:style-name="T5">Líder del proyecto</text:span></text:p>
          </table:table-cell>
          <table:table-cell table:style-name="Tabla3.A2" office:value-type="string">
            <text:p text:style-name="Table_20_Txt"><text:span text:style-name="T5">Dar seguimiento a las solicitudes de control de cambios.</text:span></text:p>
          </table:table-cell>
        </table:table-row>
        <table:table-row table:style-name="Tabla3.1">
          <table:table-cell table:style-name="Tabla3.A2" office:value-type="string">
            <text:p text:style-name="Table_20_Txt"><text:span text:style-name="T5">Ingeniero de Software</text:span></text:p>
          </table:table-cell>
          <table:table-cell table:style-name="Tabla3.A2" office:value-type="string">
            <text:p text:style-name="Table_20_Txt"><text:span text:style-name="T5">Implementar los cambios en los ambientes correspondientes.</text:span></text:p>
          </table:table-cell>
        </table:table-row>
      </table:table>
      <text:list xml:id="list40333135469458" text:continue-numbering="true" text:style-name="WWNum12">
        <text:list-item>
          <text:h text:style-name="P17" text:outline-level="1"><text:bookmark-start text:name="_Toc352962291"/>Lineamientos Generales para la Configuración.<text:bookmark-end text:name="_Toc352962291"/></text:h>
          <text:list>
            <text:list-item>
              <text:h text:style-name="P18" text:outline-level="2"><text:bookmark-start text:name="_Toc352962292"/>Identificación de Líneas Base.<text:bookmark-end text:name="_Toc352962292"/></text:h>
            </text:list-item>
          </text:list>
        </text:list-item>
      </text:list>
      <text:p text:style-name="P52"><text:span text:style-name="T32">Para los proyectos de desarrollo se sugieren las siguientes Líneas Base:</text:span><text:bookmark text:name="_Toc199561149"/><text:bookmark text:name="_Toc199561322"/></text:p>
      <text:p text:style-name="parrafo"/>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5"><text:span text:style-name="T28">Línea Base</text:span></text:p>
          </table:table-cell>
          <table:table-cell table:style-name="Tabla4.A1" office:value-type="string">
            <text:p text:style-name="P35"><text:span text:style-name="T28">Descripción</text:span></text:p>
          </table:table-cell>
          <table:table-cell table:style-name="Tabla4.A1" office:value-type="string">
            <text:p text:style-name="P35"><text:span text:style-name="T28">Componentes</text:span></text:p>
          </table:table-cell>
        </table:table-row>
        <table:table-row table:style-name="Tabla4.2">
          <table:table-cell table:style-name="Tabla4.A2" office:value-type="string">
            <text:p text:style-name="Standard"><text:span text:style-name="T35">Línea Base de Planeación</text:span></text:p>
          </table:table-cell>
          <table:table-cell table:style-name="Tabla4.B2" office:value-type="string">
            <text:p text:style-name="Standard">Se ha autorizado por parte del Cliente la Propuesta de Negocio y el presupuesto. Los requerimientos de alto nivel (OBJ) han sido establecidos y aprobados.</text:p>
          </table:table-cell>
          <table:table-cell table:style-name="Tabla4.C2" office:value-type="string">
            <text:list xml:id="list826054819" text:style-name="WWNum38">
              <text:list-item>
                <text:p text:style-name="P25"><text:span text:style-name="T22">Propuesta de Negocio (autorizada por el Cliente)</text:span></text:p>
              </text:list-item>
              <text:list-item>
                <text:p text:style-name="P25"><text:span text:style-name="T22">Herramienta de Estimación (aprobada)</text:span></text:p>
              </text:list-item>
            </text:list>
          </table:table-cell>
        </table:table-row>
        <table:table-row table:style-name="Tabla4.3">
          <table:table-cell table:style-name="Tabla4.A3" office:value-type="string">
            <text:p text:style-name="Standard"><text:span text:style-name="T35">Línea Base de Análisis</text:span></text:p>
          </table:table-cell>
          <table:table-cell table:style-name="Tabla4.B3" office:value-type="string">
            <text:p text:style-name="Standard">La planeación del proyecto ha sido establecida, y los recursos están disponibles para iniciar la ejecución del proyecto</text:p>
          </table:table-cell>
          <table:table-cell table:style-name="Tabla4.C3" office:value-type="string">
            <text:list xml:id="list40332962701229" text:continue-numbering="true" text:style-name="WWNum38">
              <text:list-item>
                <text:p text:style-name="P25"><text:span text:style-name="T22">Especificación del Proyecto <text:s/>y todos sus Planes Anexos (Autorizados)</text:span></text:p>
              </text:list-item>
              <text:list-item>
                <text:p text:style-name="P25"><text:span text:style-name="T22">WBS (actualizado)</text:span></text:p>
              </text:list-item>
              <text:list-item>
                <text:p text:style-name="P25"><text:span text:style-name="T22">Herramienta de Estimación (actualizada)</text:span></text:p>
              </text:list-item>
              <text:list-item>
                <text:p text:style-name="P25"><text:span text:style-name="T22">Matriz de Administración de Riesgos (Aprobada)</text:span></text:p>
              </text:list-item>
              <text:list-item>
                <text:p text:style-name="P25"><text:span text:style-name="T33">Matriz de Asuntos del Proyecto (Preliminar)</text:span></text:p>
              </text:list-item>
              <text:list-item>
                <text:p text:style-name="P25"><text:span text:style-name="T33">Repositorio (Instalado y Actualizado)</text:span></text:p>
              </text:list-item>
            </text:list>
          </table:table-cell>
        </table:table-row>
        <text:soft-page-break/>
        <table:table-row table:style-name="Tabla4.4">
          <table:table-cell table:style-name="Tabla4.A4" office:value-type="string">
            <text:p text:style-name="Standard"><text:span text:style-name="T35">Línea Base de Ingeniería</text:span></text:p>
          </table:table-cell>
          <table:table-cell table:style-name="Tabla4.B4" office:value-type="string">
            <text:p text:style-name="P4">La visión y los requerimientos han sido establecidos, detallados, documentados y autorizados por los involucrados relevantes.</text:p>
            <text:p text:style-name="Standard">La planeación ha sido revisada y actualizada.</text:p>
          </table:table-cell>
          <table:table-cell table:style-name="Tabla4.C4" office:value-type="string">
            <text:list xml:id="list47998673" text:style-name="WWNum39">
              <text:list-item>
                <text:p text:style-name="P26"><text:span text:style-name="T22">Especificación de Requerimientos (Aprobada)</text:span></text:p>
              </text:list-item>
              <text:list-item>
                <text:p text:style-name="P26"><text:span text:style-name="T22">Modelo de Casos de Uso (Aprobado)</text:span></text:p>
              </text:list-item>
              <text:list-item>
                <text:p text:style-name="P26"><text:span text:style-name="T33">Matriz de Rastreabilidad (Aprobado)</text:span></text:p>
              </text:list-item>
            </text:list>
            <text:list xml:id="list40332623773155" text:continue-list="list40332962701229" text:style-name="WWNum38">
              <text:list-item>
                <text:p text:style-name="P25"><text:span text:style-name="T22">WBS (actualizado)</text:span></text:p>
              </text:list-item>
              <text:list-item>
                <text:p text:style-name="P25"><text:span text:style-name="T22">Herramienta de Estimación (actualizada)</text:span></text:p>
              </text:list-item>
              <text:list-item>
                <text:p text:style-name="P25"><text:span text:style-name="T22">Matriz de Administración de Riesgos (Actualizada)</text:span></text:p>
              </text:list-item>
            </text:list>
          </table:table-cell>
        </table:table-row>
        <table:table-row table:style-name="Tabla4.4">
          <table:table-cell table:style-name="Tabla4.A5" office:value-type="string">
            <text:p text:style-name="Standard"><text:span text:style-name="T35">Línea Base de Liberación</text:span></text:p>
          </table:table-cell>
          <table:table-cell table:style-name="Tabla4.B5" office:value-type="string">
            <text:p text:style-name="P4">El desarrollo, la prueba básica, de función y de integración han sido concluidas. Las correcciones y soliciutdes de cambio han sido implementadas y validadas. La documetnación del usuario ha sido creada y revisada.</text:p>
          </table:table-cell>
          <table:table-cell table:style-name="Tabla4.C5" office:value-type="string">
            <text:list xml:id="list40332852971152" text:continue-list="list47998673" text:style-name="WWNum39">
              <text:list-item>
                <text:p text:style-name="P26"><text:span text:style-name="T35">Código Fuente (liberado)</text:span></text:p>
              </text:list-item>
              <text:list-item>
                <text:p text:style-name="P26"><text:span text:style-name="T22">Defectos (cerrados)</text:span></text:p>
              </text:list-item>
              <text:list-item>
                <text:p text:style-name="P26"><text:span text:style-name="T22">Solicitudes de Cambio (Cerradas)</text:span></text:p>
              </text:list-item>
              <text:list-item>
                <text:p text:style-name="P26"><text:span text:style-name="T22">Casos de Prueba (Ejecutados)</text:span></text:p>
              </text:list-item>
              <text:list-item>
                <text:p text:style-name="P26"><text:span text:style-name="T22">Notas de Liberación (Aprobadas)</text:span></text:p>
              </text:list-item>
              <text:list-item>
                <text:p text:style-name="P26"><text:span text:style-name="T22">Scripts de Instalación (Probados)</text:span></text:p>
              </text:list-item>
              <text:list-item>
                <text:p text:style-name="P26"><text:span text:style-name="T35">Guía del Usuario (Aprobada)</text:span></text:p>
              </text:list-item>
            </text:list>
          </table:table-cell>
        </table:table-row>
      </table:table>
      <text:list xml:id="list40331442953000" text:continue-list="list40333135469458" text:style-name="WWNum12">
        <text:list-item>
          <text:h text:style-name="P17" text:outline-level="1"><text:bookmark-start text:name="_Toc352962293"/>Identificación de la Configuración del Software.<text:bookmark-end text:name="_Toc352962293"/></text:h>
          <text:list>
            <text:list-item>
              <text:h text:style-name="P18" text:outline-level="2"><text:bookmark-start text:name="_Toc352962294"/>Identificación de Elementos de Configuración.<text:bookmark-end text:name="_Toc352962294"/></text:h>
            </text:list-item>
          </text:list>
        </text:list-item>
      </text:list>
      <text:p text:style-name="parrafo">Los criterios o estándares a seguir para su nomenclatura, cada producto de trabajo sometido a Administración de la Configuración <text:s/>deber seguir los criterios para la nomenclatura de versiones de elementos de configuración y productos así como las reglas definidas en el plan de configuración organizacional.</text:p>
      <text:p text:style-name="parrafo"><text:span text:style-name="T37">A continuación se detallan los elementos de configuración estándar en un proyecto académico de desarrollo de software:</text:span></text:p>
      <text:p text:style-name="parrafo"/>
      <table:table table:name="Tabla5" table:style-name="Tabla5">
        <table:table-column table:style-name="Tabla5.A"/>
        <table:table-column table:style-name="Tabla5.B"/>
        <table:table-row table:style-name="Tabla5.1">
          <table:table-cell table:style-name="Tabla5.A1" office:value-type="string">
            <text:p text:style-name="P35"><text:span text:style-name="T28">Nombre del Elemento de Configuración</text:span></text:p>
          </table:table-cell>
          <table:table-cell table:style-name="Tabla5.A1" office:value-type="string">
            <text:p text:style-name="P35"><text:span text:style-name="T28">Nombre del Archivo</text:span></text:p>
          </table:table-cell>
        </table:table-row>
        <table:table-row table:style-name="Tabla5.2">
          <table:table-cell table:style-name="Tabla5.A2" office:value-type="string">
            <text:p text:style-name="Standard"><text:span text:style-name="T19">PLANEACION</text:span></text:p>
          </table:table-cell>
          <table:table-cell table:style-name="Tabla5.A2" office:value-type="string">
            <text:p text:style-name="Standard"><text:span text:style-name="T19">\\proyectos\cliente\proyecto\doc\PP</text:span></text:p>
          </table:table-cell>
        </table:table-row>
        <table:table-row table:style-name="Tabla5.2">
          <table:table-cell table:style-name="Tabla5.A3" office:value-type="string">
            <text:p text:style-name="Standard"><text:span text:style-name="T35">Matriz de Riesgos</text:span></text:p>
          </table:table-cell>
          <table:table-cell table:style-name="Tabla5.B3" office:value-type="string">
            <text:p text:style-name="Standard"><text:span text:style-name="T36">PAL</text:span><text:span text:style-name="T35">-PP-RISK.xlsx</text:span></text:p>
          </table:table-cell>
        </table:table-row>
        <table:table-row table:style-name="Tabla5.2">
          <table:table-cell table:style-name="Tabla5.A4" office:value-type="string">
            <text:p text:style-name="Standard"><text:span text:style-name="T35">Herramienta de Estimación</text:span></text:p>
          </table:table-cell>
          <table:table-cell table:style-name="Tabla5.B4" office:value-type="string">
            <text:p text:style-name="Standard"><text:span text:style-name="T36">PAL</text:span><text:span text:style-name="T35">-PP-ESTIM.xlsx</text:span></text:p>
          </table:table-cell>
        </table:table-row>
        <table:table-row table:style-name="Tabla5.2">
          <table:table-cell table:style-name="Tabla5.A5" office:value-type="string">
            <text:p text:style-name="Standard"><text:span text:style-name="T35">WBS</text:span></text:p>
          </table:table-cell>
          <table:table-cell table:style-name="Tabla5.B5" office:value-type="string">
            <text:p text:style-name="Standard"><text:span text:style-name="T36">PAL</text:span><text:span text:style-name="T35">-PP-WBS.mpp</text:span></text:p>
          </table:table-cell>
        </table:table-row>
        <table:table-row table:style-name="Tabla5.2">
          <table:table-cell table:style-name="Tabla5.A6" office:value-type="string">
            <text:p text:style-name="Standard"><text:span text:style-name="T35">Propuesta de Negocio</text:span></text:p>
          </table:table-cell>
          <table:table-cell table:style-name="Tabla5.B6" office:value-type="string">
            <text:p text:style-name="Standard"><text:span text:style-name="T36">PAL</text:span><text:span text:style-name="T35">-PP-PROPNEG.docx</text:span></text:p>
          </table:table-cell>
        </table:table-row>
        <table:table-row table:style-name="Tabla5.2">
          <table:table-cell table:style-name="Tabla5.A2" office:value-type="string">
            <text:p text:style-name="Standard"><text:span text:style-name="T30">DESARROLLO DE REQUERIMIENTOS</text:span></text:p>
          </table:table-cell>
          <table:table-cell table:style-name="Tabla5.A2" office:value-type="string">
            <text:p text:style-name="Standard"><text:span text:style-name="T19">\\proyectos\cliente\proyecto\doc\RD</text:span></text:p>
          </table:table-cell>
        </table:table-row>
        <table:table-row table:style-name="Tabla5.2">
          <table:table-cell table:style-name="Tabla5.A8" office:value-type="string">
            <text:p text:style-name="Standard"><text:span text:style-name="T35">Modelo de Casos de Uso</text:span></text:p>
          </table:table-cell>
          <table:table-cell table:style-name="Tabla5.B8" office:value-type="string">
            <text:p text:style-name="Standard"><text:span text:style-name="T36">PAL-</text:span><text:span text:style-name="T35">RD-CASOSDEUSO.docx</text:span></text:p>
          </table:table-cell>
        </table:table-row>
        <table:table-row table:style-name="Tabla5.2">
          <table:table-cell table:style-name="Tabla5.A2" office:value-type="string">
            <text:p text:style-name="Standard"><text:span text:style-name="T30">ADMINISTRACION DE LA CONFIGURACION</text:span></text:p>
          </table:table-cell>
          <table:table-cell table:style-name="Tabla5.A2" office:value-type="string">
            <text:p text:style-name="Standard"><text:span text:style-name="T19">\\proyectos\cliente\proyecto\doc\CM</text:span></text:p>
          </table:table-cell>
        </table:table-row>
        <text:soft-page-break/>
        <table:table-row table:style-name="Tabla5.2">
          <table:table-cell table:style-name="Tabla5.A10" office:value-type="string">
            <text:p text:style-name="Standard"><text:span text:style-name="T35">Solicitud de Cambio</text:span></text:p>
          </table:table-cell>
          <table:table-cell table:style-name="Tabla5.B10" office:value-type="string">
            <text:p text:style-name="Standard"><text:span text:style-name="T36">PAL</text:span><text:span text:style-name="T35">-CM-CAMBIO-#</text:span></text:p>
          </table:table-cell>
        </table:table-row>
        <table:table-row table:style-name="Tabla5.2">
          <table:table-cell table:style-name="Tabla5.A11" office:value-type="string">
            <text:p text:style-name="Standard"><text:span text:style-name="T35">Línea Base</text:span></text:p>
          </table:table-cell>
          <table:table-cell table:style-name="Tabla5.B11" office:value-type="string">
            <text:p text:style-name="Standard"><text:span text:style-name="T36">PAL-</text:span><text:span text:style-name="T35">CM-</text:span><text:span text:style-name="T36">LINEABASE</text:span><text:span text:style-name="T35">-aaaammdd.docx</text:span></text:p>
          </table:table-cell>
        </table:table-row>
        <table:table-row table:style-name="Tabla5.2">
          <table:table-cell table:style-name="Tabla5.A2" office:value-type="string">
            <text:p text:style-name="Standard"><text:span text:style-name="T30">SOFTWARE</text:span></text:p>
          </table:table-cell>
          <table:table-cell table:style-name="Tabla5.A2" office:value-type="string">
            <text:p text:style-name="Standard"><text:span text:style-name="T19">\\proyectos\cliente\proyecto\SWU</text:span></text:p>
          </table:table-cell>
        </table:table-row>
        <table:table-row table:style-name="Tabla5.2">
          <table:table-cell table:style-name="Tabla5.A13" office:value-type="string">
            <text:p text:style-name="Standard"><text:span text:style-name="T35">Archivo de Código</text:span></text:p>
          </table:table-cell>
          <table:table-cell table:style-name="Tabla5.A13" office:value-type="string">
            <text:p text:style-name="Standard"><text:span text:style-name="T36">PAL</text:span><text:span text:style-name="T35">-SW-U-#</text:span></text:p>
          </table:table-cell>
        </table:table-row>
      </table:table>
      <text:list xml:id="list40331690470509" text:continue-numbering="true" text:style-name="WWNum12">
        <text:list-item>
          <text:list>
            <text:list-item>
              <text:h text:style-name="P18" text:outline-level="2"><text:bookmark-start text:name="_Toc352962295"/>Nombrado de los Elementos de Configuración.<text:bookmark-end text:name="_Toc352962295"/></text:h>
            </text:list-item>
          </text:list>
        </text:list-item>
      </text:list>
      <text:p text:style-name="parrafo"><text:span text:style-name="T40">El nombrado de los archivos de los Elementos de Configuración debe de conformar con los siguientes estándares</text:span>:</text:p>
      <text:p text:style-name="P34"/>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35"><text:span text:style-name="T28">No.</text:span></text:p>
          </table:table-cell>
          <table:table-cell table:style-name="Tabla6.A1" office:value-type="string">
            <text:p text:style-name="P35"><text:span text:style-name="T28">Estándar archivo</text:span></text:p>
          </table:table-cell>
          <table:table-cell table:style-name="Tabla6.A1" office:value-type="string">
            <text:p text:style-name="P35"><text:span text:style-name="T28">Aplicable</text:span></text:p>
          </table:table-cell>
        </table:table-row>
        <table:table-row table:style-name="Tabla6.1">
          <table:table-cell table:style-name="Tabla6.A2" office:value-type="string">
            <text:p text:style-name="P35"><text:span text:style-name="T22">1</text:span></text:p>
          </table:table-cell>
          <table:table-cell table:style-name="Tabla6.A2" office:value-type="string">
            <text:p text:style-name="P35"><text:span text:style-name="T22">&lt;idProducto&gt;v&lt;version&gt;-&lt;area&gt;-&lt;tipo&gt;</text:span></text:p>
          </table:table-cell>
          <table:table-cell table:style-name="Tabla6.A2" office:value-type="string">
            <text:p text:style-name="Standard"><text:span text:style-name="T22">Todos los CI excepto:</text:span></text:p>
            <text:list xml:id="list22873120" text:style-name="WWNum40">
              <text:list-item>
                <text:p text:style-name="P27"><text:span text:style-name="T33">Agenda de Reunión de Seguimiento</text:span></text:p>
              </text:list-item>
              <text:list-item>
                <text:p text:style-name="P27"><text:span text:style-name="T33">Reporte de Avance del Proyecto</text:span></text:p>
              </text:list-item>
              <text:list-item>
                <text:p text:style-name="P27"><text:span text:style-name="T35">Minuta de Reunión</text:span></text:p>
              </text:list-item>
              <text:list-item>
                <text:p text:style-name="P27"><text:span text:style-name="T35">Solicitud de Cambio</text:span></text:p>
              </text:list-item>
              <text:list-item>
                <text:p text:style-name="P27"><text:span text:style-name="T35">Archivo de Código</text:span></text:p>
              </text:list-item>
              <text:list-item>
                <text:p text:style-name="P27"><text:span text:style-name="T33">Respaldo de Base de Datos</text:span></text:p>
              </text:list-item>
            </text:list>
          </table:table-cell>
        </table:table-row>
        <table:table-row table:style-name="Tabla6.1">
          <table:table-cell table:style-name="Tabla6.A2" office:value-type="string">
            <text:p text:style-name="P35"><text:span text:style-name="T22">2</text:span></text:p>
          </table:table-cell>
          <table:table-cell table:style-name="Tabla6.A2" office:value-type="string">
            <text:p text:style-name="P35"><text:span text:style-name="T22">&lt;idProducto&gt;v&lt;version&gt;-&lt;area&gt;-&lt;tipo&gt;-&lt;ddmmaaaa&gt;</text:span></text:p>
          </table:table-cell>
          <table:table-cell table:style-name="Tabla6.A2" office:value-type="string">
            <text:p text:style-name="Standard"><text:span text:style-name="T22">Solo los siguientes artefactos:</text:span></text:p>
            <text:list xml:id="list40331925324201" text:continue-numbering="true" text:style-name="WWNum40">
              <text:list-item>
                <text:p text:style-name="P27"><text:span text:style-name="T33">Agenda de Reunión de Seguimiento</text:span></text:p>
              </text:list-item>
              <text:list-item>
                <text:p text:style-name="P27"><text:span text:style-name="T33">Reporte de Avance del Proyecto</text:span></text:p>
              </text:list-item>
              <text:list-item>
                <text:p text:style-name="P27"><text:span text:style-name="T35">Minuta de Reunion</text:span></text:p>
              </text:list-item>
              <text:list-item>
                <text:p text:style-name="P27"><text:span text:style-name="T33">Respaldo de Base de Datos</text:span></text:p>
              </text:list-item>
            </text:list>
          </table:table-cell>
        </table:table-row>
        <table:table-row table:style-name="Tabla6.1">
          <table:table-cell table:style-name="Tabla6.A2" office:value-type="string">
            <text:p text:style-name="P35"><text:span text:style-name="T35">3</text:span></text:p>
          </table:table-cell>
          <table:table-cell table:style-name="Tabla6.A2" office:value-type="string">
            <text:p text:style-name="P35"><text:span text:style-name="T22">&lt;idProducto&gt;v&lt;version&gt;-&lt;area&gt;-&lt;tipo&gt;-&lt;consecutivo&gt;</text:span></text:p>
          </table:table-cell>
          <table:table-cell table:style-name="Tabla6.A2" office:value-type="string">
            <text:p text:style-name="Standard"><text:span text:style-name="T22">Solo los siguientes artefactos:</text:span></text:p>
            <text:list xml:id="list40332713762727" text:continue-numbering="true" text:style-name="WWNum40">
              <text:list-item>
                <text:p text:style-name="P27"><text:span text:style-name="T35">Archivo de Código</text:span></text:p>
              </text:list-item>
              <text:list-item>
                <text:p text:style-name="P27"><text:span text:style-name="T35">Solicitud de Cambio</text:span></text:p>
              </text:list-item>
            </text:list>
          </table:table-cell>
        </table:table-row>
      </table:table>
      <text:p text:style-name="P29"/>
      <text:p text:style-name="Standard"><text:span text:style-name="T18"><text:tab/><text:tab/>donde,</text:span></text:p>
      <text:p text:style-name="P29"/>
      <table:table table:name="Tabla7" table:style-name="Tabla7">
        <table:table-column table:style-name="Tabla7.A"/>
        <table:table-column table:style-name="Tabla7.B"/>
        <table:table-row table:style-name="Tabla7.1">
          <table:table-cell table:style-name="Tabla7.A1" office:value-type="string">
            <text:p text:style-name="P35"><text:span text:style-name="T28">Estándar</text:span></text:p>
          </table:table-cell>
          <table:table-cell table:style-name="Tabla7.A1" office:value-type="string">
            <text:p text:style-name="P35"><text:span text:style-name="T28">Descripción</text:span></text:p>
          </table:table-cell>
        </table:table-row>
        <table:table-row table:style-name="Tabla7.1">
          <table:table-cell table:style-name="Tabla7.A2" office:value-type="string">
            <text:p text:style-name="Standard"><text:span text:style-name="T35">idProducto</text:span></text:p>
          </table:table-cell>
          <table:table-cell table:style-name="Tabla7.B2" office:value-type="string">
            <text:p text:style-name="P2">Clave única que identifica el producto generado por el proyecto</text:p>
          </table:table-cell>
        </table:table-row>
        <table:table-row table:style-name="Tabla7.1">
          <table:table-cell table:style-name="Tabla7.A3" office:value-type="string">
            <text:p text:style-name="Standard"><text:span text:style-name="T35">Versión</text:span></text:p>
          </table:table-cell>
          <table:table-cell table:style-name="Tabla7.B3" office:value-type="string">
            <text:p text:style-name="P2">Versión del producto generado por el proyecto</text:p>
          </table:table-cell>
        </table:table-row>
        <text:soft-page-break/>
        <table:table-row table:style-name="Tabla7.1">
          <table:table-cell table:style-name="Tabla7.A4" office:value-type="string">
            <text:p text:style-name="Standard"><text:span text:style-name="T35">Área</text:span></text:p>
          </table:table-cell>
          <table:table-cell table:style-name="Tabla7.B4" office:value-type="string">
            <text:p text:style-name="P2">Área de proceso de CMMI a la que pertenece el documento:</text:p>
            <text:list xml:id="list40332813602270" text:continue-numbering="true" text:style-name="WWNum40">
              <text:list-item>
                <text:p text:style-name="P1">PP: Planeación de Proyecto</text:p>
              </text:list-item>
              <text:list-item>
                <text:p text:style-name="P1">PMC: Monitoreo y Control del Proyecto</text:p>
              </text:list-item>
              <text:list-item>
                <text:p text:style-name="P1">RD: Desarrollo de Requerimientos</text:p>
              </text:list-item>
              <text:list-item>
                <text:p text:style-name="P1">REQM: Administración de Requerimientos</text:p>
              </text:list-item>
              <text:list-item>
                <text:p text:style-name="P1">MA: Medición y Análisis</text:p>
              </text:list-item>
              <text:list-item>
                <text:p text:style-name="P1">QA: Aseguramiento de la Calidad</text:p>
              </text:list-item>
              <text:list-item>
                <text:p text:style-name="P1">VERYVAL: Verificación y Validación</text:p>
              </text:list-item>
              <text:list-item>
                <text:p text:style-name="P1">CM: Administración de la Configuración</text:p>
              </text:list-item>
            </text:list>
            <text:p text:style-name="P2">Y se ha agregado un área más para clasificar los productos de software:</text:p>
            <text:list xml:id="list40331942782616" text:continue-numbering="true" text:style-name="WWNum40">
              <text:list-item>
                <text:p text:style-name="P1">SW: Software</text:p>
              </text:list-item>
            </text:list>
          </table:table-cell>
        </table:table-row>
        <table:table-row table:style-name="Tabla7.1">
          <table:table-cell table:style-name="Tabla7.A5" office:value-type="string">
            <text:p text:style-name="Standard"><text:span text:style-name="T35">Tipo</text:span></text:p>
          </table:table-cell>
          <table:table-cell table:style-name="Tabla7.B5" office:value-type="string">
            <text:p text:style-name="P2">Tipo de Artefacto</text:p>
          </table:table-cell>
        </table:table-row>
        <table:table-row table:style-name="Tabla7.1">
          <table:table-cell table:style-name="Tabla7.A6" office:value-type="string">
            <text:p text:style-name="Standard"><text:span text:style-name="T35">ddmmaaaa</text:span></text:p>
          </table:table-cell>
          <table:table-cell table:style-name="Tabla7.B6" office:value-type="string">
            <text:p text:style-name="P2">Fecha de creación del artefacto</text:p>
          </table:table-cell>
        </table:table-row>
        <table:table-row table:style-name="Tabla7.1">
          <table:table-cell table:style-name="Tabla7.A7" office:value-type="string">
            <text:p text:style-name="Standard"><text:span text:style-name="T35">Consecutivo</text:span></text:p>
          </table:table-cell>
          <table:table-cell table:style-name="Tabla7.B7" office:value-type="string">
            <text:p text:style-name="P2">Número consecutivo que inicia en 1 y se incrementa en +1</text:p>
          </table:table-cell>
        </table:table-row>
      </table:table>
      <text:p text:style-name="P29"/>
      <text:list xml:id="list40332751304511" text:continue-list="list40331690470509" text:style-name="WWNum12">
        <text:list-item>
          <text:list>
            <text:list-item>
              <text:h text:style-name="P18" text:outline-level="2"><text:bookmark-start text:name="_Toc352962296"/>Identificación de Versiones.<text:bookmark-end text:name="_Toc352962296"/></text:h>
            </text:list-item>
          </text:list>
        </text:list-item>
      </text:list>
      <text:p text:style-name="parrafo">Para identificar la versión de un producto se utiliza una combinación de sistemas numéricos y alfanuméricos. El formato de la versión es:</text:p>
      <text:p text:style-name="parrafo"/>
      <text:p text:style-name="P46"><text:span text:style-name="T29">v</text:span><text:span text:style-name="T42">X.X</text:span><text:span text:style-name="T29">r</text:span><text:span text:style-name="T42">Y</text:span></text:p>
      <text:p text:style-name="P47"/>
      <text:p text:style-name="P45">donde <text:span text:style-name="T42">X.X</text:span> es la versión (numérica) y <text:span text:style-name="T42">Y</text:span> es la subversión (release, alfanumérico), los cuales están descritos a continuación.</text:p>
      <text:list xml:id="list40332107503708" text:continue-numbering="true" text:style-name="WWNum12">
        <text:list-item>
          <text:list>
            <text:list-item>
              <text:list>
                <text:list-item>
                  <text:h text:style-name="P20" text:outline-level="3"><text:bookmark-start text:name="_Toc352962297"/>Numérico (versión).<text:bookmark-end text:name="_Toc352962297"/></text:h>
                </text:list-item>
              </text:list>
            </text:list-item>
          </text:list>
        </text:list-item>
      </text:list>
      <text:p text:style-name="parrafo">Se utiliza el método de identificación numérica para identificar la versión de un producto. Está basado en la posición numérica de dos valores separados por un punto (.). </text:p>
      <text:p text:style-name="parrafo">La combinación de estos números se utiliza para identificar un producto durante un proyecto o iteración completa. El número a la derecha del punto puede incrementarse durante cada iteración del proyecto (ciclo completo), o si a un producto terminado se le agrega nueva funcionalidad en un proyecto nuevo. </text:p>
      <text:p text:style-name="parrafo">La versión cambiará cuando un producto sea modificado de manera significativa tal que la nueva versión sea comparativamente superior a la versión anterior.</text:p>
      <text:p text:style-name="parrafo">La siguiente tabla muestra la evolución que tendrán las versiones:</text:p>
      <text:p text:style-name="P48"/>
      <table:table table:name="Tabla8" table:style-name="Tabla8">
        <table:table-column table:style-name="Tabla8.A"/>
        <table:table-column table:style-name="Tabla8.B"/>
        <table:table-row table:style-name="Tabla8.1">
          <table:table-cell table:style-name="Tabla8.A1" office:value-type="string">
            <text:p text:style-name="P44"><text:span text:style-name="T7">Etapa</text:span></text:p>
          </table:table-cell>
          <table:table-cell table:style-name="Tabla8.A1" office:value-type="string">
            <text:p text:style-name="P44"><text:span text:style-name="T7">Versión</text:span></text:p>
          </table:table-cell>
        </table:table-row>
        <table:table-row table:style-name="Tabla8.1">
          <table:table-cell table:style-name="Tabla8.A2" office:value-type="string">
            <text:p text:style-name="Table_20_Txt"><text:span text:style-name="T5">PRIMER ITERACIÓN/PROYECTO</text:span></text:p>
          </table:table-cell>
          <table:table-cell table:style-name="Tabla8.A2" office:value-type="string">
            <text:p text:style-name="P44"><text:span text:style-name="T5">1.0</text:span></text:p>
          </table:table-cell>
        </table:table-row>
        <table:table-row table:style-name="Tabla8.1">
          <table:table-cell table:style-name="Tabla8.A2" office:value-type="string">
            <text:p text:style-name="Table_20_Txt"><text:span text:style-name="T5">SEGUNDA ITERACION/PROYECTO</text:span></text:p>
          </table:table-cell>
          <table:table-cell table:style-name="Tabla8.A2" office:value-type="string">
            <text:p text:style-name="P44"><text:span text:style-name="T5">1.1</text:span></text:p>
          </table:table-cell>
        </table:table-row>
        <table:table-row table:style-name="Tabla8.1">
          <table:table-cell table:style-name="Tabla8.A2" office:value-type="string">
            <text:p text:style-name="Table_20_Txt"><text:span text:style-name="T5">TERCERA ITERACION/PROYECTO</text:span></text:p>
          </table:table-cell>
          <table:table-cell table:style-name="Tabla8.A2" office:value-type="string">
            <text:p text:style-name="P44"><text:span text:style-name="T5">1.2</text:span></text:p>
          </table:table-cell>
        </table:table-row>
        <table:table-row table:style-name="Tabla8.1">
          <table:table-cell table:style-name="Tabla8.A2" office:value-type="string">
            <text:p text:style-name="Table_20_Txt"><text:span text:style-name="T7">PRODUCTO NUEVA GENERACIÓN PRIMERA ITERACIÓN</text:span></text:p>
          </table:table-cell>
          <table:table-cell table:style-name="Tabla8.A2" office:value-type="string">
            <text:p text:style-name="P44"><text:span text:style-name="T7">2.0</text:span></text:p>
          </table:table-cell>
        </table:table-row>
        <text:soft-page-break/>
        <table:table-row table:style-name="Tabla8.1">
          <table:table-cell table:style-name="Tabla8.A2" office:value-type="string">
            <text:p text:style-name="Table_20_Txt"><text:span text:style-name="T5">SEGUNDA ITERACION/PROYECTO</text:span></text:p>
          </table:table-cell>
          <table:table-cell table:style-name="Tabla8.A2" office:value-type="string">
            <text:p text:style-name="P44"><text:span text:style-name="T5">2.1</text:span></text:p>
          </table:table-cell>
        </table:table-row>
        <table:table-row table:style-name="Tabla8.1">
          <table:table-cell table:style-name="Tabla8.A2" office:value-type="string">
            <text:p text:style-name="Table_20_Txt"><text:span text:style-name="T5">TERCERA ITERACION/PROYECTO</text:span></text:p>
          </table:table-cell>
          <table:table-cell table:style-name="Tabla8.A2" office:value-type="string">
            <text:p text:style-name="P44"><text:span text:style-name="T5">2.2</text:span></text:p>
          </table:table-cell>
        </table:table-row>
        <table:table-row table:style-name="Tabla8.1">
          <table:table-cell table:style-name="Tabla8.A2" office:value-type="string">
            <text:p text:style-name="Table_20_Txt"><text:span text:style-name="T7">PRODUCTO NUEVA GENERACIÓN PRIMERA ITERACIÓN</text:span></text:p>
          </table:table-cell>
          <table:table-cell table:style-name="Tabla8.A2" office:value-type="string">
            <text:p text:style-name="P44"><text:span text:style-name="T7">3.0</text:span></text:p>
          </table:table-cell>
        </table:table-row>
        <table:table-row table:style-name="Tabla8.1">
          <table:table-cell table:style-name="Tabla8.A2" office:value-type="string">
            <text:p text:style-name="Table_20_Txt"><text:span text:style-name="T7">PRODUCTO NUEVA GENERACIÓN PRIMERA ITERACIÓN</text:span></text:p>
          </table:table-cell>
          <table:table-cell table:style-name="Tabla8.A2" office:value-type="string">
            <text:p text:style-name="P44"><text:span text:style-name="T7">4.0</text:span></text:p>
          </table:table-cell>
        </table:table-row>
      </table:table>
      <text:p text:style-name="parrafo"/>
      <text:list xml:id="list40333284947040" text:continue-numbering="true" text:style-name="WWNum12">
        <text:list-item>
          <text:list>
            <text:list-item>
              <text:list>
                <text:list-item>
                  <text:h text:style-name="P20" text:outline-level="3"><text:bookmark-start text:name="_Toc352962298"/>Subversión (release).<text:bookmark-end text:name="_Toc352962298"/></text:h>
                </text:list-item>
              </text:list>
            </text:list-item>
          </text:list>
        </text:list-item>
      </text:list>
      <text:p text:style-name="parrafo">En el método de identificación alfanumérico se consideran dos estados principales de los documentos: Preliminar y Aprobado. Este sistema sirve para identificar la subversión del producto.</text:p>
      <text:p text:style-name="parrafo">Aquellos documentos en estado Preliminar, antepondrán la letra “P” a la letra correspondiente a la versión de que se trate y posteriormente irá acompañada de un número sucesivo que la identifique. <text:s/>Una vez aprobado el documento, la letra “P” y el número sucesivo se eliminan, quedando en la identificación de la subversión, la letra sólida, ejemplo “A”, “B”, “C”, etc.</text:p>
      <text:p text:style-name="parrafo">La siguiente tabla muestra la evolución que tendrán las subversiones:</text:p>
      <text:p text:style-name="P21"/>
      <table:table table:name="Tabla9" table:style-name="Tabla9">
        <table:table-column table:style-name="Tabla9.A"/>
        <table:table-column table:style-name="Tabla9.B"/>
        <table:table-row table:style-name="Tabla9.1">
          <table:table-cell table:style-name="Tabla9.A1" office:value-type="string">
            <text:p text:style-name="P44"><text:span text:style-name="T7">Estado</text:span></text:p>
          </table:table-cell>
          <table:table-cell table:style-name="Tabla9.A1" office:value-type="string">
            <text:p text:style-name="P44"><text:span text:style-name="T7">Versión</text:span></text:p>
          </table:table-cell>
        </table:table-row>
        <table:table-row table:style-name="Tabla9.1">
          <table:table-cell table:style-name="Tabla9.A2" office:value-type="string">
            <text:p text:style-name="P44"><text:span text:style-name="T5">PRELIMINAR</text:span></text:p>
          </table:table-cell>
          <table:table-cell table:style-name="Tabla9.B2" office:value-type="string">
            <text:p text:style-name="P44"><text:span text:style-name="T5">PA1, PA2 hasta PAn</text:span></text:p>
          </table:table-cell>
        </table:table-row>
        <table:table-row table:style-name="Tabla9.1">
          <table:table-cell table:style-name="Tabla9.A3" office:value-type="string">
            <text:p text:style-name="P44"><text:span text:style-name="T7">APROBADO</text:span></text:p>
          </table:table-cell>
          <table:table-cell table:style-name="Tabla9.B3" office:value-type="string">
            <text:p text:style-name="P44"><text:span text:style-name="T7">A</text:span></text:p>
          </table:table-cell>
        </table:table-row>
        <table:table-row table:style-name="Tabla9.1">
          <table:table-cell table:style-name="Tabla9.A4" office:value-type="string">
            <text:p text:style-name="P44"><text:span text:style-name="T5">PRELIMINAR</text:span></text:p>
          </table:table-cell>
          <table:table-cell table:style-name="Tabla9.B4" office:value-type="string">
            <text:p text:style-name="P44"><text:span text:style-name="T5">PB1, PB2 hasta PBn</text:span></text:p>
          </table:table-cell>
        </table:table-row>
        <table:table-row table:style-name="Tabla9.1">
          <table:table-cell table:style-name="Tabla9.A5" office:value-type="string">
            <text:p text:style-name="P44"><text:span text:style-name="T7">APROBADO</text:span></text:p>
          </table:table-cell>
          <table:table-cell table:style-name="Tabla9.B5" office:value-type="string">
            <text:p text:style-name="P44"><text:span text:style-name="T7">B</text:span></text:p>
          </table:table-cell>
        </table:table-row>
        <table:table-row table:style-name="Tabla9.1">
          <table:table-cell table:style-name="Tabla9.A6" office:value-type="string">
            <text:p text:style-name="P44"><text:span text:style-name="T7">…</text:span></text:p>
          </table:table-cell>
          <table:table-cell table:style-name="Tabla9.B6" office:value-type="string">
            <text:p text:style-name="P44"><text:span text:style-name="T6">…</text:span></text:p>
          </table:table-cell>
        </table:table-row>
        <table:table-row table:style-name="Tabla9.1">
          <table:table-cell table:style-name="Tabla9.A7" office:value-type="string">
            <text:p text:style-name="P44"><text:span text:style-name="T7">APROBADO</text:span></text:p>
          </table:table-cell>
          <table:table-cell table:style-name="Tabla9.B7" office:value-type="string">
            <text:p text:style-name="P44"><text:span text:style-name="T7">Z</text:span></text:p>
          </table:table-cell>
        </table:table-row>
        <table:table-row table:style-name="Tabla9.1">
          <table:table-cell table:style-name="Tabla9.A8" office:value-type="string">
            <text:p text:style-name="P44"><text:span text:style-name="T7">APROBADO</text:span></text:p>
          </table:table-cell>
          <table:table-cell table:style-name="Tabla9.B8" office:value-type="string">
            <text:p text:style-name="P44"><text:span text:style-name="T7">AA</text:span></text:p>
          </table:table-cell>
        </table:table-row>
        <table:table-row table:style-name="Tabla9.1">
          <table:table-cell table:style-name="Tabla9.A9" office:value-type="string">
            <text:p text:style-name="P44"><text:span text:style-name="T7">APROBADO</text:span></text:p>
          </table:table-cell>
          <table:table-cell table:style-name="Tabla9.B9" office:value-type="string">
            <text:p text:style-name="P44"><text:span text:style-name="T7">AAA</text:span></text:p>
          </table:table-cell>
        </table:table-row>
      </table:table>
      <text:p text:style-name="P22"/>
      <text:p text:style-name="P23"><text:span text:style-name="T41">Consideraciones: </text:span></text:p>
      <text:list xml:id="list3218972470" text:style-name="WWNum7">
        <text:list-item>
          <text:p text:style-name="P24"><text:span text:style-name="T41">El uso de las letras deberá ser en mayúsculas, utilizando el alfabeto internacional estándar (ASCII).</text:span></text:p>
        </text:list-item>
        <text:list-item>
          <text:p text:style-name="P24"><text:span text:style-name="T41">Omitir el uso de las letras “CH”, “LL”, <text:s/>“Ñ” y “P” en versiones sólidas.</text:span></text:p>
        </text:list-item>
      </text:list>
      <text:list xml:id="list40331879472652" text:continue-list="list40333284947040" text:style-name="WWNum12">
        <text:list-item>
          <text:h text:style-name="P17" text:outline-level="1"><text:bookmark-start text:name="_Toc352962299"/>Proceso de Cambios.<text:bookmark-end text:name="_Toc352962299"/></text:h>
          <text:list>
            <text:list-item>
              <text:h text:style-name="P18" text:outline-level="2"><text:bookmark-start text:name="_Toc352962300"/>Descripción.<text:bookmark-end text:name="_Toc352962300"/></text:h>
            </text:list-item>
          </text:list>
        </text:list-item>
      </text:list>
      <text:p text:style-name="parrafo">Los cambios al repositorio se harán de acuerdo al procedimiento de administración de cambios y al procedimiento de mejora de procesos.</text:p>
      <text:list xml:id="list40331547570193" text:continue-numbering="true" text:style-name="WWNum12">
        <text:list-item>
          <text:list>
            <text:list-item>
              <text:h text:style-name="P18" text:outline-level="2"><text:bookmark-start text:name="_Toc352962301"/>Comité de Control de Cambios (CCB).<text:bookmark-end text:name="_Toc352962301"/></text:h>
            </text:list-item>
          </text:list>
        </text:list-item>
      </text:list>
      <text:p text:style-name="parrafo"><text:span text:style-name="T40">El CCB está formado por:</text:span></text:p>
      <text:list xml:id="list40332357211518" text:continue-list="list40331942782616" text:style-name="WWNum40">
        <text:list-item>
          <text:list>
            <text:list-item>
              <text:list>
                <text:list-item>
                  <text:p text:style-name="P49"><text:soft-page-break/><text:span text:style-name="T40">El Administrador del Proyecto</text:span></text:p>
                </text:list-item>
                <text:list-item>
                  <text:p text:style-name="P49"><text:span text:style-name="T40">El Líder del Proyecto</text:span></text:p>
                </text:list-item>
                <text:list-item>
                  <text:p text:style-name="P49"><text:span text:style-name="T40">El Líder de Analistas</text:span></text:p>
                </text:list-item>
                <text:list-item>
                  <text:p text:style-name="P49"><text:span text:style-name="T40">El Líder de Prueba</text:span></text:p>
                </text:list-item>
              </text:list>
            </text:list-item>
          </text:list>
        </text:list-item>
      </text:list>
      <text:p text:style-name="P53"/>
      <text:p text:style-name="parrafo"><text:span text:style-name="T40">Dependiendo de las características de la solicitud de cambio evaluada, el comité podrá convocar a cualquier miembro del equipo de trabajo o involucrado relevante para que se <text:s/>integren al comité o para que estén presentes en una o más reuniones.</text:span></text:p>
      <text:list xml:id="list40331810393468" text:continue-list="list40331547570193" text:style-name="WWNum12">
        <text:list-item>
          <text:h text:style-name="P17" text:outline-level="1"><text:bookmark-start text:name="_Toc352962302"/>Ambientes.<text:bookmark-end text:name="_Toc352962302"/></text:h>
          <text:list>
            <text:list-item>
              <text:h text:style-name="P18" text:outline-level="2"><text:bookmark-start text:name="_Toc352962303"/>Desarrollo.<text:bookmark-end text:name="_Toc352962303"/></text:h>
            </text:list-item>
          </text:list>
        </text:list-item>
      </text:list>
      <text:p text:style-name="parrafo">En este ambiente se construyen o modifican los elementos de configuración. El Líder del Proyecto es el responsable de solicitar al Administrador de Configuración la promoción de las Líneas Base al ambiente de pruebas.</text:p>
      <text:list xml:id="list40333246680810" text:continue-numbering="true" text:style-name="WWNum12">
        <text:list-item>
          <text:list>
            <text:list-item>
              <text:h text:style-name="P18" text:outline-level="2"><text:bookmark-start text:name="_Toc352962304"/>Prueba.<text:bookmark-end text:name="_Toc352962304"/></text:h>
            </text:list-item>
          </text:list>
        </text:list-item>
      </text:list>
      <text:p text:style-name="parrafo">Los elementos de configuración que requieren revisión por parte del área de Pruebas son pasados a este ambiente, y es aquí donde se realizan las pruebas correspondientes. El área de Pruebas es la responsable de solicitar al Administrador de Configuración la promoción de las Líneas Base al ambiente de Liberación.</text:p>
      <text:list xml:id="list40333047093644" text:continue-numbering="true" text:style-name="WWNum12">
        <text:list-item>
          <text:list>
            <text:list-item>
              <text:h text:style-name="P18" text:outline-level="2"><text:bookmark-start text:name="_Toc352962305"/>Liberación o Producción.<text:bookmark-end text:name="_Toc352962305"/></text:h>
            </text:list-item>
          </text:list>
        </text:list-item>
      </text:list>
      <text:p text:style-name="parrafo">Los elementos de configuración que requieren revisión por parte de Cliente son pasados a este ambiente, y es aquí donde se realizan las pruebas de liberación correspondientes.</text:p>
      <text:list xml:id="list40333134472577" text:continue-numbering="true" text:style-name="WWNum12">
        <text:list-item>
          <text:h text:style-name="P17" text:outline-level="1"><text:bookmark-start text:name="_Toc352962306"/>Repositorios.<text:bookmark-end text:name="_Toc352962306"/></text:h>
          <text:list>
            <text:list-item>
              <text:h text:style-name="P18" text:outline-level="2"><text:bookmark-start text:name="_Toc352962307"/>Repositorio de Proyecto.<text:bookmark-end text:name="_Toc352962307"/></text:h>
              <text:list>
                <text:list-item>
                  <text:h text:style-name="P20" text:outline-level="3"><text:bookmark-start text:name="_Toc352962308"/>Estructura.<text:bookmark-end text:name="_Toc352962308"/></text:h>
                </text:list-item>
              </text:list>
            </text:list-item>
          </text:list>
        </text:list-item>
      </text:list>
      <text:p text:style-name="parrafo">La estructura del repositorio para cada uno de los proyectos estará conformada de la siguiente manera:</text:p>
      <text:p text:style-name="parrafo">Se generará en raíz del repositorio un directorio denominado “proyectos”. Después se genera un directorio con un nombre corto que identifique al cliente. Posteriormente se generará un directorio con las iniciales o siglas con que se identifica el proyecto.</text:p>
      <text:p text:style-name="parrafo">Subsecuentemente se deberán generar los directorios para alojar los elementos de configuración de acuerdos a las áreas de proceso, tal como se presenta a continuación en la siguiente tabla:</text:p>
      <text:p text:style-name="parrafo"/>
      <table:table table:name="Tabla10" table:style-name="Tabla10">
        <table:table-column table:style-name="Tabla10.A"/>
        <table:table-column table:style-name="Tabla10.B"/>
        <table:table-column table:style-name="Tabla10.C"/>
        <table:table-column table:style-name="Tabla10.D"/>
        <table:table-column table:style-name="Tabla10.B"/>
        <table:table-row table:style-name="Tabla10.1">
          <table:table-cell table:style-name="Tabla10.A1" office:value-type="string">
            <text:p text:style-name="P35"><text:span text:style-name="T29">Raíz</text:span></text:p>
          </table:table-cell>
          <table:table-cell table:style-name="Tabla10.A1" office:value-type="string">
            <text:p text:style-name="P35"><text:span text:style-name="T29">Nivel 1</text:span></text:p>
          </table:table-cell>
          <table:table-cell table:style-name="Tabla10.A1" office:value-type="string">
            <text:p text:style-name="P35"><text:span text:style-name="T29">Nivel 2</text:span></text:p>
          </table:table-cell>
          <table:table-cell table:style-name="Tabla10.A1" office:value-type="string">
            <text:p text:style-name="P35"><text:span text:style-name="T29">Nivel 3</text:span></text:p>
          </table:table-cell>
          <table:table-cell table:style-name="Tabla10.A1" office:value-type="string">
            <text:p text:style-name="P35"><text:span text:style-name="T29">Nivel 4</text:span></text:p>
          </table:table-cell>
        </table:table-row>
        <table:table-row table:style-name="Tabla10.2">
          <table:table-cell table:style-name="Tabla10.A2" table:number-rows-spanned="3" office:value-type="string">
            <text:p text:style-name="Standard">\\Proyectos</text:p>
          </table:table-cell>
          <table:table-cell table:style-name="Tabla10.B2" table:number-rows-spanned="3" office:value-type="string">
            <text:p text:style-name="Standard">\<text:span text:style-name="T42">&lt;cliente&gt;</text:span></text:p>
          </table:table-cell>
          <table:table-cell table:style-name="Tabla10.C2" table:number-rows-spanned="3" office:value-type="string">
            <text:p text:style-name="Header"><text:span text:style-name="T8">\</text:span><text:span text:style-name="T9">&lt;</text:span><text:span text:style-name="T10">proyecto&gt;</text:span></text:p>
          </table:table-cell>
          <table:table-cell table:style-name="Tabla10.D2" office:value-type="string">
            <text:p text:style-name="Standard"><text:span text:style-name="T38">\3pp</text:span></text:p>
            <text:p text:style-name="Standard"><text:span text:style-name="T38">\Data</text:span></text:p>
          </table:table-cell>
          <table:table-cell table:style-name="Tabla10.E2" office:value-type="string">
            <text:p text:style-name="P37"/>
          </table:table-cell>
        </table:table-row>
        <table:table-row table:style-name="Tabla10.3">
          <table:covered-table-cell/>
          <table:covered-table-cell/>
          <table:covered-table-cell/>
          <table:table-cell table:style-name="Tabla10.D3" office:value-type="string">
            <text:p text:style-name="Standard"><text:span text:style-name="T38">\Doc</text:span></text:p>
          </table:table-cell>
          <table:table-cell table:style-name="Tabla10.E3" office:value-type="string">
            <text:p text:style-name="Standard"><text:span text:style-name="T38">\PP</text:span></text:p>
            <text:p text:style-name="Standard"><text:span text:style-name="T38">\PMC</text:span></text:p>
            <text:p text:style-name="Standard"><text:span text:style-name="T38">\REQM</text:span></text:p>
            <text:p text:style-name="Standard"><text:span text:style-name="T38">\RD</text:span></text:p>
            <text:p text:style-name="Standard"><text:span text:style-name="T38">\CM</text:span></text:p>
            <text:p text:style-name="Standard"><text:span text:style-name="T38">\PPQA</text:span></text:p>
            <text:p text:style-name="Standard"><text:span text:style-name="T38">\VERYVAL</text:span></text:p>
            <text:p text:style-name="Standard"><text:span text:style-name="T38">\MA</text:span></text:p>
          </table:table-cell>
        </table:table-row>
        <table:table-row table:style-name="Tabla10.4">
          <table:covered-table-cell/>
          <table:covered-table-cell/>
          <table:covered-table-cell/>
          <table:table-cell table:style-name="Tabla10.D4" office:value-type="string">
            <text:p text:style-name="Standard">\Entregables</text:p>
            <text:p text:style-name="Standard">\SWU</text:p>
          </table:table-cell>
          <table:table-cell table:style-name="Tabla10.E4" office:value-type="string">
            <text:p text:style-name="Standard"/>
          </table:table-cell>
        </table:table-row>
      </table:table>
      <text:p text:style-name="parrafo"/>
      <text:p text:style-name="parrafo">Los repositorios de desarrollo, prueba y producción se encuentran en el servidor <text:span text:style-name="T44">&lt;servidor&gt;</text:span> en el centro de datos de la Universidad.</text:p>
      <text:p text:style-name="parrafo">Cada cliente al que se le haya desarrollado un proyecto deberá tener un directorio en el Nivel 1 de la estructura de Directorios. El nombre del directorio lo asignara el administrador del proyecto, o el responsable de la cuenta. No debe haber dos o más directorios con el mismo nombre.</text:p>
      <text:p text:style-name="parrafo">Cada proyecto debe tener asignado un número identificador único, el cual es definido por el administrador del proyecto. Este número debe utilizar la siguiente estructura: <text:span text:style-name="T43">XXXvV.V</text:span>, donde XXX son tres o más letras mayúsculas del alfabeto que mnemónicamente se asocien al nombre del proyecto y debe ser único para cada proyecto. La <text:span text:style-name="T42">vV.V</text:span> debe ser reemplazada por el número de versión del producto, por ejemplo v1.0, v1.5, v2.0, etcétera. El número de versión debe ser asignado por el administrador del proyecto. Pueden existir varios proyectos con el mismo prefijo <text:span text:style-name="T42">XXX</text:span>, pero con diferente versión <text:span text:style-name="T42">vV.V.</text:span></text:p>
      <text:p text:style-name="parrafo">En el nivel 3, el directorio <text:span text:style-name="T42">3pp</text:span> del nivel 3 tiene la finalidad de almacenar aquellos productos de software contenidos dentro del software desarrollado, o del cual exista dependencia del producto final para funcionar. En caso de que exista más de un producto externo, se deberán crear tantos directorios como productos diferentes en el nivel 4 dentro del directorio 3pp. Ejemplos de productos de proveedores externos son: librerías, controles, utilerías, etcétera.</text:p>
      <text:p text:style-name="parrafo">El directorio <text:span text:style-name="T42">Data</text:span> del nivel 3 tiene la finalidad de almacenar todo lo relacionado con los datos y su estructura, necesarios para que el software desarrollado funcione. En el caso de que exista más de una fuente de datos es posible crear directorios en el nivel 4 dentro del directorio Data. Ejemplos de archivos dentro de este directorio son: scripts con lenguaje SQL-DDL para recrear la estructura de una base de datos, archivos de acceso aleatorio o secuencial con datos, respaldo de una base de datos, etcétera.</text:p>
      <text:p text:style-name="parrafo">El directorio <text:span text:style-name="T42">Doc</text:span> del nivel 3 tiene la finalidad de almacenar todos los documentos generados durante la ejecución del proyecto. Este contiene 8 directorios que deben contener los archivos de los documentos de acuerdo a su tipo. El tipo de cada documento está determinado por el área de procesos de CMMI a la que pertenece (ver la Tabla del capítulo 5.1).</text:p>
      <text:p text:style-name="parrafo">El directorio <text:span text:style-name="T42">Entregables</text:span> del nivel 3 tiene la finalidad de almacenar todos aquellos archivos que se entregan al cliente final para instalar y hacer uso del software generado por el proyecto. En términos generales, este directorio contiene todos los archivos que se deben entregar al cliente para la instalación y correcto funcionamiento del sistema. Puede contener más directorios en el nivel 4, si así es que lo determina el responsable del producto. Ejemplos de archivos contenidos en este directorio son: archivos de instalación, notas de liberación, documentación de usuario (manuales y guías), etcétera.</text:p>
      <text:p text:style-name="parrafo"><text:soft-page-break/>El directorio <text:span text:style-name="T42">SWU</text:span> del nivel 3 tiene la finalidad de almacenar todos aquellos archivos que contienen el código (unidades de software) del sistema, así como los archivos ejecutables generados por el compilador utilizado. La manera en que estos estén organizados dependerá del lenguaje en que el sistema este implementado, y podrán ser definidos más directorios en el nivel 4 si así es requerido. Es responsabilidad del Líder de Proyecto definir esta estructura a partir del nivel 4 dentro del directorio SWU. Ejemplos de archivos contenidos dentro de este directorio son: archivos texto con extensiones .c (lenguaje C), .php (lenguaje PHP), .exe, etcétera.</text:p>
      <text:list xml:id="list40332604999658" text:continue-numbering="true" text:style-name="WWNum12">
        <text:list-item>
          <text:list>
            <text:list-item>
              <text:list>
                <text:list-item>
                  <text:h text:style-name="P20" text:outline-level="3"><text:bookmark-start text:name="_Toc352962309"/>Procedimientos y Requerimientos de Respaldo.<text:bookmark-end text:name="_Toc352962309"/></text:h>
                </text:list-item>
              </text:list>
            </text:list-item>
          </text:list>
        </text:list-item>
      </text:list>
      <text:p text:style-name="parrafo">El respaldo de los repositorios debe hacerse cada viernes al final del día de operaciones por el responsable de la Administración Global de la Configuración siguiendo el procedimiento de la herramienta de administración de versiones SVN. El archivo del respaldo generado deberá etiquetarse de la siguiente manera: proyectos-aaaammdd</text:p>
      <text:p text:style-name="parrafo">Estos respaldos se guardaran en la siguiente dirección: <text:span text:style-name="T44">&lt;servidor&gt;</text:span> en el centro de datos de la Universidad en \respaldoProyectos\&lt;proyecto&gt;\ </text:p>
      <text:list xml:id="list40332914571441" text:continue-numbering="true" text:style-name="WWNum12">
        <text:list-item>
          <text:list>
            <text:list-item>
              <text:list>
                <text:list-item>
                  <text:h text:style-name="P20" text:outline-level="3"><text:bookmark-start text:name="_Toc352962310"/>Respaldos del Repositorio.<text:bookmark-end text:name="_Toc352962310"/></text:h>
                </text:list-item>
              </text:list>
            </text:list-item>
          </text:list>
        </text:list-item>
      </text:list>
      <text:p text:style-name="parrafo">El respaldo de los repositorios de los proyectos de desarrollo deberá realizarse semanalmente y preferentemente al cierre de semana (los días viernes).</text:p>
      <text:p text:style-name="P39"/>
      <text:list xml:id="list40331355952016" text:continue-numbering="true" text:style-name="WWNum12">
        <text:list-item>
          <text:list>
            <text:list-item>
              <text:h text:style-name="P19" text:outline-level="2"><text:bookmark-start text:name="_Toc352962311"/>Repositorio de Procesos.<text:bookmark-end text:name="_Toc352962311"/></text:h>
              <text:list>
                <text:list-item>
                  <text:h text:style-name="P20" text:outline-level="3"><text:bookmark-start text:name="_Toc352962312"/>Estructura.<text:bookmark-end text:name="_Toc352962312"/></text:h>
                </text:list-item>
              </text:list>
            </text:list-item>
          </text:list>
        </text:list-item>
      </text:list>
      <text:p text:style-name="parrafo">La estructura del repositorio para los procesos de desarrollo estará conformada de la siguiente manera:</text:p>
      <text:p text:style-name="parrafo"/>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p text:style-name="P35"><text:span text:style-name="T29">Raíz</text:span></text:p>
          </table:table-cell>
          <table:table-cell table:style-name="Tabla11.A1" office:value-type="string">
            <text:p text:style-name="P35"><text:span text:style-name="T29">Nivel 1</text:span></text:p>
          </table:table-cell>
          <table:table-cell table:style-name="Tabla11.A1" office:value-type="string">
            <text:p text:style-name="P35"><text:span text:style-name="T29">Nivel 2</text:span></text:p>
          </table:table-cell>
          <table:table-cell table:style-name="Tabla11.A1" office:value-type="string">
            <text:p text:style-name="P35"><text:span text:style-name="T29">Nivel 3</text:span></text:p>
          </table:table-cell>
        </table:table-row>
        <table:table-row table:style-name="Tabla11.2">
          <table:table-cell table:style-name="Tabla11.A2" table:number-rows-spanned="3" office:value-type="string">
            <text:p text:style-name="Standard">\\Metodologias</text:p>
          </table:table-cell>
          <table:table-cell table:style-name="Tabla11.B2" table:number-rows-spanned="3" office:value-type="string">
            <text:p text:style-name="Standard">\MAPRODESv1.0</text:p>
          </table:table-cell>
          <table:table-cell table:style-name="Tabla11.C2" office:value-type="string">
            <text:p text:style-name="Header"><text:span text:style-name="T8">\</text:span><text:span text:style-name="T11">procesos</text:span></text:p>
          </table:table-cell>
          <table:table-cell table:style-name="Tabla11.D2" office:value-type="string">
            <text:p text:style-name="Standard"><text:span text:style-name="T38">\PP</text:span></text:p>
            <text:p text:style-name="Standard"><text:span text:style-name="T38">\PMC</text:span></text:p>
            <text:p text:style-name="Standard"><text:span text:style-name="T38">\REQM</text:span></text:p>
            <text:p text:style-name="Standard"><text:span text:style-name="T38">\RD</text:span></text:p>
            <text:p text:style-name="Standard"><text:span text:style-name="T38">\CM</text:span></text:p>
            <text:p text:style-name="Standard"><text:span text:style-name="T38">\PPQA</text:span></text:p>
            <text:p text:style-name="Standard"><text:span text:style-name="T38">\VERYVAL</text:span></text:p>
            <text:p text:style-name="Standard"><text:span text:style-name="T38">\MA</text:span></text:p>
          </table:table-cell>
        </table:table-row>
        <table:table-row table:style-name="Tabla11.3">
          <table:covered-table-cell/>
          <table:covered-table-cell/>
          <table:table-cell table:style-name="Tabla11.C3" office:value-type="string">
            <text:p text:style-name="Standard"><text:span text:style-name="T38">\capacitacion</text:span></text:p>
          </table:table-cell>
          <table:table-cell table:style-name="Tabla11.D3" office:value-type="string">
            <text:p text:style-name="P37"/>
          </table:table-cell>
        </table:table-row>
        <table:table-row table:style-name="Tabla11.4">
          <table:covered-table-cell/>
          <table:covered-table-cell/>
          <table:table-cell table:style-name="Tabla11.C4" office:value-type="string">
            <text:p text:style-name="Standard"><text:span text:style-name="T45">\miscelaneos</text:span></text:p>
          </table:table-cell>
          <table:table-cell table:style-name="Tabla11.D4" office:value-type="string">
            <text:p text:style-name="Standard"/>
          </table:table-cell>
        </table:table-row>
      </table:table>
      <text:p text:style-name="parrafo"/>
      <text:p text:style-name="parrafo">El repositorio de procesos se encuentra en el servidor <text:span text:style-name="T44">&lt;servidor&gt;</text:span> en el centro de datos de la Universidad. El directorio de “procesos” contiene una carpeta para cada área de proceso de CMMI, en donde se almacenan los documentos que contienen los procesos y formatos de cada área.</text:p>
      <text:p text:style-name="parrafo">El directorio de capacitación contiene todo el material utilizado para capacitar a los involucrados en la ejecución de los procesos.</text:p>
      <text:p text:style-name="parrafo">El directorio de misceláneos contiene cualquier información referente a la metodología que no tiene lugar en los directorios anteriores, tales como evidencias de inspecciones a los documentos, correos electrónicos de autorizaciones, etcétera.</text:p>
      <text:list xml:id="list40332589357380" text:continue-numbering="true" text:style-name="WWNum12">
        <text:list-item>
          <text:list>
            <text:list-item>
              <text:list>
                <text:list-item>
                  <text:h text:style-name="P20" text:outline-level="3"><text:bookmark-start text:name="_Toc352962313"/>Procedimientos y Requerimientos de Respaldo.<text:bookmark-end text:name="_Toc352962313"/></text:h>
                </text:list-item>
              </text:list>
            </text:list-item>
          </text:list>
        </text:list-item>
      </text:list>
      <text:p text:style-name="parrafo">El respaldo del repositorio de procesos debe hacerse cada viernes al final del día de operaciones por el responsable de la Administración Global de la Configuración siguiendo el procedimiento de la herramienta de administración de versiones SVN. El archivo del respaldo generado deberá etiquetarse de la siguiente manera: MAPRODESv1.0-aaaammdd</text:p>
      <text:p text:style-name="parrafo">Estos respaldos se guardaran en la siguiente dirección <text:span text:style-name="T44">&lt;servidor&gt;</text:span>\E:\respaldoMetodologia\MAPRODESv1.0\</text:p>
      <text:list xml:id="list40331480997700" text:continue-numbering="true" text:style-name="WWNum12">
        <text:list-item>
          <text:list>
            <text:list-item>
              <text:list>
                <text:list-item>
                  <text:h text:style-name="P20" text:outline-level="3"><text:bookmark-start text:name="_Toc352962314"/>Respaldos del Repositorio.<text:bookmark-end text:name="_Toc352962314"/></text:h>
                </text:list-item>
              </text:list>
            </text:list-item>
          </text:list>
        </text:list-item>
      </text:list>
      <text:p text:style-name="parrafo">El respaldo de los repositorios de los proyectos de desarrollo deberá realizarse semanalmente y preferentemente al cierre de semana (los días viernes).</text:p>
      <text:list xml:id="list40332317528778" text:continue-numbering="true" text:style-name="WWNum12">
        <text:list-item>
          <text:list>
            <text:list-item>
              <text:h text:style-name="P18" text:outline-level="2"><text:bookmark-start text:name="_Toc352962315"/>Excepciones.<text:bookmark-end text:name="_Toc352962315"/></text:h>
            </text:list-item>
          </text:list>
        </text:list-item>
      </text:list>
      <text:p text:style-name="parrafo">Puesto que no es posible encasillar y clasificar los productos de todos los proyectos de software de la misma forma, este documento solo presenta un lineamiento general para tratar de unificar la manera en que los productos deben ser almacenados. En caso de ser necesario, no existen limitantes para adecuar esta estructura a una que se adapte mejor al producto en cuestión, incluso es posible generar una estructura completamente nueva y diferente, el único requisito es que esta deberá ser documentada y aprobada por el Administrador del Proyecto.</text:p>
      <text:list xml:id="list40331472234583" text:continue-numbering="true" text:style-name="WWNum12">
        <text:list-item>
          <text:h text:style-name="P17" text:outline-level="1"><text:bookmark-start text:name="_Toc352962316"/><text:soft-page-break/>Estatus de la Configuración.<text:bookmark-end text:name="_Toc352962316"/></text:h>
          <text:list>
            <text:list-item>
              <text:h text:style-name="P18" text:outline-level="2"><text:bookmark-start text:name="_Toc352962317"/>Auditorias de la Configuración.<text:bookmark-end text:name="_Toc352962317"/></text:h>
            </text:list-item>
          </text:list>
        </text:list-item>
      </text:list>
      <text:p text:style-name="parrafo">Las auditorias de Configuración Física deben ejecutarse por parte del administrador global de la configuración, estas auditorías deberán hacerse a los responsables de administrar las carpetas o directorios que integran el repositorio de activos de proceso. </text:p>
      <text:p text:style-name="parrafo">Las auditorias de Configuración Funcional deben ejecutarse por parte de del administrador de la configuración del proyecto, <text:s/>estas auditorías deben asegurar <text:s/>que cada caso de uso tenga un acaso de prueba, además de especificar la frecuencia, responsables etc.</text:p>
      <text:list xml:id="list40332460833044" text:continue-numbering="true" text:style-name="WWNum12">
        <text:list-item>
          <text:list>
            <text:list-item>
              <text:h text:style-name="P18" text:outline-level="2"><text:bookmark-start text:name="_Toc352962318"/>Reporte de Estatus de la Configuración.<text:bookmark-end text:name="_Toc352962318"/></text:h>
            </text:list-item>
          </text:list>
        </text:list-item>
      </text:list>
      <text:p text:style-name="parrafo">El estatus de la configuración será visible a través de los siguientes reportes: Reporte de Línea Base del Proyecto, Reporte del Estado de la Configuración y el Reporte de Hallazgos de las auditorias.</text:p>
      <text:list xml:id="list40332012584920" text:continue-numbering="true" text:style-name="WWNum12">
        <text:list-item>
          <text:h text:style-name="P17" text:outline-level="1"><text:bookmark-start text:name="_Toc352962319"/>Archivo Histórico de Proyectos.<text:bookmark-end text:name="_Toc352962319"/></text:h>
        </text:list-item>
      </text:list>
      <text:p text:style-name="parrafo">Una vez concluido el proyecto, el Responsable de la Configuración del Proyecto deberá obtener un respaldo del repositorio del proyecto y almacenarlo en la siguiente dirección \\bach\E:\proyectosHistorico\</text:p>
      <text:list xml:id="list40332206995477" text:continue-numbering="true" text:style-name="WWNum12">
        <text:list-item>
          <text:h text:style-name="P17" text:outline-level="1"><text:bookmark-start text:name="_Toc352962320"/>Calendario de Actividades.<text:bookmark-end text:name="_Toc352962320"/></text:h>
        </text:list-item>
      </text:list>
      <text:p text:style-name="parrafo">El calendario de actividades de la administración de la configuración está contenido en el WBS de los proyectos: UADEC-PP-WBS.</text:p>
      <text:list xml:id="list40331585565150" text:continue-numbering="true" text:style-name="WWNum12">
        <text:list-item>
          <text:h text:style-name="P17" text:outline-level="1"><text:bookmark-start text:name="_Toc352962321"/>Recursos.<text:bookmark-end text:name="_Toc352962321"/></text:h>
          <text:list>
            <text:list-item>
              <text:h text:style-name="P18" text:outline-level="2"><text:bookmark-start text:name="_Toc352962322"/>Herramientas.<text:bookmark-end text:name="_Toc352962322"/></text:h>
            </text:list-item>
          </text:list>
        </text:list-item>
      </text:list>
      <table:table table:name="Tabla12" table:style-name="Tabla12">
        <table:table-column table:style-name="Tabla12.A"/>
        <table:table-column table:style-name="Tabla12.B"/>
        <table:table-row table:style-name="Tabla12.1">
          <table:table-cell table:style-name="Tabla12.A1" office:value-type="string">
            <text:p text:style-name="P35"><text:span text:style-name="T28">Herramienta</text:span></text:p>
          </table:table-cell>
          <table:table-cell table:style-name="Tabla12.A1" office:value-type="string">
            <text:p text:style-name="P35"><text:span text:style-name="T28">Función</text:span></text:p>
          </table:table-cell>
        </table:table-row>
        <table:table-row table:style-name="Tabla12.1">
          <table:table-cell table:style-name="Tabla12.A2" office:value-type="string">
            <text:p text:style-name="Standard"><text:span text:style-name="T35">MS-Office</text:span></text:p>
          </table:table-cell>
          <table:table-cell table:style-name="Tabla12.B2" office:value-type="string">
            <text:p text:style-name="P3">Generar la documentación definida en el proceso</text:p>
          </table:table-cell>
        </table:table-row>
        <table:table-row table:style-name="Tabla12.1">
          <table:table-cell table:style-name="Tabla12.A3" office:value-type="string">
            <text:p text:style-name="Standard"><text:span text:style-name="T35">SVN</text:span></text:p>
          </table:table-cell>
          <table:table-cell table:style-name="Tabla12.B3" office:value-type="string">
            <text:p text:style-name="P2">Sistema de control de versiones para administrar los repositorios de productos de los proyectos y los procesos</text:p>
          </table:table-cell>
        </table:table-row>
        <table:table-row table:style-name="Tabla12.1">
          <table:table-cell table:style-name="Tabla12.A4" office:value-type="string">
            <text:p text:style-name="Standard"><text:span text:style-name="T35">TortosieSVN</text:span></text:p>
          </table:table-cell>
          <table:table-cell table:style-name="Tabla12.B4" office:value-type="string">
            <text:p text:style-name="P2">Cliente de MS-Windows para la herramienta de administración de versiones</text:p>
          </table:table-cell>
        </table:table-row>
      </table:table>
      <text:list xml:id="list40333355726756" text:continue-numbering="true" text:style-name="WWNum12">
        <text:list-item>
          <text:list>
            <text:list-item>
              <text:h text:style-name="P18" text:outline-level="2"><text:bookmark-start text:name="_Toc352962323"/>Capacitación.<text:bookmark-end text:name="_Toc352962323"/></text:h>
            </text:list-item>
          </text:list>
        </text:list-item>
      </text:list>
      <text:p text:style-name="parrafo">Los miembros del equipo deberán ser capacitados en el proceso de CM así como en el uso de la herramienta SVN.</text:p>
      <text:list xml:id="list40332188328070" text:continue-numbering="true" text:style-name="WWNum12">
        <text:list-item>
          <text:list>
            <text:list-item>
              <text:h text:style-name="P18" text:outline-level="2"><text:bookmark-start text:name="_Toc352962324"/>Soporte.<text:bookmark-end text:name="_Toc352962324"/></text:h>
            </text:list-item>
          </text:list>
        </text:list-item>
      </text:list>
      <text:p text:style-name="parrafo">El Área de SysOp deberá mantener funcionando los servidores donde residan los ambientes definidos en este documento, así como la herramienta de SVN para los miembros del equipo.</text:p>
      <text:list xml:id="list40331718054670" text:continue-numbering="true" text:style-name="WWNum12">
        <text:list-item>
          <text:h text:style-name="P17" text:outline-level="1"><text:bookmark-start text:name="_Toc352962325"/><text:soft-page-break/>Acrónimos y Definiciones.<text:bookmark-end text:name="_Toc352962325"/></text:h>
        </text:list-item>
      </text:list>
      <text:p text:style-name="P41"/>
      <table:table table:name="Tabla14" table:style-name="Tabla14">
        <table:table-column table:style-name="Tabla14.A"/>
        <table:table-column table:style-name="Tabla14.B"/>
        <table:table-row table:style-name="Tabla14.1">
          <table:table-cell table:style-name="Tabla14.A1" office:value-type="string">
            <text:p text:style-name="P35"><text:span text:style-name="T28">Definición</text:span></text:p>
          </table:table-cell>
          <table:table-cell table:style-name="Tabla14.A1" office:value-type="string">
            <text:p text:style-name="P35"><text:span text:style-name="T28">Descripción</text:span></text:p>
          </table:table-cell>
        </table:table-row>
        <table:table-row table:style-name="Tabla14.1">
          <table:table-cell table:style-name="Tabla14.A2" office:value-type="string">
            <text:p text:style-name="Standard"><text:span text:style-name="T35">CCB</text:span></text:p>
          </table:table-cell>
          <table:table-cell table:style-name="Tabla14.B2" office:value-type="string">
            <text:p text:style-name="P3">(Change Control Board) Comité de Control de Cambios</text:p>
          </table:table-cell>
        </table:table-row>
        <table:table-row table:style-name="Tabla14.1">
          <table:table-cell table:style-name="Tabla14.A3" office:value-type="string">
            <text:p text:style-name="Standard"><text:span text:style-name="T35">CM</text:span></text:p>
          </table:table-cell>
          <table:table-cell table:style-name="Tabla14.B3" office:value-type="string">
            <text:p text:style-name="P2">(Configuration Management) Administración de la Configuración</text:p>
          </table:table-cell>
        </table:table-row>
        <table:table-row table:style-name="Tabla14.1">
          <table:table-cell table:style-name="Tabla14.A4" office:value-type="string">
            <text:p text:style-name="Standard"><text:span text:style-name="T35">SVN</text:span></text:p>
          </table:table-cell>
          <table:table-cell table:style-name="Tabla14.B4" office:value-type="string">
            <text:p text:style-name="P3">(Subversion) Sistema de Control de Versiones de Código Libre</text:p>
          </table:table-cell>
        </table:table-row>
        <table:table-row table:style-name="Tabla14.1">
          <table:table-cell table:style-name="Tabla14.A5" office:value-type="string">
            <text:p text:style-name="Standard"><text:span text:style-name="T35">SysOp</text:span></text:p>
          </table:table-cell>
          <table:table-cell table:style-name="Tabla14.B5" office:value-type="string">
            <text:p text:style-name="P3">(System Operations) Departamento de Soporte a la Operación de Sistemas</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Hatching_20_91" draw:display-name="Hatching 9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MX" style:letter-kerning="false" style:font-name-asian="Times New Roman1" style:font-size-asian="11pt" style:language-asian="es" style:country-asian="MX"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s" fo:country="MX" style:letter-kerning="false" style:font-name-asian="Times New Roman1" style:font-size-asian="11pt" style:language-asian="es" style:country-asian="MX" style:font-name-complex="Times New Roman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font-name="Arial" fo:font-family="Arial" style:font-family-generic="roman" style:font-pitch="variable" fo:font-size="10pt" style:font-size-asian="10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font-name="Times New Roman" fo:font-family="'Times New Roman'" style:font-family-generic="roman" style:font-pitch="variable" style:font-name-asian="MS Mincho" style:font-family-asian="'MS Mincho'" style:font-family-generic-asian="system" style:font-pitch-asian="variable"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default-outline-level="" style:class="index">
      <style:paragraph-properties fo:margin-top="0.423cm" fo:margin-bottom="0.423cm" loext:contextual-spacing="false" fo:text-align="start" style:justify-single-word="false" fo:orphans="0" fo:widows="0" style:writing-mode="lr-tb"/>
      <style:text-properties fo:color="#003366" style:font-name="Arial" fo:font-family="Arial" style:font-family-generic="roman" style:font-pitch="variable" fo:language="en" fo:country="US" fo:font-weight="bold" style:language-asian="en" style:country-asian="US" style:font-weight-asian="bold" style:font-size-complex="10pt"/>
    </style:style>
    <style:style style:name="Heading_20_1" style:display-name="Heading 1" style:family="paragraph" style:parent-style-name="Standard" style:next-style-name="Standard" style:default-outline-level="1" style:class="text">
      <style:paragraph-properties fo:margin-left="1.251cm" fo:margin-right="0cm" fo:margin-top="0.635cm" fo:margin-bottom="0cm" loext:contextual-spacing="false" fo:text-indent="-1.251cm" style:auto-text-indent="false"/>
      <style:text-properties fo:font-size="14pt" fo:language="es" fo:country="ES" fo:font-weight="bold" style:letter-kerning="true" style:font-size-asian="14pt" style:font-weight-asian="bold" style:font-name-complex="Arial1" style:font-family-complex="Arial" style:font-family-generic-complex="system" style:font-pitch-complex="variable" style:font-size-complex="14pt"/>
    </style:style>
    <style:style style:name="Heading_20_2" style:display-name="Heading 2" style:family="paragraph" style:parent-style-name="Standard" style:next-style-name="Standard" style:default-outline-level="2" style:class="text">
      <style:paragraph-properties fo:margin-left="1.401cm" fo:margin-right="0cm" fo:margin-top="0.423cm" fo:margin-bottom="0.212cm" loext:contextual-spacing="false" fo:text-indent="-1.401cm" style:auto-text-indent="false"/>
      <style:text-properties fo:font-size="12pt" fo:language="es" fo:country="ES" fo:font-weight="bold" style:font-size-asian="12pt" style:font-weight-asian="bold" style:font-name-complex="Arial1" style:font-family-complex="Arial" style:font-family-generic-complex="system" style:font-pitch-complex="variable"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1.501cm" fo:margin-right="0cm" fo:margin-top="0.212cm" fo:margin-bottom="0cm" loext:contextual-spacing="false" fo:text-indent="-1.501cm" style:auto-text-indent="false">
        <style:tab-stops>
          <style:tab-stop style:position="1.501cm"/>
        </style:tab-stops>
      </style:paragraph-properties>
      <style:text-properties fo:language="es" fo:country="ES" fo:font-weight="bold" style:letter-kerning="true" style:font-weight-asian="bold" style:font-name-complex="Arial1" style:font-family-complex="Arial" style:font-family-generic-complex="system" style:font-pitch-complex="variable" style:font-size-complex="10pt" style:font-weight-complex="bold"/>
    </style:style>
    <style:style style:name="Heading_20_4" style:display-name="Heading 4" style:family="paragraph" style:parent-style-name="Standard" style:next-style-name="Standard" style:default-outline-level="4" style:list-style-name="" style:class="text">
      <style:paragraph-properties fo:margin-left="1.524cm" fo:margin-right="0cm" fo:margin-top="0.423cm" fo:margin-bottom="0.106cm" loext:contextual-spacing="false" fo:text-indent="-1.524cm" style:auto-text-indent="false" fo:keep-with-next="always">
        <style:tab-stops>
          <style:tab-stop style:position="1.524cm"/>
        </style:tab-stops>
      </style:paragraph-properties>
      <style:text-properties style:font-name="Times New Roman" fo:font-family="'Times New Roman'" style:font-family-generic="roman" style:font-pitch="variable" fo:font-size="14pt" fo:font-weight="bold" style:font-name-asian="MS Mincho" style:font-family-asian="'MS Mincho'" style:font-family-generic-asian="system"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1.778cm" fo:margin-right="0cm" fo:margin-top="0.423cm" fo:margin-bottom="0.106cm" loext:contextual-spacing="false" fo:text-indent="-1.778cm" style:auto-text-indent="false">
        <style:tab-stops>
          <style:tab-stop style:position="1.778cm"/>
        </style:tab-stops>
      </style:paragraph-properties>
      <style:text-properties style:font-name="Times New Roman" fo:font-family="'Times New Roman'" style:font-family-generic="roman" style:font-pitch="variable" fo:font-size="13pt" fo:font-style="italic" fo:font-weight="bold" style:font-name-asian="MS Mincho" style:font-family-asian="'MS Mincho'"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423cm" fo:margin-bottom="0.106cm" loext:contextual-spacing="false" fo:text-indent="-2.032cm" style:auto-text-indent="false">
        <style:tab-stops>
          <style:tab-stop style:position="2.032cm"/>
        </style:tab-stops>
      </style:paragraph-properties>
      <style:text-properties style:font-name="Times New Roman" fo:font-family="'Times New Roman'" style:font-family-generic="roman" style:font-pitch="variable" fo:font-size="11pt" fo:font-weight="bold" style:font-name-asian="MS Mincho" style:font-family-asian="'MS Mincho'" style:font-family-generic-asian="system" style:font-pitch-asian="variable"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left="2.286cm" fo:margin-right="0cm" fo:margin-top="0.423cm" fo:margin-bottom="0.106cm" loext:contextual-spacing="false" fo:text-indent="-2.286cm" style:auto-text-indent="false">
        <style:tab-stops>
          <style:tab-stop style:position="2.286cm"/>
        </style:tab-stops>
      </style:paragraph-properties>
      <style:text-properties style:font-name="Times New Roman" fo:font-family="'Times New Roman'" style:font-family-generic="roman" style:font-pitch="variable" fo:font-size="12pt" style:font-name-asian="MS Mincho" style:font-family-asian="'MS Mincho'" style:font-family-generic-asian="system" style:font-pitch-asian="variable" style:font-size-asian="12pt"/>
    </style:style>
    <style:style style:name="Heading_20_8" style:display-name="Heading 8" style:family="paragraph" style:parent-style-name="Standard" style:next-style-name="Standard" style:default-outline-level="8" style:list-style-name="" style:class="text">
      <style:paragraph-properties fo:margin-left="2.54cm" fo:margin-right="0cm" fo:margin-top="0.423cm" fo:margin-bottom="0.106cm" loext:contextual-spacing="false" fo:text-indent="-2.54cm" style:auto-text-indent="false">
        <style:tab-stops>
          <style:tab-stop style:position="2.54cm"/>
        </style:tab-stops>
      </style:paragraph-properties>
      <style:text-properties style:font-name="Times New Roman" fo:font-family="'Times New Roman'" style:font-family-generic="roman" style:font-pitch="variable" fo:font-size="12pt" fo:font-style="italic" style:font-name-asian="MS Mincho" style:font-family-asian="'MS Mincho'" style:font-family-generic-asian="system" style:font-pitch-asian="variable" style:font-size-asian="12pt"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423cm" fo:margin-bottom="0.106cm" loext:contextual-spacing="false" fo:text-indent="-2.794cm" style:auto-text-indent="false">
        <style:tab-stops>
          <style:tab-stop style:position="2.794cm"/>
        </style:tab-stops>
      </style:paragraph-properties>
      <style:text-properties fo:font-size="11pt" style:font-name-asian="MS Mincho" style:font-family-asian="'MS Mincho'" style:font-family-generic-asian="system" style:font-pitch-asian="variable" style:font-size-asian="11pt" style:font-name-complex="Arial1"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fo:color="#003366" fo:font-weight="bold" style:font-weight-asian="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fo:color="#808080" fo:font-size="8pt" style:font-size-asian="8pt"/>
    </style:style>
    <style:style style:name="Contents_20_2" style:display-name="Contents 2" style:family="paragraph" style:parent-style-name="Standard" style:next-style-name="Standard" style:auto-update="true" style:default-outline-level="" style:class="index">
      <style:paragraph-properties fo:margin-left="0.349cm" fo:margin-right="0cm" fo:text-indent="0cm" style:auto-text-indent="false"/>
      <style:text-properties style:font-size-complex="10pt" style:font-weight-complex="bold"/>
    </style:style>
    <style:style style:name="Table_20_Txt" style:display-name="Table Txt" style:family="paragraph" style:parent-style-name="Standard" style:default-outline-level="">
      <style:paragraph-properties fo:margin-left="0.127cm" fo:margin-right="0.127cm" fo:text-indent="0cm" style:auto-text-indent="false"/>
      <style:text-properties fo:color="#003366" fo:font-size="8pt" style:font-size-asian="8pt"/>
    </style:style>
    <style:style style:name="Table_20_Contents" style:display-name="Table Contents" style:family="paragraph" style:parent-style-name="Standard" style:class="extra"/>
    <style:style style:name="Table_20_Heading" style:display-name="Table Heading" style:family="paragraph" style:parent-style-name="Table_20_Txt" style:default-outline-level="" style:class="extra">
      <style:text-properties fo:font-weight="bold" style:font-weight-asian="bold" style:font-weight-complex="bold"/>
    </style:style>
    <style:style style:name="Bullet_20_1" style:display-name="Bullet 1" style:family="paragraph" style:default-outline-level="">
      <style:paragraph-properties fo:margin-left="0.762cm" fo:margin-right="0cm" fo:margin-top="0cm" fo:margin-bottom="0.212cm" loext:contextual-spacing="false" fo:text-align="start" style:justify-single-word="false" fo:orphans="0" fo:widows="0" fo:text-indent="-0.508cm" style:auto-text-indent="false" style:writing-mode="lr-tb">
        <style:tab-stops>
          <style:tab-stop style:position="0.762cm"/>
        </style:tab-stops>
      </style:paragraph-properties>
      <style:text-properties style:font-name="Arial" fo:font-family="Arial" style:font-family-generic="roman" style:font-pitch="variable" fo:font-size="10pt" style:font-size-asian="10pt" style:language-asian="en" style:country-asian="US" style:font-size-complex="10pt"/>
    </style:style>
    <style:style style:name="Indent_20_1" style:display-name="Indent 1" style:family="paragraph" style:parent-style-name="Standard" style:default-outline-level="">
      <style:paragraph-properties fo:margin-left="0.508cm" fo:margin-right="0cm" fo:text-indent="0cm" style:auto-text-indent="false"/>
    </style:style>
    <style:style style:name="Bullet_20_2" style:display-name="Bullet 2" style:family="paragraph" style:default-outline-level="">
      <style:paragraph-properties fo:margin-left="1.27cm" fo:margin-right="0cm" fo:margin-top="0cm" fo:margin-bottom="0cm" loext:contextual-spacing="false" fo:text-align="start" style:justify-single-word="false" fo:orphans="2" fo:widows="2" fo:text-indent="-0.508cm" style:auto-text-indent="false" style:writing-mode="lr-tb">
        <style:tab-stops/>
      </style:paragraph-properties>
      <style:text-properties style:font-name="Arial" fo:font-family="Arial" style:font-family-generic="roman" style:font-pitch="variable" fo:font-size="10pt" style:font-size-asian="10pt" style:language-asian="en" style:country-asian="US" style:font-size-complex="10pt"/>
    </style:style>
    <style:style style:name="Indent_20_2" style:display-name="Indent 2" style:family="paragraph" style:default-outline-level="">
      <style:paragraph-properties fo:margin-left="1.27cm" fo:margin-right="0cm" fo:margin-top="0cm" fo:margin-bottom="0cm" loext:contextual-spacing="false" fo:text-align="start" style:justify-single-word="false" fo:orphans="2" fo:widows="2" fo:text-indent="0cm" style:auto-text-indent="false" style:writing-mode="lr-tb"/>
      <style:text-properties style:font-name="Arial" fo:font-family="Arial" style:font-family-generic="roman" style:font-pitch="variable" fo:font-size="10pt" style:font-size-asian="10pt" style:language-asian="en" style:country-asian="US" style:font-size-complex="10pt"/>
    </style:style>
    <style:style style:name="Contents_20_1" style:display-name="Contents 1" style:family="paragraph" style:parent-style-name="Standard" style:next-style-name="Standard" style:auto-update="true" style:default-outline-level="" style:class="index">
      <style:paragraph-properties fo:margin-top="0.212cm" fo:margin-bottom="0.212cm" loext:contextual-spacing="false">
        <style:tab-stops>
          <style:tab-stop style:position="1.058cm"/>
          <style:tab-stop style:position="16.492cm" style:type="right" style:leader-style="dotted" style:leader-text="."/>
        </style:tab-stops>
      </style:paragraph-properties>
      <style:text-properties fo:font-weight="bold" style:font-weight-asian="bold" style:font-name-complex="Arial1" style:font-family-complex="Arial" style:font-family-generic-complex="system" style:font-pitch-complex="variable" style:font-weight-complex="bold"/>
    </style:style>
    <style:style style:name="Contents_20_3" style:display-name="Contents 3" style:family="paragraph" style:parent-style-name="Standard" style:next-style-name="Standard" style:auto-update="true" style:default-outline-level="" style:class="index">
      <style:paragraph-properties fo:margin-left="0.7cm" fo:margin-right="0cm" fo:text-indent="0cm" style:auto-text-indent="false"/>
      <style:text-properties fo:font-size="9pt" style:font-size-asian="9pt" style:font-size-complex="10pt"/>
    </style:style>
    <style:style style:name="Contents_20_4" style:display-name="Contents 4" style:family="paragraph" style:parent-style-name="Standard" style:next-style-name="Standard" style:auto-update="true" style:default-outline-level="" style:class="index">
      <style:paragraph-properties fo:margin-left="0.706cm" fo:margin-right="0cm" fo:text-indent="0cm" style:auto-text-indent="false"/>
      <style:text-properties fo:font-size="8pt" style:font-size-asian="8pt" style:font-size-complex="10pt"/>
    </style:style>
    <style:style style:name="Contents_20_5" style:display-name="Contents 5" style:family="paragraph" style:parent-style-name="Standard" style:next-style-name="Standard" style:auto-update="true" style:default-outline-level="" style:class="index">
      <style:paragraph-properties fo:margin-left="1.058cm" fo:margin-right="0cm" fo:text-indent="0cm" style:auto-text-indent="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1.411cm" fo:margin-right="0cm" fo:text-indent="0cm" style:auto-text-indent="false"/>
      <style:text-properties style:font-name="Times New Roman" fo:font-family="'Times New Roman'" style:font-family-generic="roman" style:font-pitch="variable" style:font-size-complex="10pt"/>
    </style:style>
    <style:style style:name="Contents_20_7" style:display-name="Contents 7" style:family="paragraph" style:parent-style-name="Standard" style:next-style-name="Standard" style:auto-update="true" style:default-outline-level="" style:class="index">
      <style:paragraph-properties fo:margin-left="1.764cm" fo:margin-right="0cm" fo:text-indent="0cm" style:auto-text-indent="false"/>
      <style:text-properties style:font-name="Times New Roman" fo:font-family="'Times New Roman'" style:font-family-generic="roman" style:font-pitch="variable" style:font-size-complex="10pt"/>
    </style:style>
    <style:style style:name="Contents_20_8" style:display-name="Contents 8" style:family="paragraph" style:parent-style-name="Standard" style:next-style-name="Standard" style:auto-update="true" style:default-outline-level="" style:class="index">
      <style:paragraph-properties fo:margin-left="2.117cm" fo:margin-right="0cm" fo:text-indent="0cm" style:auto-text-indent="false"/>
      <style:text-properties style:font-name="Times New Roman" fo:font-family="'Times New Roman'" style:font-family-generic="roman" style:font-pitch="variable" style:font-size-complex="10pt"/>
    </style:style>
    <style:style style:name="Contents_20_9" style:display-name="Contents 9" style:family="paragraph" style:parent-style-name="Standard" style:next-style-name="Standard" style:auto-update="true" style:default-outline-level="" style:class="index">
      <style:paragraph-properties fo:margin-left="2.469cm" fo:margin-right="0cm" fo:text-indent="0cm" style:auto-text-indent="false"/>
      <style:text-properties style:font-name="Times New Roman" fo:font-family="'Times New Roman'" style:font-family-generic="roman" style:font-pitch="variable" style:font-size-complex="10pt"/>
    </style:style>
    <style:style style:name="Bullet_20_3" style:display-name="Bullet 3" style:family="paragraph" style:parent-style-name="Bullet_20_2" style:default-outline-level="">
      <style:paragraph-properties fo:margin-left="1.905cm" fo:margin-right="0cm" fo:text-indent="-0.508cm" style:auto-text-indent="false">
        <style:tab-stops>
          <style:tab-stop style:position="1.905cm"/>
        </style:tab-stops>
      </style:paragraph-properties>
      <style:text-properties fo:language="es" fo:country="ES" style:font-name-complex="Arial1" style:font-family-complex="Arial" style:font-family-generic-complex="system" style:font-pitch-complex="variable"/>
    </style:style>
    <style:style style:name="Portada_20_1" style:display-name="Portada 1" style:family="paragraph" style:default-outline-level="">
      <style:paragraph-properties fo:margin-top="0.635cm" fo:margin-bottom="0.635cm" loext:contextual-spacing="false" fo:text-align="center" style:justify-single-word="false" fo:orphans="0" fo:widows="0" style:writing-mode="lr-tb"/>
      <style:text-properties fo:color="#003366" style:font-name="Arial" fo:font-family="Arial" style:font-family-generic="roman" style:font-pitch="variable" fo:font-size="18pt" fo:language="en" fo:country="US" fo:font-weight="bold" style:font-size-asian="18pt" style:language-asian="en" style:country-asian="US" style:font-weight-asian="bold" style:font-size-complex="10pt"/>
    </style:style>
    <style:style style:name="Portada_20_2" style:display-name="Portada 2" style:family="paragraph" style:default-outline-level="">
      <style:paragraph-properties fo:margin-top="0.635cm" fo:margin-bottom="0.635cm" loext:contextual-spacing="false" fo:text-align="center" style:justify-single-word="false" fo:orphans="2" fo:widows="2" style:writing-mode="lr-tb"/>
      <style:text-properties fo:color="#0066cc" style:font-name="Arial" fo:font-family="Arial" style:font-family-generic="roman" style:font-pitch="variable" fo:font-size="14pt" fo:font-weight="bold" style:font-size-asian="14pt" style:language-asian="en" style:country-asian="US" style:font-weight-asian="bold" style:font-size-complex="10pt"/>
    </style:style>
    <style:style style:name="Portada_20_3" style:display-name="Portada 3" style:family="paragraph" style:default-outline-level="">
      <style:paragraph-properties fo:margin-top="0.635cm" fo:margin-bottom="0.635cm" loext:contextual-spacing="false" fo:text-align="center" style:justify-single-word="false" fo:orphans="0" fo:widows="0" style:writing-mode="lr-tb"/>
      <style:text-properties fo:color="#808080" style:font-name="Arial" fo:font-family="Arial" style:font-family-generic="roman" style:font-pitch="variable" fo:font-size="14pt" style:font-size-asian="14pt"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 style:family="paragraph" style:parent-style-name="Standard" style:default-outline-level="">
      <style:paragraph-properties fo:margin-top="0.282cm" fo:margin-bottom="0.247cm" loext:contextual-spacing="false" fo:text-align="justify" style:justify-single-word="false"/>
      <style:text-properties fo:color="#000000" style:font-name-asian="MS Mincho" style:font-family-asian="'MS Mincho'" style:font-family-generic-asian="system" style:font-pitch-asian="variable" style:font-size-complex="10pt"/>
    </style:style>
    <style:style style:name="CellBody" style:family="paragraph" style:parent-style-name="Standard" style:default-outline-level="">
      <style:paragraph-properties fo:margin-left="0.254cm" fo:margin-right="0cm" fo:margin-top="0.106cm" fo:margin-bottom="0.106cm" loext:contextual-spacing="false" fo:text-indent="0cm" style:auto-text-indent="false"/>
      <style:text-properties fo:color="#000000" style:font-name-asian="MS Mincho" style:font-family-asian="'MS Mincho'" style:font-family-generic-asian="system" style:font-pitch-asian="variable" style:font-size-complex="10pt"/>
    </style:style>
    <style:style style:name="Bulleted" style:family="paragraph" style:parent-style-name="Standard" style:default-outline-level="">
      <style:paragraph-properties fo:margin-left="0cm" fo:margin-right="1cm" fo:margin-top="0.106cm" fo:margin-bottom="0.176cm" loext:contextual-spacing="false" fo:text-align="justify" style:justify-single-word="false" fo:text-indent="0cm" style:auto-text-indent="false"/>
      <style:text-properties fo:color="#000000" style:font-name="Comic Sans MS" fo:font-family="'Comic Sans MS'" style:font-family-generic="roman" style:font-pitch="variable" fo:font-size="12pt" style:font-name-asian="MS Mincho" style:font-family-asian="'MS Mincho'" style:font-family-generic-asian="system" style:font-pitch-asian="variable" style:font-size-asian="12pt" style:font-size-complex="10pt"/>
    </style:style>
    <style:style style:name="parrafo" style:family="paragraph" style:parent-style-name="Indent_20_1" style:default-outline-level="">
      <style:paragraph-properties fo:margin-left="1.27cm" fo:margin-right="0cm" fo:margin-top="0cm" fo:margin-bottom="0.106cm" loext:contextual-spacing="false" fo:text-align="justify" style:justify-single-word="false" fo:text-indent="1.27cm" style:auto-text-indent="false"/>
      <style:text-properties fo:language="es" fo:country="ES" style:font-name-complex="Arial1" style:font-family-complex="Arial" style:font-family-generic-complex="system" style:font-pitch-complex="variable" style:font-size-complex="10pt"/>
    </style:style>
    <style:style style:name="Style1" style:family="paragraph" style:parent-style-name="Heading_20_1" style:default-outline-level="" style:list-style-name=""/>
    <style:style style:name="Style2" style:family="paragraph" style:parent-style-name="Header" style:default-outline-level="">
      <style:paragraph-properties fo:margin-left="0cm" fo:margin-right="-1.427cm" fo:text-indent="0cm" style:auto-text-indent="false"/>
      <style:text-properties fo:color="#0000ff" fo:font-size="14pt" fo:language="es" fo:country="ES" fo:font-weight="normal" style:font-size-asian="14pt" style:font-weight-asian="normal" style:font-size-complex="14pt"/>
    </style:style>
    <style:style style:name="Style3" style:family="paragraph" style:parent-style-name="Header" style:default-outline-level="">
      <style:paragraph-properties fo:margin-left="0cm" fo:margin-right="-0.914cm" fo:text-indent="0cm" style:auto-text-indent="false"/>
      <style:text-properties style:use-window-font-color="true" fo:font-size="18pt" fo:font-weight="normal" style:font-size-asian="18pt" style:font-weight-asian="normal" style:font-size-complex="18pt"/>
    </style:style>
    <style:style style:name="Style4" style:family="paragraph" style:parent-style-name="Header" style:default-outline-level="">
      <style:paragraph-properties fo:margin-left="0cm" fo:margin-right="-0.914cm" fo:text-indent="0cm" style:auto-text-indent="false"/>
      <style:text-properties style:use-window-font-color="true" fo:font-size="18pt" fo:font-weight="normal" style:font-size-asian="18pt" style:font-weight-asian="normal" style:font-size-complex="18pt"/>
    </style:style>
    <style:style style:name="Style5" style:family="paragraph" style:parent-style-name="Header" style:auto-update="true" style:default-outline-level="">
      <style:paragraph-properties fo:margin-left="0cm" fo:margin-right="-0.914cm" fo:text-indent="0cm" style:auto-text-indent="false"/>
      <style:text-properties style:use-window-font-color="true" fo:font-size="18pt" fo:font-weight="normal" style:font-size-asian="18pt" style:font-weight-asian="normal" style:font-size-complex="18pt"/>
    </style:style>
    <style:style style:name="Arial" style:family="paragraph" style:parent-style-name="Standard" style:default-outline-level="">
      <style:paragraph-properties fo:margin-left="1.401cm" fo:margin-right="0cm" fo:text-align="justify" style:justify-single-word="false" fo:text-indent="1.139cm" style:auto-text-indent="false"/>
      <style:text-properties fo:language="es" fo:country="ES" style:font-size-complex="10pt"/>
    </style:style>
    <style:style style:name="Normal_20__2b__20_Arial" style:display-name="Normal + Arial" style:family="paragraph" style:parent-style-name="Standard" style:default-outline-level="">
      <style:text-properties style:font-name="Verdana" fo:font-family="Verdana" style:font-family-generic="roman" style:font-pitch="variable" style:font-name-complex="Arial1" style:font-family-complex="Arial" style:font-family-generic-complex="system" style:font-pitch-complex="variable" style:font-size-complex="8pt"/>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Rule" style:family="paragraph" style:parent-style-name="Body" style:default-outline-level="">
      <style:paragraph-properties fo:margin-left="2.032cm" fo:margin-right="0cm" fo:margin-top="0.212cm" fo:margin-bottom="0cm" loext:contextual-spacing="false" fo:text-align="start" style:justify-single-word="false" fo:text-indent="-0.762cm" style:auto-text-indent="false">
        <style:tab-stops/>
      </style:paragraph-properties>
      <style:text-properties style:use-window-font-color="true" fo:language="en" fo:country="US" style:font-name-asian="Times New Roman1" style:font-family-asian="'Times New Roman'" style:font-family-generic-asian="system" style:font-pitch-asian="variable" style:language-asian="de" style:country-asian="DE"/>
    </style:style>
    <style:style style:name="Reference" style:family="paragraph" style:parent-style-name="Body" style:default-outline-level="">
      <style:paragraph-properties fo:margin-left="1.778cm" fo:margin-right="0cm" fo:margin-top="0.212cm" fo:margin-bottom="0cm" loext:contextual-spacing="false" fo:text-indent="-0.635cm" style:auto-text-indent="false">
        <style:tab-stops>
          <style:tab-stop style:position="1.778cm"/>
          <style:tab-stop style:position="2.223cm"/>
          <style:tab-stop style:position="5.239cm"/>
        </style:tab-stops>
      </style:paragraph-properties>
      <style:text-properties style:use-window-font-color="true" fo:language="en" fo:country="US" style:font-name-asian="Times New Roman1" style:font-family-asian="'Times New Roman'" style:font-family-generic-asian="system" style:font-pitch-asian="variable" style:language-asian="de" style:country-asian="DE"/>
    </style:style>
    <style:style style:name="Z-agcycvr-Title" style:family="paragraph" style:parent-style-name="Heading_20_4" style:default-outline-level="">
      <style:paragraph-properties fo:margin-left="0cm" fo:margin-right="0cm" fo:margin-top="0cm" fo:margin-bottom="0.423cm" loext:contextual-spacing="false" fo:text-align="center" style:justify-single-word="false" fo:text-indent="0cm" style:auto-text-indent="false">
        <style:tab-stops>
          <style:tab-stop style:position="8.255cm" style:type="center"/>
          <style:tab-stop style:position="16.51cm" style:type="right"/>
        </style:tab-stops>
      </style:paragraph-properties>
      <style:text-properties style:font-name="Arial Black" fo:font-family="'Arial Black'" style:font-family-generic="roman" style:font-pitch="variable" fo:font-size="18pt" fo:language="en" fo:country="US" fo:font-weight="normal" style:font-name-asian="Times New Roman1" style:font-family-asian="'Times New Roman'" style:font-family-generic-asian="system" style:font-pitch-asian="variable" style:font-size-asian="18pt" style:font-weight-asian="normal" style:font-name-complex="Arial1" style:font-family-complex="Arial" style:font-family-generic-complex="system" style:font-pitch-complex="variable"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0.529cm" fo:text-indent="0cm" style:auto-text-indent="false"/>
      <style:text-properties fo:language="en" fo:country="US"/>
    </style:style>
    <style:style style:name="Table_20_Text" style:display-name="Table Text" style:family="paragraph" style:parent-style-name="Standard" style:default-outline-level="">
      <style:paragraph-properties fo:line-height="0.388cm"/>
      <style:text-properties fo:font-size="9pt" fo:language="en" fo:country="US" style:font-size-asian="9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Jump" style:family="paragraph" style:parent-style-name="Text_20_body" style:default-outline-level="">
      <style:paragraph-properties fo:margin-left="5.08cm" fo:margin-right="0cm" fo:margin-top="0.203cm" fo:margin-bottom="0cm" loext:contextual-spacing="false" fo:text-indent="0cm" style:auto-text-indent="false"/>
      <style:text-properties fo:color="#ff00ff" style:font-name="Arial" fo:font-family="Arial" style:font-family-generic="roman" style:font-pitch="variable" fo:language="es" fo:country="ES" style:text-underline-style="solid" style:text-underline-type="double" style:text-underline-width="auto" style:text-underline-color="font-color" fo:font-weight="bold" style:font-name-asian="Times New Roman1" style:font-family-asian="'Times New Roman'" style:font-family-generic-asian="system" style:font-pitch-asian="variable" style:language-asian="es" style:country-asian="ES" style:font-weight-asian="bold"/>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family="Cambria" style:font-family-generic="roman" style:font-pitch="variable" fo:font-size="16pt" fo:font-weight="bold" style:letter-kerning="true" style:font-name-asian="F" style:font-family-generic-asian="system" style:font-pitch-asian="variable" style:font-size-asian="16pt" style:language-asian="en" style:country-asian="US" style:font-weight-asian="bold" style:font-name-complex="F"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Cambria" fo:font-family="Cambria" style:font-family-generic="roman" style:font-pitch="variable" fo:font-size="14pt" fo:font-style="italic" fo:font-weight="bold" style:font-name-asian="F" style:font-family-generic-asian="system" style:font-pitch-asian="variable" style:font-size-asian="14pt" style:language-asian="en" style:country-asian="US" style:font-style-asian="italic" style:font-weight-asian="bold" style:font-name-complex="F"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font-weight="bold" style:font-name-asian="F" style:font-family-generic-asian="system" style:font-pitch-asian="variable" style:font-size-asian="13pt" style:language-asian="en" style:country-asian="US" style:font-weight-asian="bold" style:font-name-complex="F"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style:font-name="Calibri" fo:font-family="Calibri" style:font-family-generic="roman" style:font-pitch="variable" fo:font-size="14pt" fo:font-weight="bold" style:font-name-asian="F" style:font-family-generic-asian="system" style:font-pitch-asian="variable" style:font-size-asian="14pt" style:language-asian="en" style:country-asian="US" style:font-weight-asian="bold" style:font-name-complex="F" style:font-family-generic-complex="system" style:font-pitch-complex="variable" style:font-size-complex="14pt" style:font-weight-complex="bold"/>
    </style:style>
    <style:style style:name="Título_20_5_20_Car" style:display-name="Título 5 Car" style:family="text" style:parent-style-name="Default_20_Paragraph_20_Font">
      <style:text-properties style:font-name="Calibri" fo:font-family="Calibri" style:font-family-generic="roman" style:font-pitch="variable" fo:font-size="13pt" fo:font-style="italic" fo:font-weight="bold" style:font-name-asian="F" style:font-family-generic-asian="system" style:font-pitch-asian="variable" style:font-size-asian="13pt" style:language-asian="en" style:country-asian="US" style:font-style-asian="italic" style:font-weight-asian="bold" style:font-name-complex="F"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style:font-name="Calibri" fo:font-family="Calibri" style:font-family-generic="roman" style:font-pitch="variable" fo:font-weight="bold" style:font-name-asian="F" style:font-family-generic-asian="system" style:font-pitch-asian="variable" style:language-asian="en" style:country-asian="US" style:font-weight-asian="bold" style:font-name-complex="F" style:font-family-generic-complex="system" style:font-pitch-complex="variable" style:font-weight-complex="bold"/>
    </style:style>
    <style:style style:name="Título_20_7_20_Car" style:display-name="Título 7 Car" style:family="text" style:parent-style-name="Default_20_Paragraph_20_Font">
      <style:text-properties style:font-name="Calibri" fo:font-family="Calibri" style:font-family-generic="roman" style:font-pitch="variable" fo:font-size="12pt" style:font-name-asian="F" style:font-family-generic-asian="system" style:font-pitch-asian="variable" style:font-size-asian="12pt" style:language-asian="en" style:country-asian="US" style:font-name-complex="F" style:font-family-generic-complex="system" style:font-pitch-complex="variable" style:font-size-complex="12pt"/>
    </style:style>
    <style:style style:name="Título_20_8_20_Car" style:display-name="Título 8 Car" style:family="text" style:parent-style-name="Default_20_Paragraph_20_Font">
      <style:text-properties style:font-name="Calibri" fo:font-family="Calibri" style:font-family-generic="roman" style:font-pitch="variable" fo:font-size="12pt" fo:font-style="italic" style:font-name-asian="F" style:font-family-generic-asian="system" style:font-pitch-asian="variable" style:font-size-asian="12pt" style:language-asian="en" style:country-asian="US" style:font-style-asian="italic" style:font-name-complex="F"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style:font-name-asian="F" style:font-family-generic-asian="system" style:font-pitch-asian="variable" style:language-asian="en" style:country-asian="US" style:font-name-complex="F" style:font-family-generic-complex="system" style:font-pitch-complex="variable"/>
    </style:style>
    <style:style style:name="Encabezado_20_Car" style:display-name="Encabezado Car" style:family="text" style:parent-style-name="Default_20_Paragraph_20_Font">
      <style:text-properties style:font-name="Arial" fo:font-family="Arial" style:font-family-generic="roman" style:font-pitch="variable" fo:font-size="10pt" style:font-size-asian="10pt" style:language-asian="en" style:country-asian="US" style:font-size-complex="12pt"/>
    </style:style>
    <style:style style:name="Pie_20_de_20_página_20_Car" style:display-name="Pie de página Car" style:family="text" style:parent-style-name="Default_20_Paragraph_20_Font">
      <style:text-properties style:font-name="Arial" fo:font-family="Arial" style:font-family-generic="roman" style:font-pitch="variable" fo:font-size="10pt" style:font-size-asian="10pt" style:language-asian="en" style:country-asian="US"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Texto_20_comentario_20_Car" style:display-name="Texto comentario Car" style:family="text" style:parent-style-name="Default_20_Paragraph_20_Font">
      <style:text-properties style:font-name="Arial" fo:font-family="Arial" style:font-family-generic="roman" style:font-pitch="variable" fo:font-size="10pt" style:font-size-asian="10pt" style:language-asian="en" style:country-asian="US" style:font-size-complex="10pt"/>
    </style:style>
    <style:style style:name="Asunto_20_del_20_comentario_20_Car" style:display-name="Asunto del comentario Car" style:family="text" style:parent-style-name="Texto_20_comentario_20_Car">
      <style:text-properties style:font-name="Arial" fo:font-family="Arial" style:font-family-generic="roman" style:font-pitch="variable" fo:font-size="10pt" fo:font-weight="bold" style:font-size-asian="10pt" style:language-asian="en" style:country-asian="US" style:font-weight-asian="bold" style:font-size-complex="10pt" style:font-weight-complex="bold"/>
    </style:style>
    <style:style style:name="Texto_20_de_20_globo_20_Car" style:display-name="Texto de globo Car" style:family="text" style:parent-style-name="Default_20_Paragraph_20_Font">
      <style:text-properties fo:font-size="1pt" style:font-size-asian="1pt" style:language-asian="en" style:country-asian="US" style:font-size-complex="1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Texto_20_independiente_20_Car" style:display-name="Texto independiente Car" style:family="text" style:parent-style-name="Default_20_Paragraph_20_Font">
      <style:text-properties style:font-name="Arial" fo:font-family="Arial" style:font-family-generic="roman" style:font-pitch="variable" fo:font-size="10pt" style:font-size-asian="10pt" style:language-asian="en" style:country-asian="US" style:font-size-complex="12pt"/>
    </style:style>
    <style:style style:name="Indent_20_1_20_Char" style:display-name="Indent 1 Char" style:family="text" style:parent-style-name="Default_20_Paragraph_20_Font">
      <style:text-properties style:font-name="Arial" fo:font-family="Arial" style:font-family-generic="roman" style:font-pitch="variable" fo:font-size="12pt" style:font-size-asian="12pt" style:language-asian="en" style:country-asian="US" style:font-name-complex="Times New Roman1" style:font-family-complex="'Times New Roman'" style:font-family-generic-complex="system" style:font-pitch-complex="variable" style:font-size-complex="12pt"/>
    </style:style>
    <style:style style:name="parrafo_20_Char" style:display-name="parrafo Char" style:family="text" style:parent-style-name="Indent_20_1_20_Char">
      <style:text-properties style:font-name="Arial" fo:font-family="Arial" style:font-family-generic="roman" style:font-pitch="variable" fo:font-size="10pt" fo:language="es" fo:country="ES" style:font-size-asian="10pt" style:language-asian="en" style:country-asian="US" style:font-name-complex="Arial1" style:font-family-complex="Arial" style:font-family-generic-complex="system" style:font-pitch-complex="variable" style:font-size-complex="10pt"/>
    </style:style>
    <style:style style:name="Normal_20__2b__20_Arial_20_Char" style:display-name="Normal + Arial Char" style:family="text" style:parent-style-name="Default_20_Paragraph_20_Font">
      <style:text-properties style:font-name="Verdana" fo:font-family="Verdana" style:font-family-generic="roman" style:font-pitch="variable" fo:font-size="8pt" fo:language="es" fo:country="MX" style:font-size-asian="8pt" style:language-asian="en" style:country-asian="US" style:font-name-complex="Arial1" style:font-family-complex="Arial" style:font-family-generic-complex="system" style:font-pitch-complex="variable" style:font-size-complex="8pt" style:language-complex="ar" style:country-complex="SA"/>
    </style:style>
    <style:style style:name="Sangría_20_3_20_de_20_t._20_independiente_20_Car" style:display-name="Sangría 3 de t. independiente Car" style:family="text" style:parent-style-name="Default_20_Paragraph_20_Font">
      <style:text-properties style:font-name="Arial" fo:font-family="Arial" style:font-family-generic="roman" style:font-pitch="variable" fo:font-size="8pt" style:font-size-asian="8pt" style:language-asian="en" style:country-asian="US" style:font-name-complex="Times New Roman1" style:font-family-complex="'Times New Roman'" style:font-family-generic-complex="system" style:font-pitch-complex="variable" style:font-size-complex="8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Sangría_20_2_20_de_20_t._20_independiente_20_Car" style:display-name="Sangría 2 de t. independiente Car" style:family="text" style:parent-style-name="Default_20_Paragraph_20_Font">
      <style:text-properties style:font-name="Arial" fo:font-family="Arial" style:font-family-generic="roman" style:font-pitch="variable" fo:font-size="10pt" style:font-size-asian="10pt" style:language-asian="en" style:country-asian="US" style:font-size-complex="12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fo:font-variant="normal" fo:text-transform="none" style:use-window-font-color="true" style:text-outline="false" style:text-line-through-style="none" style:text-line-through-type="none" fo:font-size="10pt" fo:letter-spacing="normal" fo:font-style="normal" fo:text-shadow="none" style:text-underline-style="none" fo:font-weight="bold" style:letter-kerning="false" style:text-blinking="false" style:font-size-asian="10pt" style:font-style-asian="normal" style:font-weight-asian="bold" style:font-name-complex="Times New Roman1" style:font-family-complex="'Times New Roman'" style:font-family-generic-complex="system" style:font-pitch-complex="variable" style:font-style-complex="normal" style:font-weight-complex="bold" style:text-scale="100%" style:font-relief="non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fo:font-variant="normal" fo:text-transform="none" style:use-window-font-color="true" style:text-outline="false" style:text-line-through-style="none" style:text-line-through-type="none" fo:font-size="10pt" fo:letter-spacing="normal" fo:font-style="normal" fo:text-shadow="none" style:text-underline-style="none" fo:font-weight="bold" style:letter-kerning="false" style:text-blinking="false" style:font-size-asian="10pt" style:font-style-asian="normal" style:font-weight-asian="bold" style:font-name-complex="Times New Roman1" style:font-family-complex="'Times New Roman'" style:font-family-generic-complex="system" style:font-pitch-complex="variable" style:font-style-complex="normal" style:font-weight-complex="bold" style:text-scale="100%" style:font-relief="non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size="10pt" style:font-name-asian="Arial Unicode MS" style:font-family-asian="'Arial Unicode MS'" style:font-family-generic-asian="system" style:font-pitch-asian="variable" style:font-size-asian="10pt"/>
    </style:style>
    <style:style style:name="ListLabel_20_38" style:display-name="ListLabel 38" style:family="text">
      <style:text-properties fo:font-size="14pt" style:font-name-asian="Arial Unicode MS" style:font-family-asian="'Arial Unicode MS'" style:font-family-generic-asian="system" style:font-pitch-asian="variable" style:font-size-asian="14pt"/>
    </style:style>
    <style:style style:name="ListLabel_20_39" style:display-name="ListLabel 39" style:family="text">
      <style:text-properties fo:font-size="14pt" style:font-name-asian="Arial Unicode MS" style:font-family-asian="'Arial Unicode MS'" style:font-family-generic-asian="system" style:font-pitch-asian="variable" style:font-size-asian="14pt"/>
    </style:style>
    <style:style style:name="ListLabel_20_40" style:display-name="ListLabel 40" style:family="text">
      <style:text-properties fo:font-size="12pt" style:font-name-asian="Arial Unicode MS" style:font-family-asian="'Arial Unicode MS'" style:font-family-generic-asian="system" style:font-pitch-asian="variable" style:font-size-asian="12pt"/>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61" style:num-format="1">
        <style:list-level-properties text:list-level-position-and-space-mode="label-alignment">
          <style:list-level-label-alignment text:label-followed-by="listtab" fo:text-indent="-0.635cm" fo:margin-left="0.635cm"/>
        </style:list-level-properties>
      </text:outline-level-style>
      <text:outline-level-style text:level="2" text:style-name="ListLabel_20_62" style:num-format="1" text:display-levels="2">
        <style:list-level-properties text:list-level-position-and-space-mode="label-alignment">
          <style:list-level-label-alignment text:label-followed-by="listtab" fo:text-indent="-0.635cm" fo:margin-left="1.397cm"/>
        </style:list-level-properties>
      </text:outline-level-style>
      <text:outline-level-style text:level="3" text:style-name="ListLabel_20_63" style:num-format="1" text:display-levels="3">
        <style:list-level-properties text:list-level-position-and-space-mode="label-alignment">
          <style:list-level-label-alignment text:label-followed-by="listtab" fo:text-indent="-1.27cm" fo:margin-left="2.15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space" fo:margin-left="1.016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3.112cm" fo:text-indent="-0.889cm" fo:margin-left="3.112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4.191cm" fo:text-indent="-1.143cm" fo:margin-left="4.064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5.461cm" fo:text-indent="-1.397cm" fo:margin-left="4.953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6.096cm" fo:text-indent="-1.651cm" fo:margin-left="5.842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text:list-tab-stop-position="7.366cm" fo:text-indent="-1.905cm" fo:margin-left="6.731cm"/>
        </style:list-level-properties>
      </text:list-level-style-number>
      <text:list-level-style-number text:level="8" text:style-name="ListLabel_20_8" style:num-format="1" text:display-levels="8">
        <style:list-level-properties text:list-level-position-and-space-mode="label-alignment">
          <style:list-level-label-alignment text:label-followed-by="listtab" text:list-tab-stop-position="8.001cm" fo:text-indent="-2.159cm" fo:margin-left="7.62cm"/>
        </style:list-level-properties>
      </text:list-level-style-number>
      <text:list-level-style-number text:level="9" text:style-name="ListLabel_20_9" style:num-format="1" text:display-levels="9">
        <style:list-level-properties text:list-level-position-and-space-mode="label-alignment">
          <style:list-level-label-alignment text:label-followed-by="listtab" text:list-tab-stop-position="9.271cm" fo:text-indent="-2.54cm" fo:margin-left="8.6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1.778cm" fo:text-indent="-0.635cm" fo:margin-left="1.778cm"/>
        </style:list-level-properties>
        <style:text-properties style:font-name="Wingdings"/>
      </text:list-level-style-bullet>
      <text:list-level-style-bullet text:level="2" text:bullet-char="o">
        <style:list-level-properties text:list-level-position-and-space-mode="label-alignment">
          <style:list-level-label-alignment text:label-followed-by="listtab" text:list-tab-stop-position="3.048cm"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4.318cm" fo:text-indent="-0.635cm" fo:margin-left="4.318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588cm" fo:text-indent="-0.635cm" fo:margin-left="5.588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6.858cm"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8.128cm" fo:text-indent="-0.635cm" fo:margin-left="8.128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9.398cm" fo:text-indent="-0.635cm" fo:margin-left="9.398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0.668cm"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938cm"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o">
        <style:list-level-properties text:list-level-position-and-space-mode="label-alignment">
          <style:list-level-label-alignment text:label-followed-by="listtab" text:list-tab-stop-position="1.778cm" fo:text-indent="-0.635cm" fo:margin-left="1.778cm"/>
        </style:list-level-properties>
        <style:text-properties style:font-name="Courier New"/>
      </text:list-level-style-bullet>
      <text:list-level-style-bullet text:level="2" text:bullet-char="o">
        <style:list-level-properties text:list-level-position-and-space-mode="label-alignment">
          <style:list-level-label-alignment text:label-followed-by="listtab" text:list-tab-stop-position="3.048cm"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4.318cm" fo:text-indent="-0.635cm" fo:margin-left="4.318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588cm" fo:text-indent="-0.635cm" fo:margin-left="5.588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6.858cm"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8.128cm" fo:text-indent="-0.635cm" fo:margin-left="8.128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9.398cm" fo:text-indent="-0.635cm" fo:margin-left="9.398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0.668cm"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938cm"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2"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2" text:bullet-char="o">
        <style:list-level-properties text:list-level-position-and-space-mode="label-alignment">
          <style:list-level-label-alignment text:label-followed-by="listtab" fo:text-indent="-0.635cm" fo:margin-left="-0.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286cm" fo:text-indent="-0.635cm" fo:margin-left="2.286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3.556cm" fo:text-indent="-0.635cm" fo:margin-left="3.556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4.826cm" fo:text-indent="-0.635cm" fo:margin-left="4.826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6.096cm" fo:text-indent="-0.635cm" fo:margin-left="6.096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7.366cm" fo:text-indent="-0.635cm" fo:margin-left="7.36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8.636cm" fo:text-indent="-0.635cm" fo:margin-left="8.6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2"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0" style:num-format="1">
        <style:list-level-properties text:list-level-position-and-space-mode="label-alignment">
          <style:list-level-label-alignment text:label-followed-by="space" fo:margin-left="1.016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text:list-tab-stop-position="3.112cm" fo:text-indent="-0.889cm" fo:margin-left="3.112cm"/>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text:list-tab-stop-position="4.191cm" fo:text-indent="-1.143cm" fo:margin-left="4.064cm"/>
        </style:list-level-properties>
      </text:list-level-style-number>
      <text:list-level-style-number text:level="5" text:style-name="ListLabel_20_14" style:num-format="1" text:display-levels="5">
        <style:list-level-properties text:list-level-position-and-space-mode="label-alignment">
          <style:list-level-label-alignment text:label-followed-by="listtab" text:list-tab-stop-position="5.461cm" fo:text-indent="-1.397cm" fo:margin-left="4.953cm"/>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text:list-tab-stop-position="6.096cm" fo:text-indent="-1.651cm" fo:margin-left="5.842cm"/>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text:list-tab-stop-position="7.366cm" fo:text-indent="-1.905cm" fo:margin-left="6.731cm"/>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text:list-tab-stop-position="8.001cm" fo:text-indent="-2.159cm" fo:margin-left="7.62cm"/>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text:list-tab-stop-position="9.271cm" fo:text-indent="-2.54cm" fo:margin-left="8.6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2"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9" style:num-format="1">
        <style:list-level-properties text:list-level-position-and-space-mode="label-alignment">
          <style:list-level-label-alignment text:label-followed-by="space" fo:margin-left="1.016cm"/>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ListLabel_20_21" style:num-format="1" text:display-levels="3">
        <style:list-level-properties text:list-level-position-and-space-mode="label-alignment">
          <style:list-level-label-alignment text:label-followed-by="listtab" text:list-tab-stop-position="3.112cm" fo:text-indent="-0.889cm" fo:margin-left="3.112cm"/>
        </style:list-level-properties>
      </text:list-level-style-number>
      <text:list-level-style-number text:level="4" text:style-name="ListLabel_20_22" style:num-format="1" text:display-levels="4">
        <style:list-level-properties text:list-level-position-and-space-mode="label-alignment">
          <style:list-level-label-alignment text:label-followed-by="listtab" text:list-tab-stop-position="4.191cm" fo:text-indent="-1.143cm" fo:margin-left="4.064cm"/>
        </style:list-level-properties>
      </text:list-level-style-number>
      <text:list-level-style-number text:level="5" text:style-name="ListLabel_20_23" style:num-format="1" text:display-levels="5">
        <style:list-level-properties text:list-level-position-and-space-mode="label-alignment">
          <style:list-level-label-alignment text:label-followed-by="listtab" text:list-tab-stop-position="5.461cm" fo:text-indent="-1.397cm" fo:margin-left="4.953cm"/>
        </style:list-level-properties>
      </text:list-level-style-number>
      <text:list-level-style-number text:level="6" text:style-name="ListLabel_20_24" style:num-format="1" text:display-levels="6">
        <style:list-level-properties text:list-level-position-and-space-mode="label-alignment">
          <style:list-level-label-alignment text:label-followed-by="listtab" text:list-tab-stop-position="6.096cm" fo:text-indent="-1.651cm" fo:margin-left="5.842cm"/>
        </style:list-level-properties>
      </text:list-level-style-number>
      <text:list-level-style-number text:level="7" text:style-name="ListLabel_20_25" style:num-format="1" text:display-levels="7">
        <style:list-level-properties text:list-level-position-and-space-mode="label-alignment">
          <style:list-level-label-alignment text:label-followed-by="listtab" text:list-tab-stop-position="7.366cm" fo:text-indent="-1.905cm" fo:margin-left="6.731cm"/>
        </style:list-level-properties>
      </text:list-level-style-number>
      <text:list-level-style-number text:level="8" text:style-name="ListLabel_20_26" style:num-format="1" text:display-levels="8">
        <style:list-level-properties text:list-level-position-and-space-mode="label-alignment">
          <style:list-level-label-alignment text:label-followed-by="listtab" text:list-tab-stop-position="8.001cm" fo:text-indent="-2.159cm" fo:margin-left="7.62cm"/>
        </style:list-level-properties>
      </text:list-level-style-number>
      <text:list-level-style-number text:level="9" text:style-name="ListLabel_20_27" style:num-format="1" text:display-levels="9">
        <style:list-level-properties text:list-level-position-and-space-mode="label-alignment">
          <style:list-level-label-alignment text:label-followed-by="listtab" text:list-tab-stop-position="9.271cm" fo:text-indent="-2.54cm" fo:margin-left="8.6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8"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fo:text-indent="-0.635cm" fo:margin-left="1.397cm"/>
        </style:list-level-properties>
      </text:list-level-style-number>
      <text:list-level-style-number text:level="3" text:style-name="ListLabel_20_30" style:num-format="1" text:display-levels="3">
        <style:list-level-properties text:list-level-position-and-space-mode="label-alignment">
          <style:list-level-label-alignment text:label-followed-by="listtab" fo:text-indent="-1.27cm" fo:margin-left="2.159cm"/>
        </style:list-level-properties>
      </text:list-level-style-number>
      <text:list-level-style-number text:level="4" text:style-name="ListLabel_20_31" style:num-format="1" text:display-levels="4">
        <style:list-level-properties text:list-level-position-and-space-mode="label-alignment">
          <style:list-level-label-alignment text:label-followed-by="listtab" fo:text-indent="-1.27cm" fo:margin-left="2.286cm"/>
        </style:list-level-properties>
      </text:list-level-style-number>
      <text:list-level-style-number text:level="5" text:style-name="ListLabel_20_32" style:num-format="1" text:display-levels="5">
        <style:list-level-properties text:list-level-position-and-space-mode="label-alignment">
          <style:list-level-label-alignment text:label-followed-by="listtab" fo:text-indent="-1.905cm" fo:margin-left="3.048cm"/>
        </style:list-level-properties>
      </text:list-level-style-number>
      <text:list-level-style-number text:level="6" text:style-name="ListLabel_20_33" style:num-format="1" text:display-levels="6">
        <style:list-level-properties text:list-level-position-and-space-mode="label-alignment">
          <style:list-level-label-alignment text:label-followed-by="listtab" fo:text-indent="-1.905cm" fo:margin-left="3.175cm"/>
        </style:list-level-properties>
      </text:list-level-style-number>
      <text:list-level-style-number text:level="7" text:style-name="ListLabel_20_34" style:num-format="1" text:display-levels="7">
        <style:list-level-properties text:list-level-position-and-space-mode="label-alignment">
          <style:list-level-label-alignment text:label-followed-by="listtab" fo:text-indent="-2.54cm" fo:margin-left="3.937cm"/>
        </style:list-level-properties>
      </text:list-level-style-number>
      <text:list-level-style-number text:level="8" text:style-name="ListLabel_20_35" style:num-format="1" text:display-levels="8">
        <style:list-level-properties text:list-level-position-and-space-mode="label-alignment">
          <style:list-level-label-alignment text:label-followed-by="listtab" fo:text-indent="-2.54cm" fo:margin-left="4.064cm"/>
        </style:list-level-properties>
      </text:list-level-style-number>
      <text:list-level-style-number text:level="9" text:style-name="ListLabel_20_36" style:num-format="1" text:display-levels="9">
        <style:list-level-properties text:list-level-position-and-space-mode="label-alignment">
          <style:list-level-label-alignment text:label-followed-by="listtab" fo:text-indent="-3.175cm" fo:margin-left="4.8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3.283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4.553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823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7.093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8.363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9.633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903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2.17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7" text:bullet-char="">
        <style:list-level-properties text:list-level-position-and-space-mode="label-alignment">
          <style:list-level-label-alignment text:label-followed-by="listtab" fo:text-indent="-0.635cm" fo:margin-left="3.283cm"/>
        </style:list-level-properties>
        <style:text-properties fo:font-family="'Arial Unicode MS'"/>
      </text:list-level-style-bullet>
      <text:list-level-style-bullet text:level="2" text:bullet-char="o">
        <style:list-level-properties text:list-level-position-and-space-mode="label-alignment">
          <style:list-level-label-alignment text:label-followed-by="listtab" fo:text-indent="-0.635cm" fo:margin-left="4.553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823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7.093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8.363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9.633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903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2.17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8" text:bullet-char="">
        <style:list-level-properties text:list-level-position-and-space-mode="label-alignment">
          <style:list-level-label-alignment text:label-followed-by="listtab" fo:text-indent="-0.635cm" fo:margin-left="3.283cm"/>
        </style:list-level-properties>
        <style:text-properties fo:font-family="'Arial Unicode MS'"/>
      </text:list-level-style-bullet>
      <text:list-level-style-bullet text:level="2" text:bullet-char="o">
        <style:list-level-properties text:list-level-position-and-space-mode="label-alignment">
          <style:list-level-label-alignment text:label-followed-by="listtab" fo:text-indent="-0.635cm" fo:margin-left="4.553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823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7.093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8.363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9.633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903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2.17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9" text:bullet-char="">
        <style:list-level-properties text:list-level-position-and-space-mode="label-alignment">
          <style:list-level-label-alignment text:label-followed-by="listtab" fo:text-indent="-0.635cm" fo:margin-left="3.283cm"/>
        </style:list-level-properties>
        <style:text-properties fo:font-family="'Arial Unicode MS'"/>
      </text:list-level-style-bullet>
      <text:list-level-style-bullet text:level="2" text:bullet-char="o">
        <style:list-level-properties text:list-level-position-and-space-mode="label-alignment">
          <style:list-level-label-alignment text:label-followed-by="listtab" fo:text-indent="-0.635cm" fo:margin-left="4.553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823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7.093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8.363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9.633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903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2.17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0" text:bullet-char="">
        <style:list-level-properties text:list-level-position-and-space-mode="label-alignment">
          <style:list-level-label-alignment text:label-followed-by="listtab" fo:text-indent="-0.635cm" fo:margin-left="3.283cm"/>
        </style:list-level-properties>
        <style:text-properties fo:font-family="'Arial Unicode MS'"/>
      </text:list-level-style-bullet>
      <text:list-level-style-bullet text:level="2" text:bullet-char="o">
        <style:list-level-properties text:list-level-position-and-space-mode="label-alignment">
          <style:list-level-label-alignment text:label-followed-by="listtab" fo:text-indent="-0.635cm" fo:margin-left="4.553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823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7.093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8.363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9.633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903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2.17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4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2" style:num-format="1" text:display-levels="2">
        <style:list-level-properties text:list-level-position-and-space-mode="label-alignment">
          <style:list-level-label-alignment text:label-followed-by="listtab" fo:text-indent="-0.635cm" fo:margin-left="1.397cm"/>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fo:text-indent="-1.27cm" fo:margin-left="2.159cm"/>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fo:text-indent="-1.27cm" fo:margin-left="2.286cm"/>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fo:text-indent="-1.905cm" fo:margin-left="3.048cm"/>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fo:text-indent="-1.905cm" fo:margin-left="3.175cm"/>
        </style:list-level-properties>
      </text:list-level-style-number>
      <text:list-level-style-number text:level="7" text:style-name="ListLabel_20_47" style:num-format="1" text:display-levels="7">
        <style:list-level-properties text:list-level-position-and-space-mode="label-alignment">
          <style:list-level-label-alignment text:label-followed-by="listtab" fo:text-indent="-2.54cm" fo:margin-left="3.937cm"/>
        </style:list-level-properties>
      </text:list-level-style-number>
      <text:list-level-style-number text:level="8" text:style-name="ListLabel_20_48" style:num-format="1" text:display-levels="8">
        <style:list-level-properties text:list-level-position-and-space-mode="label-alignment">
          <style:list-level-label-alignment text:label-followed-by="listtab" fo:text-indent="-2.54cm" fo:margin-left="4.064cm"/>
        </style:list-level-properties>
      </text:list-level-style-number>
      <text:list-level-style-number text:level="9" text:style-name="ListLabel_20_49" style:num-format="1" text:display-levels="9">
        <style:list-level-properties text:list-level-position-and-space-mode="label-alignment">
          <style:list-level-label-alignment text:label-followed-by="listtab" fo:text-indent="-3.175cm" fo:margin-left="4.8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5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51"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ListLabel_20_52"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ListLabel_20_53"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ListLabel_20_54"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ListLabel_20_55"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ListLabel_20_56"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ListLabel_20_57"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ListLabel_20_58"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59"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6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6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2" style:num-format="1" text:display-levels="2">
        <style:list-level-properties text:list-level-position-and-space-mode="label-alignment">
          <style:list-level-label-alignment text:label-followed-by="listtab" fo:text-indent="-0.635cm" fo:margin-left="1.397cm"/>
        </style:list-level-properties>
      </text:list-level-style-number>
      <text:list-level-style-number text:level="3" text:style-name="ListLabel_20_63" style:num-format="1" text:display-levels="3">
        <style:list-level-properties text:list-level-position-and-space-mode="label-alignment">
          <style:list-level-label-alignment text:label-followed-by="listtab" fo:text-indent="-1.27cm" fo:margin-left="2.159cm"/>
        </style:list-level-properties>
      </text:list-level-style-number>
      <text:list-level-style-number text:level="4" text:style-name="ListLabel_20_64" style:num-format="1" text:display-levels="4">
        <style:list-level-properties text:list-level-position-and-space-mode="label-alignment">
          <style:list-level-label-alignment text:label-followed-by="listtab" fo:text-indent="-1.27cm" fo:margin-left="2.286cm"/>
        </style:list-level-properties>
      </text:list-level-style-number>
      <text:list-level-style-number text:level="5" text:style-name="ListLabel_20_65" style:num-format="1" text:display-levels="5">
        <style:list-level-properties text:list-level-position-and-space-mode="label-alignment">
          <style:list-level-label-alignment text:label-followed-by="listtab" fo:text-indent="-1.905cm" fo:margin-left="3.048cm"/>
        </style:list-level-properties>
      </text:list-level-style-number>
      <text:list-level-style-number text:level="6" text:style-name="ListLabel_20_66" style:num-format="1" text:display-levels="6">
        <style:list-level-properties text:list-level-position-and-space-mode="label-alignment">
          <style:list-level-label-alignment text:label-followed-by="listtab" fo:text-indent="-1.905cm" fo:margin-left="3.175cm"/>
        </style:list-level-properties>
      </text:list-level-style-number>
      <text:list-level-style-number text:level="7" text:style-name="ListLabel_20_67" style:num-format="1" text:display-levels="7">
        <style:list-level-properties text:list-level-position-and-space-mode="label-alignment">
          <style:list-level-label-alignment text:label-followed-by="listtab" fo:text-indent="-2.54cm" fo:margin-left="3.937cm"/>
        </style:list-level-properties>
      </text:list-level-style-number>
      <text:list-level-style-number text:level="8" text:style-name="ListLabel_20_68" style:num-format="1" text:display-levels="8">
        <style:list-level-properties text:list-level-position-and-space-mode="label-alignment">
          <style:list-level-label-alignment text:label-followed-by="listtab" fo:text-indent="-2.54cm" fo:margin-left="4.064cm"/>
        </style:list-level-properties>
      </text:list-level-style-number>
      <text:list-level-style-number text:level="9" text:style-name="ListLabel_20_69" style:num-format="1" text:display-levels="9">
        <style:list-level-properties text:list-level-position-and-space-mode="label-alignment">
          <style:list-level-label-alignment text:label-followed-by="listtab" fo:text-indent="-3.175cm" fo:margin-left="4.8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7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1"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72"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73"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4"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5"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6"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7"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8"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79"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0"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1"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85"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86"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87"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88"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89"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90"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9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2"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3"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94"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95"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96"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97"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98"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99"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100"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101"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102"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13" style:family="table">
      <style:table-properties style:width="16.877cm" fo:margin-left="-0.123cm" fo:margin-top="0cm" fo:margin-bottom="0cm" table:align="left" style:writing-mode="lr-tb"/>
    </style:style>
    <style:style style:name="Tabla13.A" style:family="table-column">
      <style:table-column-properties style:column-width="2.875cm"/>
    </style:style>
    <style:style style:name="Tabla13.B" style:family="table-column">
      <style:table-column-properties style:column-width="5.75cm"/>
    </style:style>
    <style:style style:name="Tabla13.C" style:family="table-column">
      <style:table-column-properties style:column-width="2.249cm"/>
    </style:style>
    <style:style style:name="Tabla13.D" style:family="table-column">
      <style:table-column-properties style:column-width="6.001cm"/>
    </style:style>
    <style:style style:name="Tabla13.1" style:family="table-row">
      <style:table-row-properties fo:keep-together="auto"/>
    </style:style>
    <style:style style:name="Tabla13.A1" style:family="table-cell">
      <style:table-cell-properties fo:padding-left="0.123cm" fo:padding-right="0.123cm" fo:padding-top="0cm" fo:padding-bottom="0cm" fo:border="none"/>
    </style:style>
    <style:style style:name="Tabla15" style:family="table">
      <style:table-properties style:width="16.877cm" fo:margin-left="-0.123cm" fo:margin-top="0cm" fo:margin-bottom="0cm" table:align="left" style:writing-mode="lr-tb"/>
    </style:style>
    <style:style style:name="Tabla15.A" style:family="table-column">
      <style:table-column-properties style:column-width="2.875cm"/>
    </style:style>
    <style:style style:name="Tabla15.B" style:family="table-column">
      <style:table-column-properties style:column-width="5.75cm"/>
    </style:style>
    <style:style style:name="Tabla15.C" style:family="table-column">
      <style:table-column-properties style:column-width="2.249cm"/>
    </style:style>
    <style:style style:name="Tabla15.D" style:family="table-column">
      <style:table-column-properties style:column-width="6.001cm"/>
    </style:style>
    <style:style style:name="Tabla15.1" style:family="table-row">
      <style:table-row-properties fo:keep-together="auto"/>
    </style:style>
    <style:style style:name="Tabla15.A1" style:family="table-cell">
      <style:table-cell-properties fo:padding-left="0.123cm" fo:padding-right="0.123cm" fo:padding-top="0cm" fo:padding-bottom="0cm" fo:border="none"/>
    </style:style>
    <style:style style:name="MP1" style:family="paragraph">
      <loext:graphic-properties draw:fill="none"/>
    </style:style>
    <style:style style:name="MP2" style:family="paragraph">
      <loext:graphic-properties draw:fill="solid" draw:fill-color="#ffffff"/>
      <style:paragraph-properties fo:text-align="center"/>
    </style:style>
    <style:style style:name="MP3" style:family="paragraph" style:parent-style-name="Standard">
      <style:paragraph-properties fo:text-align="center" style:justify-single-word="false"/>
      <style:text-properties fo:font-size="9pt" style:font-size-asian="9pt" style:font-name-complex="Arial1" style:font-size-complex="9pt"/>
    </style:style>
    <style:style style:name="MP4" style:family="paragraph" style:parent-style-name="Standard">
      <style:paragraph-properties fo:text-align="center" style:justify-single-word="false"/>
    </style:style>
    <style:style style:name="MP5" style:family="paragraph" style:parent-style-name="Footer">
      <style:text-properties style:use-window-font-color="true"/>
    </style:style>
    <style:style style:name="MP6" style:family="paragraph" style:parent-style-name="Footer">
      <style:paragraph-properties>
        <style:tab-stops/>
      </style:paragraph-properties>
    </style:style>
    <style:style style:name="MP7" style:family="paragraph" style:parent-style-name="Header">
      <style:paragraph-properties fo:text-align="end" style:justify-single-word="false"/>
    </style:style>
    <style:style style:name="MP8" style:family="paragraph" style:parent-style-name="Header">
      <style:text-properties officeooo:rsid="001fb5bd" officeooo:paragraph-rsid="001fb5bd"/>
    </style:style>
    <style:style style:name="MT1" style:family="text">
      <style:text-properties fo:font-size="9pt" style:font-size-asian="9pt" style:font-name-complex="Arial1" style:font-size-complex="9pt"/>
    </style:style>
    <style:style style:name="MT2" style:family="text">
      <style:text-properties style:use-window-font-color="true" fo:font-size="9pt" fo:font-weight="normal" style:font-size-asian="9pt" style:font-weight-asian="normal" style:font-name-complex="Arial1" style:font-size-complex="9pt"/>
    </style:style>
    <style:style style:name="MT3" style:family="text">
      <style:text-properties style:use-window-font-color="true" fo:font-size="9pt" officeooo:rsid="001fb5bd" style:font-size-asian="9pt" style:font-name-complex="Arial1" style:font-size-complex="9pt"/>
    </style:style>
    <style:style style:name="MT4" style:family="text">
      <style:text-properties style:use-window-font-color="true" fo:font-size="9pt" style:font-size-asian="9pt" style:font-name-complex="Arial1" style:font-size-complex="9pt"/>
    </style:style>
    <style:style style:name="MT5" style:family="text">
      <style:text-properties style:use-window-font-color="true" fo:font-size="9pt" fo:language="es" fo:country="ES" fo:font-weight="normal" style:font-size-asian="9pt" style:font-weight-asian="normal" style:font-name-complex="Arial1" style:font-size-complex="9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cm" svg:stroke-color="#000000" draw:stroke-linejoin="round" svg:stroke-linecap="butt" draw:fill="none" draw:textarea-vertical-align="top" draw:auto-grow-height="false" fo:min-height="0.002cm" fo:min-width="16.616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cm" svg:stroke-color="#000000" draw:stroke-linejoin="round" svg:stroke-linecap="butt" draw:fill="solid" draw:fill-color="#ffffff" draw:textarea-horizontal-align="center" draw:textarea-vertical-align="top" draw:auto-grow-height="false"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0.951cm" fo:margin-bottom="1.169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5cm" fo:margin-left="0cm" fo:margin-right="0cm" fo:margin-bottom="1.45cm" style:dynamic-spacing="true"/>
      </style:header-style>
      <style:footer-style>
        <style:header-footer-properties fo:min-height="1.371cm" fo:margin-left="0cm" fo:margin-right="0cm" fo:margin-top="1.272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usage="right">
      <style:page-layout-properties fo:page-width="21.59cm" fo:page-height="27.94cm" style:num-format="1" style:paper-tray-name="[From printer settings]" style:print-orientation="portrait" fo:margin-top="0.951cm" fo:margin-bottom="1.169cm" fo:margin-left="2.54cm" fo:margin-right="2.54cm" fo:border="none" fo:padding="0cm" style:shadow="none" fo:background-color="transparent"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draw:fill="none" draw:fill-color="#729fcf" draw:secondary-fill-color="#729fcf" draw:fill-gradient-name="Gradient_20_1" draw:gradient-step-count="0" draw:fill-hatch-name="Hatching_20_91" draw:fill-hatch-solid="false" draw:fill-image-name="Bitmap_20_1"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draw:frame draw:style-name="Mfr1" draw:name="Imagen 2" text:anchor-type="char" svg:x="15.478cm" svg:y="0.028cm" svg:width="1.034cm" svg:height="1.252cm" draw:z-index="42"><draw:image xlink:href="Pictures/100002010000003D0000004ADDA6B97800F6A68F.png" xlink:type="simple" xlink:show="embed" xlink:actuate="onLoad" loext:mime-type="image/png"/></draw:frame><draw:custom-shape text:anchor-type="char" draw:z-index="14" draw:style-name="Mgr1" draw:text-style-name="MP1" svg:width="16.617cm" svg:height="0.003cm" svg:x="0.026cm" svg:y="1.402cm"><text:p/><draw:enhanced-geometry svg:viewBox="0 0 21600 21600" draw:type="mso-spt32" draw:enhanced-path="M 0 0 L 21600 21600 N"/></draw:custom-shape></text:p>
      </style:header>
      <style:footer>
        <text:p text:style-name="Standard"/>
        <text:p text:style-name="Standard"><draw:line text:anchor-type="char" draw:z-index="28" draw:style-name="Mgr2" draw:text-style-name="MP2" svg:x1="0cm" svg:y1="0.062cm" svg:x2="16.616cm" svg:y2="0.062cm"><text:p/></draw:line></text:p>
        <table:table table:name="Tabla13" table:style-name="Tabla13">
          <table:table-column table:style-name="Tabla13.A"/>
          <table:table-column table:style-name="Tabla13.B"/>
          <table:table-column table:style-name="Tabla13.C"/>
          <table:table-column table:style-name="Tabla13.D"/>
          <table:table-row table:style-name="Tabla13.1">
            <table:table-cell table:style-name="Tabla13.A1" office:value-type="string">
              <text:p text:style-name="MP7"><text:span text:style-name="MT2">Número: </text:span></text:p>
            </table:table-cell>
            <table:table-cell table:style-name="Tabla13.A1" office:value-type="string">
              <text:p text:style-name="Header"><text:span text:style-name="MT3">PAL</text:span><text:span text:style-name="MT4">-CM-PLANORG</text:span></text:p>
            </table:table-cell>
            <table:table-cell table:style-name="Tabla13.A1" office:value-type="string">
              <text:p text:style-name="MP7"><text:span text:style-name="MT2">Autor: </text:span></text:p>
            </table:table-cell>
            <table:table-cell table:style-name="Tabla13.A1" office:value-type="string">
              <text:p text:style-name="MP8"><text:span text:style-name="MT4">Alfonso López</text:span></text:p>
            </table:table-cell>
          </table:table-row>
          <table:table-row table:style-name="Tabla13.1">
            <table:table-cell table:style-name="Tabla13.A1" office:value-type="string">
              <text:p text:style-name="MP7"><text:span text:style-name="MT2">Versión/Revisión: </text:span></text:p>
            </table:table-cell>
            <table:table-cell table:style-name="Tabla13.A1" office:value-type="string">
              <text:p text:style-name="Header"><text:span text:style-name="MT4">v1.0rA</text:span></text:p>
            </table:table-cell>
            <table:table-cell table:style-name="Tabla13.A1" office:value-type="string">
              <text:p text:style-name="MP7"><text:span text:style-name="MT2">Aprobado: </text:span></text:p>
            </table:table-cell>
            <table:table-cell table:style-name="Tabla13.A1" office:value-type="string">
              <text:p text:style-name="Header"><text:span text:style-name="MT4"/></text:p>
            </table:table-cell>
          </table:table-row>
          <table:table-row table:style-name="Tabla13.1">
            <table:table-cell table:style-name="Tabla13.A1" office:value-type="string">
              <text:p text:style-name="MP7"><text:span text:style-name="MT5">Fecha: </text:span></text:p>
            </table:table-cell>
            <table:table-cell table:style-name="Tabla13.A1" office:value-type="string">
              <text:p text:style-name="Header"><text:span text:style-name="MT3">06</text:span><text:span text:style-name="MT4">-</text:span><text:span text:style-name="MT3">05</text:span><text:span text:style-name="MT4">-20</text:span><text:span text:style-name="MT3">21</text:span></text:p>
            </table:table-cell>
            <table:table-cell table:style-name="Tabla13.A1" office:value-type="string">
              <text:p text:style-name="MP7"><text:span text:style-name="MT2">Clasificación: </text:span></text:p>
            </table:table-cell>
            <table:table-cell table:style-name="Tabla13.A1" office:value-type="string">
              <text:p text:style-name="Header"><text:span text:style-name="MT4">INTERNO</text:span></text:p>
            </table:table-cell>
          </table:table-row>
        </table:table>
        <text:p text:style-name="MP3"/>
        <text:p text:style-name="MP4"><text:span text:style-name="MT1"><text:page-number text:select-page="current">14</text:page-number></text:span><text:span text:style-name="MT1">/</text:span><text:span text:style-name="MT1"><text:page-count>15</text:page-count></text:span></text:p>
        <text:p text:style-name="MP4"/>
        <text:p text:style-name="MP5"/>
      </style:footer>
    </style:master-page>
    <style:master-page style:name="First_20_Page" style:display-name="First Page" style:page-layout-name="Mpm2" style:next-style-name="Standard">
      <style:header>
        <text:p text:style-name="Header"><draw:frame draw:style-name="Mfr2" draw:name="Picture 28" text:anchor-type="char" svg:x="14.866cm" svg:y="1.002cm" svg:width="2.083cm" svg:height="1.512cm" draw:z-index="0"><draw:image xlink:href="Pictures/10000000000005FB00000457F6CE5F003D65632E.jpg" xlink:type="simple" xlink:show="embed" xlink:actuate="onLoad" loext:mime-type="image/jpeg"/><svg:desc>logoDoc</svg:desc></draw:frame><draw:custom-shape text:anchor-type="char" draw:z-index="0" draw:style-name="Mgr1" draw:text-style-name="MP1" svg:width="16.617cm" svg:height="0.003cm" svg:x="0.002cm" svg:y="1.693cm"><text:p/><draw:enhanced-geometry svg:viewBox="0 0 21600 21600" draw:type="mso-spt32" draw:enhanced-path="M 0 0 L 21600 21600 N"/></draw:custom-shape></text:p>
      </style:header>
      <style:footer>
        <text:p text:style-name="Standard"/>
        <text:p text:style-name="Standard"/>
        <text:p text:style-name="MP6"/>
        <text:p text:style-name="Footer"/>
        <text:p text:style-name="Footer"/>
      </style:footer>
    </style:master-page>
    <style:master-page style:name="Converted1" style:page-layout-name="Mpm3" style:next-style-name="Standard">
      <style:header>
        <text:p text:style-name="Header"><draw:custom-shape text:anchor-type="char" draw:z-index="43" draw:style-name="Mgr1" draw:text-style-name="MP1" svg:width="16.617cm" svg:height="0.003cm" svg:x="0.026cm" svg:y="1.402cm"><text:p/><draw:enhanced-geometry svg:viewBox="0 0 21600 21600" draw:type="mso-spt32" draw:enhanced-path="M 0 0 L 21600 21600 N"/></draw:custom-shape><draw:frame draw:style-name="Mfr1" text:anchor-type="char" svg:x="15.478cm" svg:y="0.028cm" svg:width="1.034cm" svg:height="1.252cm" draw:z-index="44"><draw:image xlink:href="Pictures/100002010000003D0000004ADDA6B97800F6A68F.png" xlink:type="simple" xlink:show="embed" xlink:actuate="onLoad" loext:mime-type="image/png"/></draw:frame></text:p>
      </style:header>
      <style:footer>
        <text:p text:style-name="Standard"/>
        <text:p text:style-name="Standard"><draw:line text:anchor-type="char" draw:z-index="45" draw:style-name="Mgr2" draw:text-style-name="MP2" svg:x1="0cm" svg:y1="0.062cm" svg:x2="16.616cm" svg:y2="0.062cm"><text:p/></draw:line></text:p>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office:value-type="string">
              <text:p text:style-name="MP7"><text:span text:style-name="MT2">Número: </text:span></text:p>
            </table:table-cell>
            <table:table-cell table:style-name="Tabla15.A1" office:value-type="string">
              <text:p text:style-name="Header"><text:span text:style-name="MT3">PAL</text:span><text:span text:style-name="MT4">-CM-PLANORG</text:span></text:p>
            </table:table-cell>
            <table:table-cell table:style-name="Tabla15.A1" office:value-type="string">
              <text:p text:style-name="MP7"><text:span text:style-name="MT2">Autor: </text:span></text:p>
            </table:table-cell>
            <table:table-cell table:style-name="Tabla15.A1" office:value-type="string">
              <text:p text:style-name="MP8"><text:span text:style-name="MT4">Alfonso López</text:span></text:p>
            </table:table-cell>
          </table:table-row>
          <table:table-row table:style-name="Tabla15.1">
            <table:table-cell table:style-name="Tabla15.A1" office:value-type="string">
              <text:p text:style-name="MP7"><text:span text:style-name="MT2">Versión/Revisión: </text:span></text:p>
            </table:table-cell>
            <table:table-cell table:style-name="Tabla15.A1" office:value-type="string">
              <text:p text:style-name="Header"><text:span text:style-name="MT4">v1.0rA</text:span></text:p>
            </table:table-cell>
            <table:table-cell table:style-name="Tabla15.A1" office:value-type="string">
              <text:p text:style-name="MP7"><text:span text:style-name="MT2">Aprobado: </text:span></text:p>
            </table:table-cell>
            <table:table-cell table:style-name="Tabla15.A1" office:value-type="string">
              <text:p text:style-name="Header"><text:span text:style-name="MT4"/></text:p>
            </table:table-cell>
          </table:table-row>
          <table:table-row table:style-name="Tabla15.1">
            <table:table-cell table:style-name="Tabla15.A1" office:value-type="string">
              <text:p text:style-name="MP7"><text:span text:style-name="MT5">Fecha: </text:span></text:p>
            </table:table-cell>
            <table:table-cell table:style-name="Tabla15.A1" office:value-type="string">
              <text:p text:style-name="Header"><text:span text:style-name="MT3">06</text:span><text:span text:style-name="MT4">-</text:span><text:span text:style-name="MT3">05</text:span><text:span text:style-name="MT4">-20</text:span><text:span text:style-name="MT3">21</text:span></text:p>
            </table:table-cell>
            <table:table-cell table:style-name="Tabla15.A1" office:value-type="string">
              <text:p text:style-name="MP7"><text:span text:style-name="MT2">Clasificación: </text:span></text:p>
            </table:table-cell>
            <table:table-cell table:style-name="Tabla15.A1" office:value-type="string">
              <text:p text:style-name="Header"><text:span text:style-name="MT4">INTERNO</text:span></text:p>
            </table:table-cell>
          </table:table-row>
        </table:table>
        <text:p text:style-name="MP3"/>
        <text:p text:style-name="MP4"><text:span text:style-name="MT1"><text:page-number text:select-page="current">1</text:page-number></text:span><text:span text:style-name="MT1">/</text:span><text:span text:style-name="MT1"><text:page-count>15</text:page-count></text:span></text:p>
        <text:p text:style-name="MP4"/>
        <text:p text:style-name="MP5"/>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rocesoMejoraOrganizacionalProcesos</dc:title>
    <meta:initial-creator>mhurtado</meta:initial-creator>
    <meta:editing-cycles>17</meta:editing-cycles>
    <meta:print-date>2013-04-06T03:56:00</meta:print-date>
    <meta:creation-date>2009-11-09T04:27:00</meta:creation-date>
    <dc:date>2021-05-06T04:03:30.146146766</dc:date>
    <meta:editing-duration>PT3H40M40S</meta:editing-duration>
    <meta:generator>LibreOffice/6.4.7.2$Linux_X86_64 LibreOffice_project/40$Build-2</meta:generator>
    <meta:document-statistic meta:table-count="15" meta:image-count="3" meta:object-count="0" meta:page-count="15" meta:paragraph-count="400" meta:word-count="3219" meta:character-count="21213" meta:non-whitespace-character-count="18453"/>
    <meta:user-defined meta:name="AppVersion">15.0000</meta:user-defined>
    <meta:user-defined meta:name="Company">Dextra Technologies</meta:user-defined>
    <meta:user-defined meta:name="ContentTypeId">0x0101009BCDFC6F55A0FF4793C7B147E7E4632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lantilla_Proceso" xlink:href=""/>
  </office:meta>
</office:document-meta>
</file>